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38.08mm"/>
    </style:style>
    <style:style style:name="ro1" style:family="table-row">
      <style:table-row-properties style:row-height="25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52mm" fo:break-before="auto" style:use-optimal-row-height="true"/>
    </style:style>
    <style:style style:name="ro4" style:family="table-row">
      <style:table-row-properties style:row-height="25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fo:background-color="transparent"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rotation-angle="27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7" style:family="table-cell" style:parent-style-name="Default" style:data-style-name="N20000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</style:style>
    <style:style style:name="ce9" style:family="table-cell" style:parent-style-name="Default" style:data-style-name="N10002">
      <style:table-cell-properties style:rotation-angle="271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font-weight="bold" style:font-weight-asian="bold" style:font-weight-complex="bold"/>
    </style:style>
    <style:style style:name="ce11" style:family="table-cell" style:parent-style-name="Default">
      <style:table-cell-properties style:rotation-angle="271"/>
    </style:style>
    <style:style style:name="ce12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3">
      <style:table-cell-properties fo:border="0.06pt solid #000000"/>
    </style:style>
    <style:style style:name="ce17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8" style:family="table-cell" style:parent-style-name="Default" style:data-style-name="N3">
      <style:table-cell-properties fo:border="none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Normal" table:style-name="ta1">
        <table:shapes>
          <draw:frame draw:z-index="0" draw:style-name="gr1" draw:text-style-name="P1" svg:width="159.99mm" svg:height="89.99mm" svg:x="293.46mm" svg:y="62.57mm">
            <loext:p draw:notify-on-update-of-ranges="VNormal.B1:VNormal.B1 VNormal.B2:VNormal.B113 VNormal.C1:VNormal.C1 VNormal.C2:VNormal.C113 VNormal.D1:VNormal.D1 VNormal.D2:VNormal.D113 VNormal.E1:VNormal.E1 VNormal.E2:VNormal.E113 VNormal.F1:VNormal.F1 VNormal.F2:VNormal.F113 VNormal.G1:VNormal.G1 VNormal.G2:VNormal.G113 VNormal.H1:VNormal.H1 VNormal.H2:VNormal.H113 VNormal.I1:VNormal.I1 VNormal.I2:VNormal.I113 VNormal.J1:VNormal.J1 VNormal.J2:VNormal.J113 VNormal.K1:VNormal.K1 VNormal.K2:VNormal.K113 VNormal.L1:VNormal.L1 VNormal.L2:VNormal.L113 VNormal.M1:VNormal.M1 VNormal.M2:VNormal.M113 VNormal.N1:VNormal.N1 VNormal.N2:VNormal.N113 VNormal.O1:VNormal.O1 VNormal.O2:VNormal.O113 VNormal.P1:VNormal.P1 VNormal.P2:VNormal.P113 VNormal.Q1:VNormal.Q1 VNormal.Q2:VNormal.Q113 VNormal.R1:VNormal.R1 VNormal.R2:VNormal.R113 VNormal.S1:VNormal.S1 VNormal.S2:VNormal.S113 VNormal.T1:VNormal.T1 VNormal.T2:VNormal.T113 VNormal.U1:VNormal.U1 VNormal.U2:VNormal.U113 VNormal.V1:VNormal.V1 VNormal.V2:VNormal.V113 VNormal.W1:VNormal.W1 VNormal.W2:VNormal.W113 VNormal.X1:VNormal.X1 VNormal.X2:VNormal.X113 VNormal.Y1:VNormal.Y1 VNormal.Y2:VNormal.Y113 VNormal.Z1:VNormal.Z1 VNormal.Z2:VNormal.Z113 VNormal.AA1:VNormal.AA1 VNormal.AA2:VNormal.AA113 VNormal.AB1:VNormal.AB1 VNormal.AB2:VNormal.AB113 VNormal.AC1:VNormal.AC1 VNormal.AC2:VNormal.AC113 VNormal.AD1:VNormal.AD1 VNormal.AD2:VNormal.AD113 VNormal.AE1:VNormal.AE1 VNormal.AE2:VNormal.AE113 VNormal.AF1:VNormal.AF1 VNormal.AF2:VNormal.AF113 VNormal.AG1:VNormal.AG1 VNormal.AG2:VNormal.AG113 VNormal.AH1:VNormal.AH1 VNormal.AH2:VNormal.AH113 VNormal.AI1:VNormal.AI1 VNormal.AI2:VNormal.AI1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85" table:default-cell-style-name="ce1"/>
        <table:table-row table:style-name="ro1">
          <table:table-cell table:number-columns-repeated="35"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/>
          <table:table-cell table:style-name="ce5"/>
          <table:table-cell table:number-columns-repeated="985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8:.AI48])" office:value-type="string" office:string-value="" calcext:value-type="error">
            <text:p>#DIV/0!</text:p>
          </table:table-cell>
          <table:table-cell table:formula="of:=STDEVPA([.B48:.AI4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9:.AI49])" office:value-type="string" office:string-value="" calcext:value-type="error">
            <text:p>#DIV/0!</text:p>
          </table:table-cell>
          <table:table-cell table:formula="of:=STDEVPA([.B49:.AI4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0:.AI50])" office:value-type="string" office:string-value="" calcext:value-type="error">
            <text:p>#DIV/0!</text:p>
          </table:table-cell>
          <table:table-cell table:formula="of:=STDEVPA([.B50:.AI5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1:.AI51])" office:value-type="string" office:string-value="" calcext:value-type="error">
            <text:p>#DIV/0!</text:p>
          </table:table-cell>
          <table:table-cell table:formula="of:=STDEVPA([.B51:.AI5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2:.AI52])" office:value-type="string" office:string-value="" calcext:value-type="error">
            <text:p>#DIV/0!</text:p>
          </table:table-cell>
          <table:table-cell table:formula="of:=STDEVPA([.B52:.AI5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3:.AI53])" office:value-type="string" office:string-value="" calcext:value-type="error">
            <text:p>#DIV/0!</text:p>
          </table:table-cell>
          <table:table-cell table:formula="of:=STDEVPA([.B53:.AI5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4:.AI54])" office:value-type="string" office:string-value="" calcext:value-type="error">
            <text:p>#DIV/0!</text:p>
          </table:table-cell>
          <table:table-cell table:formula="of:=STDEVPA([.B54:.AI5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5:.AI55])" office:value-type="string" office:string-value="" calcext:value-type="error">
            <text:p>#DIV/0!</text:p>
          </table:table-cell>
          <table:table-cell table:formula="of:=STDEVPA([.B55:.AI5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6:.AI56])" office:value-type="string" office:string-value="" calcext:value-type="error">
            <text:p>#DIV/0!</text:p>
          </table:table-cell>
          <table:table-cell table:formula="of:=STDEVPA([.B56:.AI5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7:.AI57])" office:value-type="string" office:string-value="" calcext:value-type="error">
            <text:p>#DIV/0!</text:p>
          </table:table-cell>
          <table:table-cell table:formula="of:=STDEVPA([.B57:.AI5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8:.AI58])" office:value-type="string" office:string-value="" calcext:value-type="error">
            <text:p>#DIV/0!</text:p>
          </table:table-cell>
          <table:table-cell table:formula="of:=STDEVPA([.B58:.AI5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9:.AI59])" office:value-type="string" office:string-value="" calcext:value-type="error">
            <text:p>#DIV/0!</text:p>
          </table:table-cell>
          <table:table-cell table:formula="of:=STDEVPA([.B59:.AI5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0:.AI60])" office:value-type="string" office:string-value="" calcext:value-type="error">
            <text:p>#DIV/0!</text:p>
          </table:table-cell>
          <table:table-cell table:formula="of:=STDEVPA([.B60:.AI6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1:.AI61])" office:value-type="string" office:string-value="" calcext:value-type="error">
            <text:p>#DIV/0!</text:p>
          </table:table-cell>
          <table:table-cell table:formula="of:=STDEVPA([.B61:.AI6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2:.AI62])" office:value-type="string" office:string-value="" calcext:value-type="error">
            <text:p>#DIV/0!</text:p>
          </table:table-cell>
          <table:table-cell table:formula="of:=STDEVPA([.B62:.AI6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3:.AI63])" office:value-type="string" office:string-value="" calcext:value-type="error">
            <text:p>#DIV/0!</text:p>
          </table:table-cell>
          <table:table-cell table:formula="of:=STDEVPA([.B63:.AI6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4:.AI64])" office:value-type="string" office:string-value="" calcext:value-type="error">
            <text:p>#DIV/0!</text:p>
          </table:table-cell>
          <table:table-cell table:formula="of:=STDEVPA([.B64:.AI6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5:.AI65])" office:value-type="string" office:string-value="" calcext:value-type="error">
            <text:p>#DIV/0!</text:p>
          </table:table-cell>
          <table:table-cell table:formula="of:=STDEVPA([.B65:.AI6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6:.AI66])" office:value-type="string" office:string-value="" calcext:value-type="error">
            <text:p>#DIV/0!</text:p>
          </table:table-cell>
          <table:table-cell table:formula="of:=STDEVPA([.B66:.AI6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7:.AI67])" office:value-type="string" office:string-value="" calcext:value-type="error">
            <text:p>#DIV/0!</text:p>
          </table:table-cell>
          <table:table-cell table:formula="of:=STDEVPA([.B67:.AI6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8:.AI68])" office:value-type="string" office:string-value="" calcext:value-type="error">
            <text:p>#DIV/0!</text:p>
          </table:table-cell>
          <table:table-cell table:formula="of:=STDEVPA([.B68:.AI6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9:.AI69])" office:value-type="string" office:string-value="" calcext:value-type="error">
            <text:p>#DIV/0!</text:p>
          </table:table-cell>
          <table:table-cell table:formula="of:=STDEVPA([.B69:.AI6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0:.AI70])" office:value-type="string" office:string-value="" calcext:value-type="error">
            <text:p>#DIV/0!</text:p>
          </table:table-cell>
          <table:table-cell table:formula="of:=STDEVPA([.B70:.AI7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1:.AI71])" office:value-type="string" office:string-value="" calcext:value-type="error">
            <text:p>#DIV/0!</text:p>
          </table:table-cell>
          <table:table-cell table:formula="of:=STDEVPA([.B71:.AI7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2:.AI72])" office:value-type="string" office:string-value="" calcext:value-type="error">
            <text:p>#DIV/0!</text:p>
          </table:table-cell>
          <table:table-cell table:formula="of:=STDEVPA([.B72:.AI7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3:.AI73])" office:value-type="string" office:string-value="" calcext:value-type="error">
            <text:p>#DIV/0!</text:p>
          </table:table-cell>
          <table:table-cell table:formula="of:=STDEVPA([.B73:.AI7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4:.AI74])" office:value-type="string" office:string-value="" calcext:value-type="error">
            <text:p>#DIV/0!</text:p>
          </table:table-cell>
          <table:table-cell table:formula="of:=STDEVPA([.B74:.AI7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5:.AI75])" office:value-type="string" office:string-value="" calcext:value-type="error">
            <text:p>#DIV/0!</text:p>
          </table:table-cell>
          <table:table-cell table:formula="of:=STDEVPA([.B75:.AI7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6:.AI76])" office:value-type="string" office:string-value="" calcext:value-type="error">
            <text:p>#DIV/0!</text:p>
          </table:table-cell>
          <table:table-cell table:formula="of:=STDEVPA([.B76:.AI7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7:.AI77])" office:value-type="string" office:string-value="" calcext:value-type="error">
            <text:p>#DIV/0!</text:p>
          </table:table-cell>
          <table:table-cell table:formula="of:=STDEVPA([.B77:.AI7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8:.AI78])" office:value-type="string" office:string-value="" calcext:value-type="error">
            <text:p>#DIV/0!</text:p>
          </table:table-cell>
          <table:table-cell table:formula="of:=STDEVPA([.B78:.AI7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9:.AI79])" office:value-type="string" office:string-value="" calcext:value-type="error">
            <text:p>#DIV/0!</text:p>
          </table:table-cell>
          <table:table-cell table:formula="of:=STDEVPA([.B79:.AI7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0:.AI80])" office:value-type="string" office:string-value="" calcext:value-type="error">
            <text:p>#DIV/0!</text:p>
          </table:table-cell>
          <table:table-cell table:formula="of:=STDEVPA([.B80:.AI8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1:.AI81])" office:value-type="string" office:string-value="" calcext:value-type="error">
            <text:p>#DIV/0!</text:p>
          </table:table-cell>
          <table:table-cell table:formula="of:=STDEVPA([.B81:.AI8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2:.AI82])" office:value-type="string" office:string-value="" calcext:value-type="error">
            <text:p>#DIV/0!</text:p>
          </table:table-cell>
          <table:table-cell table:formula="of:=STDEVPA([.B82:.AI8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3:.AI83])" office:value-type="string" office:string-value="" calcext:value-type="error">
            <text:p>#DIV/0!</text:p>
          </table:table-cell>
          <table:table-cell table:formula="of:=STDEVPA([.B83:.AI8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4:.AI84])" office:value-type="string" office:string-value="" calcext:value-type="error">
            <text:p>#DIV/0!</text:p>
          </table:table-cell>
          <table:table-cell table:formula="of:=STDEVPA([.B84:.AI8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5:.AI85])" office:value-type="string" office:string-value="" calcext:value-type="error">
            <text:p>#DIV/0!</text:p>
          </table:table-cell>
          <table:table-cell table:formula="of:=STDEVPA([.B85:.AI8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6:.AI86])" office:value-type="string" office:string-value="" calcext:value-type="error">
            <text:p>#DIV/0!</text:p>
          </table:table-cell>
          <table:table-cell table:formula="of:=STDEVPA([.B86:.AI8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7:.AI87])" office:value-type="string" office:string-value="" calcext:value-type="error">
            <text:p>#DIV/0!</text:p>
          </table:table-cell>
          <table:table-cell table:formula="of:=STDEVPA([.B87:.AI8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8:.AI88])" office:value-type="string" office:string-value="" calcext:value-type="error">
            <text:p>#DIV/0!</text:p>
          </table:table-cell>
          <table:table-cell table:formula="of:=STDEVPA([.B88:.AI8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9:.AI89])" office:value-type="string" office:string-value="" calcext:value-type="error">
            <text:p>#DIV/0!</text:p>
          </table:table-cell>
          <table:table-cell table:formula="of:=STDEVPA([.B89:.AI8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0:.AI90])" office:value-type="string" office:string-value="" calcext:value-type="error">
            <text:p>#DIV/0!</text:p>
          </table:table-cell>
          <table:table-cell table:formula="of:=STDEVPA([.B90:.AI9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1:.AI91])" office:value-type="string" office:string-value="" calcext:value-type="error">
            <text:p>#DIV/0!</text:p>
          </table:table-cell>
          <table:table-cell table:formula="of:=STDEVPA([.B91:.AI9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2:.AI92])" office:value-type="string" office:string-value="" calcext:value-type="error">
            <text:p>#DIV/0!</text:p>
          </table:table-cell>
          <table:table-cell table:formula="of:=STDEVPA([.B92:.AI9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3:.AI93])" office:value-type="string" office:string-value="" calcext:value-type="error">
            <text:p>#DIV/0!</text:p>
          </table:table-cell>
          <table:table-cell table:formula="of:=STDEVPA([.B93:.AI9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4:.AI94])" office:value-type="string" office:string-value="" calcext:value-type="error">
            <text:p>#DIV/0!</text:p>
          </table:table-cell>
          <table:table-cell table:formula="of:=STDEVPA([.B94:.AI9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5:.AI95])" office:value-type="string" office:string-value="" calcext:value-type="error">
            <text:p>#DIV/0!</text:p>
          </table:table-cell>
          <table:table-cell table:formula="of:=STDEVPA([.B95:.AI9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6:.AI96])" office:value-type="string" office:string-value="" calcext:value-type="error">
            <text:p>#DIV/0!</text:p>
          </table:table-cell>
          <table:table-cell table:formula="of:=STDEVPA([.B96:.AI9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7:.AI97])" office:value-type="string" office:string-value="" calcext:value-type="error">
            <text:p>#DIV/0!</text:p>
          </table:table-cell>
          <table:table-cell table:formula="of:=STDEVPA([.B97:.AI9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8:.AI98])" office:value-type="string" office:string-value="" calcext:value-type="error">
            <text:p>#DIV/0!</text:p>
          </table:table-cell>
          <table:table-cell table:formula="of:=STDEVPA([.B98:.AI9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9:.AI99])" office:value-type="string" office:string-value="" calcext:value-type="error">
            <text:p>#DIV/0!</text:p>
          </table:table-cell>
          <table:table-cell table:formula="of:=STDEVPA([.B99:.AI9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0:.AI100])" office:value-type="string" office:string-value="" calcext:value-type="error">
            <text:p>#DIV/0!</text:p>
          </table:table-cell>
          <table:table-cell table:formula="of:=STDEVPA([.B100:.AI10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1:.AI101])" office:value-type="string" office:string-value="" calcext:value-type="error">
            <text:p>#DIV/0!</text:p>
          </table:table-cell>
          <table:table-cell table:formula="of:=STDEVPA([.B101:.AI10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2:.AI102])" office:value-type="string" office:string-value="" calcext:value-type="error">
            <text:p>#DIV/0!</text:p>
          </table:table-cell>
          <table:table-cell table:formula="of:=STDEVPA([.B102:.AI10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3:.AI103])" office:value-type="string" office:string-value="" calcext:value-type="error">
            <text:p>#DIV/0!</text:p>
          </table:table-cell>
          <table:table-cell table:formula="of:=STDEVPA([.B103:.AI10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4:.AI104])" office:value-type="string" office:string-value="" calcext:value-type="error">
            <text:p>#DIV/0!</text:p>
          </table:table-cell>
          <table:table-cell table:formula="of:=STDEVPA([.B104:.AI10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5:.AI105])" office:value-type="string" office:string-value="" calcext:value-type="error">
            <text:p>#DIV/0!</text:p>
          </table:table-cell>
          <table:table-cell table:formula="of:=STDEVPA([.B105:.AI10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6:.AI106])" office:value-type="string" office:string-value="" calcext:value-type="error">
            <text:p>#DIV/0!</text:p>
          </table:table-cell>
          <table:table-cell table:formula="of:=STDEVPA([.B106:.AI10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7:.AI107])" office:value-type="string" office:string-value="" calcext:value-type="error">
            <text:p>#DIV/0!</text:p>
          </table:table-cell>
          <table:table-cell table:formula="of:=STDEVPA([.B107:.AI10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8:.AI108])" office:value-type="string" office:string-value="" calcext:value-type="error">
            <text:p>#DIV/0!</text:p>
          </table:table-cell>
          <table:table-cell table:formula="of:=STDEVPA([.B108:.AI10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9:.AI109])" office:value-type="string" office:string-value="" calcext:value-type="error">
            <text:p>#DIV/0!</text:p>
          </table:table-cell>
          <table:table-cell table:formula="of:=STDEVPA([.B109:.AI10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0:.AI110])" office:value-type="string" office:string-value="" calcext:value-type="error">
            <text:p>#DIV/0!</text:p>
          </table:table-cell>
          <table:table-cell table:formula="of:=STDEVPA([.B110:.AI1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1:.AI111])" office:value-type="string" office:string-value="" calcext:value-type="error">
            <text:p>#DIV/0!</text:p>
          </table:table-cell>
          <table:table-cell table:formula="of:=STDEVPA([.B111:.AI1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2:.AI112])" office:value-type="string" office:string-value="" calcext:value-type="error">
            <text:p>#DIV/0!</text:p>
          </table:table-cell>
          <table:table-cell table:formula="of:=STDEVPA([.B112:.AI1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3:.AI113])" office:value-type="string" office:string-value="" calcext:value-type="error">
            <text:p>#DIV/0!</text:p>
          </table:table-cell>
          <table:table-cell table:formula="of:=STDEVPA([.B113:.AI1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rmal" table:style-name="ta1">
        <table:shapes>
          <draw:frame draw:z-index="0" draw:style-name="gr1" draw:text-style-name="P1" svg:width="159.99mm" svg:height="89.99mm" svg:x="311.41mm" svg:y="43.89mm">
            <loext:p draw:notify-on-update-of-ranges="ANormal.B1:ANormal.B1 ANormal.B2:ANormal.B118 ANormal.C1:ANormal.C1 ANormal.C2:ANormal.C118 ANormal.D1:ANormal.D1 ANormal.D2:ANormal.D118 ANormal.E1:ANormal.E1 ANormal.E2:ANormal.E118 ANormal.F1:ANormal.F1 ANormal.F2:ANormal.F118 ANormal.G1:ANormal.G1 ANormal.G2:ANormal.G118 ANormal.H1:ANormal.H1 ANormal.H2:ANormal.H118 ANormal.I1:ANormal.I1 ANormal.I2:ANormal.I118 ANormal.J1:ANormal.J1 ANormal.J2:ANormal.J118 ANormal.K1:ANormal.K1 ANormal.K2:ANormal.K118 ANormal.L1:ANormal.L1 ANormal.L2:ANormal.L118 ANormal.M1:ANormal.M1 ANormal.M2:ANormal.M118 ANormal.N1:ANormal.N1 ANormal.N2:ANormal.N118 ANormal.O1:ANormal.O1 ANormal.O2:ANormal.O118 ANormal.P1:ANormal.P1 ANormal.P2:ANormal.P118 ANormal.Q1:ANormal.Q1 ANormal.Q2:ANormal.Q118 ANormal.R1:ANormal.R1 ANormal.R2:ANormal.R118 ANormal.S1:ANormal.S1 ANormal.S2:ANormal.S118 ANormal.T1:ANormal.T1 ANormal.T2:ANormal.T118 ANormal.U1:ANormal.U1 ANormal.U2:ANormal.U118 ANormal.V1:ANormal.V1 ANormal.V2:ANormal.V118 ANormal.W1:ANormal.W1 ANormal.W2:ANormal.W118 ANormal.X1:ANormal.X1 ANormal.X2:ANormal.X118 ANormal.Y1:ANormal.Y1 ANormal.Y2:ANormal.Y118 ANormal.Z1:ANormal.Z1 ANormal.Z2:ANormal.Z118 ANormal.AA1:ANormal.AA1 ANormal.AA2:ANormal.AA118 ANormal.AB1:ANormal.AB1 ANormal.AB2:ANormal.AB118 ANormal.AC1:ANormal.AC1 ANormal.AC2:ANormal.AC118 ANormal.AD1:ANormal.AD1 ANormal.AD2:ANormal.AD118 ANormal.AE1:ANormal.AE1 ANormal.AE2:ANormal.AE118 ANormal.AF1:ANormal.AF1 ANormal.AF2:ANormal.AF118 ANormal.AG1:ANormal.AG1 ANormal.AG2:ANormal.AG118 ANormal.AH1:ANormal.AH1 ANormal.AH2:ANormal.AH118 ANormal.AI1:ANormal.AI1 ANormal.AI2:ANormal.AI1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3">
          <table:table-cell table:number-columns-repeated="35"/>
          <table:table-cell table:style-name="ce6" office:value-type="string" calcext:value-type="string">
            <text:p>mediaANormal</text:p>
          </table:table-cell>
          <table:table-cell table:style-name="ce6" office:value-type="string" calcext:value-type="string">
            <text:p>desvANormal</text:p>
          </table:table-cell>
          <table:table-cell table:style-name="ce8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8:.AI48])" office:value-type="string" office:string-value="" calcext:value-type="error">
            <text:p>#DIV/0!</text:p>
          </table:table-cell>
          <table:table-cell table:formula="of:=STDEVPA([.B48:.AI4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9:.AI49])" office:value-type="string" office:string-value="" calcext:value-type="error">
            <text:p>#DIV/0!</text:p>
          </table:table-cell>
          <table:table-cell table:formula="of:=STDEVPA([.B49:.AI4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0:.AI50])" office:value-type="string" office:string-value="" calcext:value-type="error">
            <text:p>#DIV/0!</text:p>
          </table:table-cell>
          <table:table-cell table:formula="of:=STDEVPA([.B50:.AI5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1:.AI51])" office:value-type="string" office:string-value="" calcext:value-type="error">
            <text:p>#DIV/0!</text:p>
          </table:table-cell>
          <table:table-cell table:formula="of:=STDEVPA([.B51:.AI5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2:.AI52])" office:value-type="string" office:string-value="" calcext:value-type="error">
            <text:p>#DIV/0!</text:p>
          </table:table-cell>
          <table:table-cell table:formula="of:=STDEVPA([.B52:.AI5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3:.AI53])" office:value-type="string" office:string-value="" calcext:value-type="error">
            <text:p>#DIV/0!</text:p>
          </table:table-cell>
          <table:table-cell table:formula="of:=STDEVPA([.B53:.AI5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4:.AI54])" office:value-type="string" office:string-value="" calcext:value-type="error">
            <text:p>#DIV/0!</text:p>
          </table:table-cell>
          <table:table-cell table:formula="of:=STDEVPA([.B54:.AI5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5:.AI55])" office:value-type="string" office:string-value="" calcext:value-type="error">
            <text:p>#DIV/0!</text:p>
          </table:table-cell>
          <table:table-cell table:formula="of:=STDEVPA([.B55:.AI5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6:.AI56])" office:value-type="string" office:string-value="" calcext:value-type="error">
            <text:p>#DIV/0!</text:p>
          </table:table-cell>
          <table:table-cell table:formula="of:=STDEVPA([.B56:.AI5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7:.AI57])" office:value-type="string" office:string-value="" calcext:value-type="error">
            <text:p>#DIV/0!</text:p>
          </table:table-cell>
          <table:table-cell table:formula="of:=STDEVPA([.B57:.AI5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8:.AI58])" office:value-type="string" office:string-value="" calcext:value-type="error">
            <text:p>#DIV/0!</text:p>
          </table:table-cell>
          <table:table-cell table:formula="of:=STDEVPA([.B58:.AI5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9:.AI59])" office:value-type="string" office:string-value="" calcext:value-type="error">
            <text:p>#DIV/0!</text:p>
          </table:table-cell>
          <table:table-cell table:formula="of:=STDEVPA([.B59:.AI5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0:.AI60])" office:value-type="string" office:string-value="" calcext:value-type="error">
            <text:p>#DIV/0!</text:p>
          </table:table-cell>
          <table:table-cell table:formula="of:=STDEVPA([.B60:.AI6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1:.AI61])" office:value-type="string" office:string-value="" calcext:value-type="error">
            <text:p>#DIV/0!</text:p>
          </table:table-cell>
          <table:table-cell table:formula="of:=STDEVPA([.B61:.AI6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2:.AI62])" office:value-type="string" office:string-value="" calcext:value-type="error">
            <text:p>#DIV/0!</text:p>
          </table:table-cell>
          <table:table-cell table:formula="of:=STDEVPA([.B62:.AI6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3:.AI63])" office:value-type="string" office:string-value="" calcext:value-type="error">
            <text:p>#DIV/0!</text:p>
          </table:table-cell>
          <table:table-cell table:formula="of:=STDEVPA([.B63:.AI6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4:.AI64])" office:value-type="string" office:string-value="" calcext:value-type="error">
            <text:p>#DIV/0!</text:p>
          </table:table-cell>
          <table:table-cell table:formula="of:=STDEVPA([.B64:.AI6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5:.AI65])" office:value-type="string" office:string-value="" calcext:value-type="error">
            <text:p>#DIV/0!</text:p>
          </table:table-cell>
          <table:table-cell table:formula="of:=STDEVPA([.B65:.AI6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6:.AI66])" office:value-type="string" office:string-value="" calcext:value-type="error">
            <text:p>#DIV/0!</text:p>
          </table:table-cell>
          <table:table-cell table:formula="of:=STDEVPA([.B66:.AI6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7:.AI67])" office:value-type="string" office:string-value="" calcext:value-type="error">
            <text:p>#DIV/0!</text:p>
          </table:table-cell>
          <table:table-cell table:formula="of:=STDEVPA([.B67:.AI6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8:.AI68])" office:value-type="string" office:string-value="" calcext:value-type="error">
            <text:p>#DIV/0!</text:p>
          </table:table-cell>
          <table:table-cell table:formula="of:=STDEVPA([.B68:.AI6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9:.AI69])" office:value-type="string" office:string-value="" calcext:value-type="error">
            <text:p>#DIV/0!</text:p>
          </table:table-cell>
          <table:table-cell table:formula="of:=STDEVPA([.B69:.AI6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0:.AI70])" office:value-type="string" office:string-value="" calcext:value-type="error">
            <text:p>#DIV/0!</text:p>
          </table:table-cell>
          <table:table-cell table:formula="of:=STDEVPA([.B70:.AI7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1:.AI71])" office:value-type="string" office:string-value="" calcext:value-type="error">
            <text:p>#DIV/0!</text:p>
          </table:table-cell>
          <table:table-cell table:formula="of:=STDEVPA([.B71:.AI7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2:.AI72])" office:value-type="string" office:string-value="" calcext:value-type="error">
            <text:p>#DIV/0!</text:p>
          </table:table-cell>
          <table:table-cell table:formula="of:=STDEVPA([.B72:.AI7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3:.AI73])" office:value-type="string" office:string-value="" calcext:value-type="error">
            <text:p>#DIV/0!</text:p>
          </table:table-cell>
          <table:table-cell table:formula="of:=STDEVPA([.B73:.AI7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4:.AI74])" office:value-type="string" office:string-value="" calcext:value-type="error">
            <text:p>#DIV/0!</text:p>
          </table:table-cell>
          <table:table-cell table:formula="of:=STDEVPA([.B74:.AI7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5:.AI75])" office:value-type="string" office:string-value="" calcext:value-type="error">
            <text:p>#DIV/0!</text:p>
          </table:table-cell>
          <table:table-cell table:formula="of:=STDEVPA([.B75:.AI7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6:.AI76])" office:value-type="string" office:string-value="" calcext:value-type="error">
            <text:p>#DIV/0!</text:p>
          </table:table-cell>
          <table:table-cell table:formula="of:=STDEVPA([.B76:.AI7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7:.AI77])" office:value-type="string" office:string-value="" calcext:value-type="error">
            <text:p>#DIV/0!</text:p>
          </table:table-cell>
          <table:table-cell table:formula="of:=STDEVPA([.B77:.AI7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8:.AI78])" office:value-type="string" office:string-value="" calcext:value-type="error">
            <text:p>#DIV/0!</text:p>
          </table:table-cell>
          <table:table-cell table:formula="of:=STDEVPA([.B78:.AI7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9:.AI79])" office:value-type="string" office:string-value="" calcext:value-type="error">
            <text:p>#DIV/0!</text:p>
          </table:table-cell>
          <table:table-cell table:formula="of:=STDEVPA([.B79:.AI7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0:.AI80])" office:value-type="string" office:string-value="" calcext:value-type="error">
            <text:p>#DIV/0!</text:p>
          </table:table-cell>
          <table:table-cell table:formula="of:=STDEVPA([.B80:.AI8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1:.AI81])" office:value-type="string" office:string-value="" calcext:value-type="error">
            <text:p>#DIV/0!</text:p>
          </table:table-cell>
          <table:table-cell table:formula="of:=STDEVPA([.B81:.AI8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2:.AI82])" office:value-type="string" office:string-value="" calcext:value-type="error">
            <text:p>#DIV/0!</text:p>
          </table:table-cell>
          <table:table-cell table:formula="of:=STDEVPA([.B82:.AI8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3:.AI83])" office:value-type="string" office:string-value="" calcext:value-type="error">
            <text:p>#DIV/0!</text:p>
          </table:table-cell>
          <table:table-cell table:formula="of:=STDEVPA([.B83:.AI8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4:.AI84])" office:value-type="string" office:string-value="" calcext:value-type="error">
            <text:p>#DIV/0!</text:p>
          </table:table-cell>
          <table:table-cell table:formula="of:=STDEVPA([.B84:.AI8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5:.AI85])" office:value-type="string" office:string-value="" calcext:value-type="error">
            <text:p>#DIV/0!</text:p>
          </table:table-cell>
          <table:table-cell table:formula="of:=STDEVPA([.B85:.AI8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6:.AI86])" office:value-type="string" office:string-value="" calcext:value-type="error">
            <text:p>#DIV/0!</text:p>
          </table:table-cell>
          <table:table-cell table:formula="of:=STDEVPA([.B86:.AI8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7:.AI87])" office:value-type="string" office:string-value="" calcext:value-type="error">
            <text:p>#DIV/0!</text:p>
          </table:table-cell>
          <table:table-cell table:formula="of:=STDEVPA([.B87:.AI8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8:.AI88])" office:value-type="string" office:string-value="" calcext:value-type="error">
            <text:p>#DIV/0!</text:p>
          </table:table-cell>
          <table:table-cell table:formula="of:=STDEVPA([.B88:.AI8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9:.AI89])" office:value-type="string" office:string-value="" calcext:value-type="error">
            <text:p>#DIV/0!</text:p>
          </table:table-cell>
          <table:table-cell table:formula="of:=STDEVPA([.B89:.AI8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0:.AI90])" office:value-type="string" office:string-value="" calcext:value-type="error">
            <text:p>#DIV/0!</text:p>
          </table:table-cell>
          <table:table-cell table:formula="of:=STDEVPA([.B90:.AI9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1:.AI91])" office:value-type="string" office:string-value="" calcext:value-type="error">
            <text:p>#DIV/0!</text:p>
          </table:table-cell>
          <table:table-cell table:formula="of:=STDEVPA([.B91:.AI9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2:.AI92])" office:value-type="string" office:string-value="" calcext:value-type="error">
            <text:p>#DIV/0!</text:p>
          </table:table-cell>
          <table:table-cell table:formula="of:=STDEVPA([.B92:.AI9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3:.AI93])" office:value-type="string" office:string-value="" calcext:value-type="error">
            <text:p>#DIV/0!</text:p>
          </table:table-cell>
          <table:table-cell table:formula="of:=STDEVPA([.B93:.AI9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4:.AI94])" office:value-type="string" office:string-value="" calcext:value-type="error">
            <text:p>#DIV/0!</text:p>
          </table:table-cell>
          <table:table-cell table:formula="of:=STDEVPA([.B94:.AI9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5:.AI95])" office:value-type="string" office:string-value="" calcext:value-type="error">
            <text:p>#DIV/0!</text:p>
          </table:table-cell>
          <table:table-cell table:formula="of:=STDEVPA([.B95:.AI9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6:.AI96])" office:value-type="string" office:string-value="" calcext:value-type="error">
            <text:p>#DIV/0!</text:p>
          </table:table-cell>
          <table:table-cell table:formula="of:=STDEVPA([.B96:.AI9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7:.AI97])" office:value-type="string" office:string-value="" calcext:value-type="error">
            <text:p>#DIV/0!</text:p>
          </table:table-cell>
          <table:table-cell table:formula="of:=STDEVPA([.B97:.AI9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8:.AI98])" office:value-type="string" office:string-value="" calcext:value-type="error">
            <text:p>#DIV/0!</text:p>
          </table:table-cell>
          <table:table-cell table:formula="of:=STDEVPA([.B98:.AI9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9:.AI99])" office:value-type="string" office:string-value="" calcext:value-type="error">
            <text:p>#DIV/0!</text:p>
          </table:table-cell>
          <table:table-cell table:formula="of:=STDEVPA([.B99:.AI9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0:.AI100])" office:value-type="string" office:string-value="" calcext:value-type="error">
            <text:p>#DIV/0!</text:p>
          </table:table-cell>
          <table:table-cell table:formula="of:=STDEVPA([.B100:.AI10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1:.AI101])" office:value-type="string" office:string-value="" calcext:value-type="error">
            <text:p>#DIV/0!</text:p>
          </table:table-cell>
          <table:table-cell table:formula="of:=STDEVPA([.B101:.AI10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2:.AI102])" office:value-type="string" office:string-value="" calcext:value-type="error">
            <text:p>#DIV/0!</text:p>
          </table:table-cell>
          <table:table-cell table:formula="of:=STDEVPA([.B102:.AI10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3:.AI103])" office:value-type="string" office:string-value="" calcext:value-type="error">
            <text:p>#DIV/0!</text:p>
          </table:table-cell>
          <table:table-cell table:formula="of:=STDEVPA([.B103:.AI10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4:.AI104])" office:value-type="string" office:string-value="" calcext:value-type="error">
            <text:p>#DIV/0!</text:p>
          </table:table-cell>
          <table:table-cell table:formula="of:=STDEVPA([.B104:.AI10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5:.AI105])" office:value-type="string" office:string-value="" calcext:value-type="error">
            <text:p>#DIV/0!</text:p>
          </table:table-cell>
          <table:table-cell table:formula="of:=STDEVPA([.B105:.AI10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6:.AI106])" office:value-type="string" office:string-value="" calcext:value-type="error">
            <text:p>#DIV/0!</text:p>
          </table:table-cell>
          <table:table-cell table:formula="of:=STDEVPA([.B106:.AI10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7:.AI107])" office:value-type="string" office:string-value="" calcext:value-type="error">
            <text:p>#DIV/0!</text:p>
          </table:table-cell>
          <table:table-cell table:formula="of:=STDEVPA([.B107:.AI10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8:.AI108])" office:value-type="string" office:string-value="" calcext:value-type="error">
            <text:p>#DIV/0!</text:p>
          </table:table-cell>
          <table:table-cell table:formula="of:=STDEVPA([.B108:.AI10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9:.AI109])" office:value-type="string" office:string-value="" calcext:value-type="error">
            <text:p>#DIV/0!</text:p>
          </table:table-cell>
          <table:table-cell table:formula="of:=STDEVPA([.B109:.AI10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0:.AI110])" office:value-type="string" office:string-value="" calcext:value-type="error">
            <text:p>#DIV/0!</text:p>
          </table:table-cell>
          <table:table-cell table:formula="of:=STDEVPA([.B110:.AI1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1:.AI111])" office:value-type="string" office:string-value="" calcext:value-type="error">
            <text:p>#DIV/0!</text:p>
          </table:table-cell>
          <table:table-cell table:formula="of:=STDEVPA([.B111:.AI1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2:.AI112])" office:value-type="string" office:string-value="" calcext:value-type="error">
            <text:p>#DIV/0!</text:p>
          </table:table-cell>
          <table:table-cell table:formula="of:=STDEVPA([.B112:.AI1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3:.AI113])" office:value-type="string" office:string-value="" calcext:value-type="error">
            <text:p>#DIV/0!</text:p>
          </table:table-cell>
          <table:table-cell table:formula="of:=STDEVPA([.B113:.AI1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4:.AI114])" office:value-type="string" office:string-value="" calcext:value-type="error">
            <text:p>#DIV/0!</text:p>
          </table:table-cell>
          <table:table-cell table:formula="of:=STDEVPA([.B114:.AI1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5:.AI115])" office:value-type="string" office:string-value="" calcext:value-type="error">
            <text:p>#DIV/0!</text:p>
          </table:table-cell>
          <table:table-cell table:formula="of:=STDEVPA([.B115:.AI1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6:.AI116])" office:value-type="string" office:string-value="" calcext:value-type="error">
            <text:p>#DIV/0!</text:p>
          </table:table-cell>
          <table:table-cell table:formula="of:=STDEVPA([.B116:.AI1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7:.AI117])" office:value-type="string" office:string-value="" calcext:value-type="error">
            <text:p>#DIV/0!</text:p>
          </table:table-cell>
          <table:table-cell table:formula="of:=STDEVPA([.B117:.AI1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shapes>
          <draw:frame draw:z-index="0" draw:style-name="gr1" draw:text-style-name="P1" svg:width="159.99mm" svg:height="89.99mm" svg:x="197.03mm" svg:y="42.46mm">
            <loext:p draw:notify-on-update-of-ranges="VAtaque.B1:VAtaque.B1 VAtaque.B2:VAtaque.B47 VAtaque.C1:VAtaque.C1 VAtaque.C2:VAtaque.C47 VAtaque.D1:VAtaque.D1 VAtaque.D2:VAtaque.D47 VAtaque.E1:VAtaque.E1 VAtaque.E2:VAtaque.E47 VAtaque.F1:VAtaque.F1 VAtaque.F2:VAtaque.F47 VAtaque.G1:VAtaque.G1 VAtaque.G2:VAtaque.G47 VAtaque.H1:VAtaque.H1 VAtaque.H2:VAtaque.H47 VAtaque.I1:VAtaque.I1 VAtaque.I2:VAtaque.I47 VAtaque.J1:VAtaque.J1 VAtaque.J2:VAtaque.J47 VAtaque.K1:VAtaque.K1 VAtaque.K2:VAtaque.K47 VAtaque.L1:VAtaque.L1 VAtaque.L2:VAtaque.L47 VAtaque.M1:VAtaque.M1 VAtaque.M2:VAtaque.M47 VAtaque.N1:VAtaque.N1 VAtaque.N2:VAtaque.N47 VAtaque.O1:VAtaque.O1 VAtaque.O2:VAtaque.O47 VAtaque.P1:VAtaque.P1 VAtaque.P2:VAtaque.P47 VAtaque.Q1:VAtaque.Q1 VAtaque.Q2:VAtaque.Q47 VAtaque.R1:VAtaque.R1 VAtaque.R2:VAtaque.R47 VAtaque.S1:VAtaque.S1 VAtaque.S2:VAtaque.S47 VAtaque.T1:VAtaque.T1 VAtaque.T2:VAtaque.T47 VAtaque.U1:VAtaque.U1 VAtaque.U2:VAtaque.U47 VAtaque.V1:VAtaque.V1 VAtaque.V2:VAtaque.V47 VAtaque.W1:VAtaque.W1 VAtaque.W2:VAtaque.W47 VAtaque.X1:VAtaque.X1 VAtaque.X2:VAtaque.X47 VAtaque.Y1:VAtaque.Y1 VAtaque.Y2:VAtaque.Y47 VAtaque.Z1:VAtaque.Z1 VAtaque.Z2:VAtaque.Z47 VAtaque.AA1:VAtaque.AA1 VAtaque.AA2:VAtaque.AA47 VAtaque.AB1:VAtaque.AB1 VAtaque.AB2:VAtaque.AB47 VAtaque.AC1:VAtaque.AC1 VAtaque.AC2:VAtaque.AC47 VAtaque.AD1:VAtaque.AD1 VAtaque.AD2:VAtaque.AD47 VAtaque.AE1:VAtaque.AE1 VAtaque.AE2:VAtaque.AE47 VAtaque.AF1:VAtaque.AF1 VAtaque.AF2:VAtaque.AF47 VAtaque.AG1:VAtaque.AG1 VAtaque.AG2:VAtaque.AG47 VAtaque.AH1:VAtaque.AH1 VAtaque.AH2:VAtaque.AH47 VAtaque.AI1:VAtaque.AI1 VAtaque.AI2:VAtaque.AI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host20eth0.pcap0stat0160425010071901.txt</text:p>
          </table:table-cell>
          <table:table-cell office:value-type="string" calcext:value-type="string">
            <text:p>host20eth0.pcap0stat0160425010100402.txt</text:p>
          </table:table-cell>
          <table:table-cell office:value-type="string" calcext:value-type="string">
            <text:p>host20eth0.pcap0stat0160425010125003.txt</text:p>
          </table:table-cell>
          <table:table-cell office:value-type="string" calcext:value-type="string">
            <text:p>host20eth0.pcap0stat0160425010153504.txt</text:p>
          </table:table-cell>
          <table:table-cell office:value-type="string" calcext:value-type="string">
            <text:p>host20eth0.pcap0stat0160425010182005.txt</text:p>
          </table:table-cell>
          <table:table-cell office:value-type="string" calcext:value-type="string">
            <text:p>host20eth0.pcap0stat0160425010210506.txt</text:p>
          </table:table-cell>
          <table:table-cell office:value-type="string" calcext:value-type="string">
            <text:p>host20eth0.pcap0stat0160425010235107.txt</text:p>
          </table:table-cell>
          <table:table-cell office:value-type="string" calcext:value-type="string">
            <text:p>host20eth0.pcap0stat0160425010263608.txt</text:p>
          </table:table-cell>
          <table:table-cell office:value-type="string" calcext:value-type="string">
            <text:p>host20eth0.pcap0stat0160425010292109.txt</text:p>
          </table:table-cell>
          <table:table-cell office:value-type="string" calcext:value-type="string">
            <text:p>host20eth0.pcap0stat01604250103207010.txt</text:p>
          </table:table-cell>
          <table:table-cell office:value-type="string" calcext:value-type="string">
            <text:p>host20eth0.pcap0stat01604250103452011.txt</text:p>
          </table:table-cell>
          <table:table-cell office:value-type="string" calcext:value-type="string">
            <text:p>host20eth0.pcap0stat01604250103738012.txt</text:p>
          </table:table-cell>
          <table:table-cell office:value-type="string" calcext:value-type="string">
            <text:p>host20eth0.pcap0stat01604250104023013.txt</text:p>
          </table:table-cell>
          <table:table-cell office:value-type="string" calcext:value-type="string">
            <text:p>host20eth0.pcap0stat01604250104310014.txt</text:p>
          </table:table-cell>
          <table:table-cell office:value-type="string" calcext:value-type="string">
            <text:p>host20eth0.pcap0stat01604250104556015.txt</text:p>
          </table:table-cell>
          <table:table-cell office:value-type="string" calcext:value-type="string">
            <text:p>host20eth0.pcap0stat01604250104842016.txt</text:p>
          </table:table-cell>
          <table:table-cell office:value-type="string" calcext:value-type="string">
            <text:p>host20eth0.pcap0stat01604250105127017.txt</text:p>
          </table:table-cell>
          <table:table-cell office:value-type="string" calcext:value-type="string">
            <text:p>host20eth0.pcap0stat01604250105413018.txt</text:p>
          </table:table-cell>
          <table:table-cell office:value-type="string" calcext:value-type="string">
            <text:p>host20eth0.pcap0stat01604250105658019.txt</text:p>
          </table:table-cell>
          <table:table-cell office:value-type="string" calcext:value-type="string">
            <text:p>host20eth0.pcap0stat01604250105943020.txt</text:p>
          </table:table-cell>
          <table:table-cell office:value-type="string" calcext:value-type="string">
            <text:p>host20eth0.pcap0stat01604250110229021.txt</text:p>
          </table:table-cell>
          <table:table-cell office:value-type="string" calcext:value-type="string">
            <text:p>host20eth0.pcap0stat01604250110515022.txt</text:p>
          </table:table-cell>
          <table:table-cell office:value-type="string" calcext:value-type="string">
            <text:p>host20eth0.pcap0stat01604250110800023.txt</text:p>
          </table:table-cell>
          <table:table-cell office:value-type="string" calcext:value-type="string">
            <text:p>host20eth0.pcap0stat01604250111045024.txt</text:p>
          </table:table-cell>
          <table:table-cell office:value-type="string" calcext:value-type="string">
            <text:p>host20eth0.pcap0stat01604250111330025.txt</text:p>
          </table:table-cell>
          <table:table-cell office:value-type="string" calcext:value-type="string">
            <text:p>host20eth0.pcap0stat01604250111616026.txt</text:p>
          </table:table-cell>
          <table:table-cell office:value-type="string" calcext:value-type="string">
            <text:p>host20eth0.pcap0stat01604250111901027.txt</text:p>
          </table:table-cell>
          <table:table-cell office:value-type="string" calcext:value-type="string">
            <text:p>host20eth0.pcap0stat01604250112147028.txt</text:p>
          </table:table-cell>
          <table:table-cell office:value-type="string" calcext:value-type="string">
            <text:p>host20eth0.pcap0stat01604250112433029.txt</text:p>
          </table:table-cell>
          <table:table-cell office:value-type="string" calcext:value-type="string">
            <text:p>host20eth0.pcap0stat01604250112721030.txt</text:p>
          </table:table-cell>
          <table:table-cell office:value-type="string" calcext:value-type="string">
            <text:p>host20eth0.pcap0stat01604250113010031.txt</text:p>
          </table:table-cell>
          <table:table-cell office:value-type="string" calcext:value-type="string">
            <text:p>host20eth0.pcap0stat01604250113256032.txt</text:p>
          </table:table-cell>
          <table:table-cell office:value-type="string" calcext:value-type="string">
            <text:p>host20eth0.pcap0stat01604250113544033.txt</text:p>
          </table:table-cell>
          <table:table-cell/>
          <table:table-cell table:style-name="ce6" office:value-type="string" calcext:value-type="string">
            <text:p>mediaVAtaque</text:p>
          </table:table-cell>
          <table:table-cell table:style-name="ce6" office:value-type="string" calcext:value-type="string">
            <text:p>desvVAtaque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:.AI2])" office:value-type="float" office:value="57.8181818181818" calcext:value-type="float">
            <text:p>57.8181818182</text:p>
          </table:table-cell>
          <table:table-cell table:formula="of:=STDEVPA([.B2:.AI2])" office:value-type="float" office:value="107.282254327843" calcext:value-type="float">
            <text:p>107.2822543278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54" calcext:value-type="float">
            <text:p>54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AVERAGE([.B3:.AI3])" office:value-type="float" office:value="90.3636363636364" calcext:value-type="float">
            <text:p>90.3636363636</text:p>
          </table:table-cell>
          <table:table-cell table:formula="of:=STDEVPA([.B3:.AI3])" office:value-type="float" office:value="87.7799653340646" calcext:value-type="float">
            <text:p>87.7799653341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4:.AI4])" office:value-type="float" office:value="247.848484848485" calcext:value-type="float">
            <text:p>247.8484848485</text:p>
          </table:table-cell>
          <table:table-cell table:formula="of:=STDEVPA([.B4:.AI4])" office:value-type="float" office:value="10.8854120121387" calcext:value-type="float">
            <text:p>10.8854120121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5:.AI5])" office:value-type="float" office:value="237.909090909091" calcext:value-type="float">
            <text:p>237.9090909091</text:p>
          </table:table-cell>
          <table:table-cell table:formula="of:=STDEVPA([.B5:.AI5])" office:value-type="float" office:value="1.05496334457753" calcext:value-type="float">
            <text:p>1.0549633446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6:.AI6])" office:value-type="float" office:value="237.727272727273" calcext:value-type="float">
            <text:p>237.7272727273</text:p>
          </table:table-cell>
          <table:table-cell table:formula="of:=STDEVPA([.B6:.AI6])" office:value-type="float" office:value="1.21287855128421" calcext:value-type="float">
            <text:p>1.2128785513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7:.AI7])" office:value-type="float" office:value="237.454545454545" calcext:value-type="float">
            <text:p>237.4545454545</text:p>
          </table:table-cell>
          <table:table-cell table:formula="of:=STDEVPA([.B7:.AI7])" office:value-type="float" office:value="1.18298310884504" calcext:value-type="float">
            <text:p>1.1829831088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8:.AI8])" office:value-type="float" office:value="237.727272727273" calcext:value-type="float">
            <text:p>237.7272727273</text:p>
          </table:table-cell>
          <table:table-cell table:formula="of:=STDEVPA([.B8:.AI8])" office:value-type="float" office:value="1.05234880934457" calcext:value-type="float">
            <text:p>1.0523488093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AVERAGE([.B9:.AI9])" office:value-type="float" office:value="238.484848484848" calcext:value-type="float">
            <text:p>238.4848484848</text:p>
          </table:table-cell>
          <table:table-cell table:formula="of:=STDEVPA([.B9:.AI9])" office:value-type="float" office:value="1.10429497929022" calcext:value-type="float">
            <text:p>1.1042949793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table:number-columns-repeated="5"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10:.AI10])" office:value-type="float" office:value="237.939393939394" calcext:value-type="float">
            <text:p>237.9393939394</text:p>
          </table:table-cell>
          <table:table-cell table:formula="of:=STDEVPA([.B10:.AI10])" office:value-type="float" office:value="1.09929437255861" calcext:value-type="float">
            <text:p>1.0992943726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AVERAGE([.B11:.AI11])" office:value-type="float" office:value="238.484848484848" calcext:value-type="float">
            <text:p>238.4848484848</text:p>
          </table:table-cell>
          <table:table-cell table:formula="of:=STDEVPA([.B11:.AI11])" office:value-type="float" office:value="1.1578771620935" calcext:value-type="float">
            <text:p>1.1578771621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12:.AI12])" office:value-type="float" office:value="237.090909090909" calcext:value-type="float">
            <text:p>237.0909090909</text:p>
          </table:table-cell>
          <table:table-cell table:formula="of:=STDEVPA([.B12:.AI12])" office:value-type="float" office:value="1.02583702301883" calcext:value-type="float">
            <text:p>1.025837023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4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7" calcext:value-type="float">
            <text:p>237</text:p>
          </table:table-cell>
          <table:table-cell/>
          <table:table-cell table:formula="of:=AVERAGE([.B13:.AI13])" office:value-type="float" office:value="238.030303030303" calcext:value-type="float">
            <text:p>238.0303030303</text:p>
          </table:table-cell>
          <table:table-cell table:formula="of:=STDEVPA([.B13:.AI13])" office:value-type="float" office:value="1.02941137887655" calcext:value-type="float">
            <text:p>1.0294113789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14:.AI14])" office:value-type="float" office:value="237.727272727273" calcext:value-type="float">
            <text:p>237.7272727273</text:p>
          </table:table-cell>
          <table:table-cell table:formula="of:=STDEVPA([.B14:.AI14])" office:value-type="float" office:value="0.862439361864103" calcext:value-type="float">
            <text:p>0.8624393619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15:.AI15])" office:value-type="float" office:value="237.424242424242" calcext:value-type="float">
            <text:p>237.4242424242</text:p>
          </table:table-cell>
          <table:table-cell table:formula="of:=STDEVPA([.B15:.AI15])" office:value-type="float" office:value="1.04534474610063" calcext:value-type="float">
            <text:p>1.0453447461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16:.AI16])" office:value-type="float" office:value="237.333333333333" calcext:value-type="float">
            <text:p>237.3333333333</text:p>
          </table:table-cell>
          <table:table-cell table:formula="of:=STDEVPA([.B16:.AI16])" office:value-type="float" office:value="0.942809041582063" calcext:value-type="float">
            <text:p>0.9428090416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17:.AI17])" office:value-type="float" office:value="237.090909090909" calcext:value-type="float">
            <text:p>237.0909090909</text:p>
          </table:table-cell>
          <table:table-cell table:formula="of:=STDEVPA([.B17:.AI17])" office:value-type="float" office:value="0.995859195463938" calcext:value-type="float">
            <text:p>0.9958591955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18:.AI18])" office:value-type="float" office:value="237.212121212121" calcext:value-type="float">
            <text:p>237.2121212121</text:p>
          </table:table-cell>
          <table:table-cell table:formula="of:=STDEVPA([.B18:.AI18])" office:value-type="float" office:value="0.977243363430127" calcext:value-type="float">
            <text:p>0.9772433634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19:.AI19])" office:value-type="float" office:value="237.333333333333" calcext:value-type="float">
            <text:p>237.3333333333</text:p>
          </table:table-cell>
          <table:table-cell table:formula="of:=STDEVPA([.B19:.AI19])" office:value-type="float" office:value="0.942809041582063" calcext:value-type="float">
            <text:p>0.9428090416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20:.AI20])" office:value-type="float" office:value="236.939393939394" calcext:value-type="float">
            <text:p>236.9393939394</text:p>
          </table:table-cell>
          <table:table-cell table:formula="of:=STDEVPA([.B20:.AI20])" office:value-type="float" office:value="0.982865135771325" calcext:value-type="float">
            <text:p>0.9828651358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21:.AI21])" office:value-type="float" office:value="237.424242424242" calcext:value-type="float">
            <text:p>237.4242424242</text:p>
          </table:table-cell>
          <table:table-cell table:formula="of:=STDEVPA([.B21:.AI21])" office:value-type="float" office:value="0.888659290825162" calcext:value-type="float">
            <text:p>0.8886592908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22:.AI22])" office:value-type="float" office:value="237.090909090909" calcext:value-type="float">
            <text:p>237.0909090909</text:p>
          </table:table-cell>
          <table:table-cell table:formula="of:=STDEVPA([.B22:.AI22])" office:value-type="float" office:value="0.995859195463938" calcext:value-type="float">
            <text:p>0.9958591955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23:.AI23])" office:value-type="float" office:value="237.212121212121" calcext:value-type="float">
            <text:p>237.2121212121</text:p>
          </table:table-cell>
          <table:table-cell table:formula="of:=STDEVPA([.B23:.AI23])" office:value-type="float" office:value="0.977243363430127" calcext:value-type="float">
            <text:p>0.9772433634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24:.AI24])" office:value-type="float" office:value="237.212121212121" calcext:value-type="float">
            <text:p>237.2121212121</text:p>
          </table:table-cell>
          <table:table-cell table:formula="of:=STDEVPA([.B24:.AI24])" office:value-type="float" office:value="0.977243363430127" calcext:value-type="float">
            <text:p>0.9772433634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25:.AI25])" office:value-type="float" office:value="237.030303030303" calcext:value-type="float">
            <text:p>237.0303030303</text:p>
          </table:table-cell>
          <table:table-cell table:formula="of:=STDEVPA([.B25:.AI25])" office:value-type="float" office:value="0.999540757725493" calcext:value-type="float">
            <text:p>0.9995407577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26:.AI26])" office:value-type="float" office:value="237.393939393939" calcext:value-type="float">
            <text:p>237.3939393939</text:p>
          </table:table-cell>
          <table:table-cell table:formula="of:=STDEVPA([.B26:.AI26])" office:value-type="float" office:value="0.919136417460794" calcext:value-type="float">
            <text:p>0.9191364175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27:.AI27])" office:value-type="float" office:value="237.090909090909" calcext:value-type="float">
            <text:p>237.0909090909</text:p>
          </table:table-cell>
          <table:table-cell table:formula="of:=STDEVPA([.B27:.AI27])" office:value-type="float" office:value="0.995859195463938" calcext:value-type="float">
            <text:p>0.9958591955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28:.AI28])" office:value-type="float" office:value="237.212121212121" calcext:value-type="float">
            <text:p>237.2121212121</text:p>
          </table:table-cell>
          <table:table-cell table:formula="of:=STDEVPA([.B28:.AI28])" office:value-type="float" office:value="0.977243363430127" calcext:value-type="float">
            <text:p>0.9772433634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29:.AI29])" office:value-type="float" office:value="237.272727272727" calcext:value-type="float">
            <text:p>237.2727272727</text:p>
          </table:table-cell>
          <table:table-cell table:formula="of:=STDEVPA([.B29:.AI29])" office:value-type="float" office:value="0.962091385841669" calcext:value-type="float">
            <text:p>0.9620913858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30:.AI30])" office:value-type="float" office:value="237.030303030303" calcext:value-type="float">
            <text:p>237.0303030303</text:p>
          </table:table-cell>
          <table:table-cell table:formula="of:=STDEVPA([.B30:.AI30])" office:value-type="float" office:value="0.999540757725493" calcext:value-type="float">
            <text:p>0.9995407577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31:.AI31])" office:value-type="float" office:value="237.333333333333" calcext:value-type="float">
            <text:p>237.3333333333</text:p>
          </table:table-cell>
          <table:table-cell table:formula="of:=STDEVPA([.B31:.AI31])" office:value-type="float" office:value="0.942809041582063" calcext:value-type="float">
            <text:p>0.9428090416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32:.AI32])" office:value-type="float" office:value="237.121212121212" calcext:value-type="float">
            <text:p>237.1212121212</text:p>
          </table:table-cell>
          <table:table-cell table:formula="of:=STDEVPA([.B32:.AI32])" office:value-type="float" office:value="0.977243363430127" calcext:value-type="float">
            <text:p>0.9772433634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33:.AI33])" office:value-type="float" office:value="237.333333333333" calcext:value-type="float">
            <text:p>237.3333333333</text:p>
          </table:table-cell>
          <table:table-cell table:formula="of:=STDEVPA([.B33:.AI33])" office:value-type="float" office:value="1.03474976236145" calcext:value-type="float">
            <text:p>1.0347497624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34:.AI34])" office:value-type="float" office:value="237.181818181818" calcext:value-type="float">
            <text:p>237.1818181818</text:p>
          </table:table-cell>
          <table:table-cell table:formula="of:=STDEVPA([.B34:.AI34])" office:value-type="float" office:value="0.967801177131595" calcext:value-type="float">
            <text:p>0.9678011771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35:.AI35])" office:value-type="float" office:value="237.121212121212" calcext:value-type="float">
            <text:p>237.1212121212</text:p>
          </table:table-cell>
          <table:table-cell table:formula="of:=STDEVPA([.B35:.AI35])" office:value-type="float" office:value="1.19993878019535" calcext:value-type="float">
            <text:p>1.1999387802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36:.AI36])" office:value-type="float" office:value="237.848484848485" calcext:value-type="float">
            <text:p>237.8484848485</text:p>
          </table:table-cell>
          <table:table-cell table:formula="of:=STDEVPA([.B36:.AI36])" office:value-type="float" office:value="2.04674482312343" calcext:value-type="float">
            <text:p>2.0467448231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AVERAGE([.B37:.AI37])" office:value-type="float" office:value="237.363636363636" calcext:value-type="float">
            <text:p>237.3636363636</text:p>
          </table:table-cell>
          <table:table-cell table:formula="of:=STDEVPA([.B37:.AI37])" office:value-type="float" office:value="1.25089499639699" calcext:value-type="float">
            <text:p>1.2508949964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AVERAGE([.B38:.AI38])" office:value-type="float" office:value="236.606060606061" calcext:value-type="float">
            <text:p>236.6060606061</text:p>
          </table:table-cell>
          <table:table-cell table:formula="of:=STDEVPA([.B38:.AI38])" office:value-type="float" office:value="9.82865135771325" calcext:value-type="float">
            <text:p>9.8286513577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/>
          <table:table-cell table:formula="of:=AVERAGE([.B39:.AI39])" office:value-type="float" office:value="230.969696969697" calcext:value-type="float">
            <text:p>230.9696969697</text:p>
          </table:table-cell>
          <table:table-cell table:formula="of:=STDEVPA([.B39:.AI39])" office:value-type="float" office:value="25.6603512676834" calcext:value-type="float">
            <text:p>25.6603512677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40:.AI40])" office:value-type="float" office:value="225.727272727273" calcext:value-type="float">
            <text:p>225.7272727273</text:p>
          </table:table-cell>
          <table:table-cell table:formula="of:=STDEVPA([.B40:.AI40])" office:value-type="float" office:value="34.5264700626378" calcext:value-type="float">
            <text:p>34.5264700626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41:.AI41])" office:value-type="float" office:value="223.121212121212" calcext:value-type="float">
            <text:p>223.1212121212</text:p>
          </table:table-cell>
          <table:table-cell table:formula="of:=STDEVPA([.B41:.AI41])" office:value-type="float" office:value="38.5775547678193" calcext:value-type="float">
            <text:p>38.5775547678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42:.AI42])" office:value-type="float" office:value="219.393939393939" calcext:value-type="float">
            <text:p>219.3939393939</text:p>
          </table:table-cell>
          <table:table-cell table:formula="of:=STDEVPA([.B42:.AI42])" office:value-type="float" office:value="42.2703703046625" calcext:value-type="float">
            <text:p>42.2703703047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43:.AI43])" office:value-type="float" office:value="219.515151515151" calcext:value-type="float">
            <text:p>219.5151515152</text:p>
          </table:table-cell>
          <table:table-cell table:formula="of:=STDEVPA([.B43:.AI43])" office:value-type="float" office:value="42.1556432198594" calcext:value-type="float">
            <text:p>42.1556432199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45" calcext:value-type="float">
            <text:p>145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/>
          <table:table-cell table:formula="of:=AVERAGE([.B44:.AI44])" office:value-type="float" office:value="212.060606060606" calcext:value-type="float">
            <text:p>212.0606060606</text:p>
          </table:table-cell>
          <table:table-cell table:formula="of:=STDEVPA([.B44:.AI44])" office:value-type="float" office:value="46.7137896673695" calcext:value-type="float">
            <text:p>46.7137896674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25" calcext:value-type="float">
            <text:p>125</text:p>
          </table:table-cell>
          <table:table-cell office:value-type="float" office:value="238" calcext:value-type="float">
            <text:p>238</text:p>
          </table:table-cell>
          <table:table-cell office:value-type="float" office:value="284" calcext:value-type="float">
            <text:p>28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45:.AI45])" office:value-type="float" office:value="210.878787878788" calcext:value-type="float">
            <text:p>210.8787878788</text:p>
          </table:table-cell>
          <table:table-cell table:formula="of:=STDEVPA([.B45:.AI45])" office:value-type="float" office:value="52.0109298395365" calcext:value-type="float">
            <text:p>52.0109298395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46:.AI46])" office:value-type="float" office:value="207.484848484849" calcext:value-type="float">
            <text:p>207.4848484848</text:p>
          </table:table-cell>
          <table:table-cell table:formula="of:=STDEVPA([.B46:.AI46])" office:value-type="float" office:value="50.1465254315374" calcext:value-type="float">
            <text:p>50.1465254315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47:.AI47])" office:value-type="float" office:value="205.969696969697" calcext:value-type="float">
            <text:p>205.9696969697</text:p>
          </table:table-cell>
          <table:table-cell table:formula="of:=STDEVPA([.B47:.AI47])" office:value-type="float" office:value="52.9370608842207" calcext:value-type="float">
            <text:p>52.9370608842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48:.AI48])" office:value-type="float" office:value="205.787878787879" calcext:value-type="float">
            <text:p>205.7878787879</text:p>
          </table:table-cell>
          <table:table-cell table:formula="of:=STDEVPA([.B48:.AI48])" office:value-type="float" office:value="50.9948051874553" calcext:value-type="float">
            <text:p>50.9948051875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77" calcext:value-type="float">
            <text:p>27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98" calcext:value-type="float">
            <text:p>298</text:p>
          </table:table-cell>
          <table:table-cell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49:.AI49])" office:value-type="float" office:value="212.515151515151" calcext:value-type="float">
            <text:p>212.5151515152</text:p>
          </table:table-cell>
          <table:table-cell table:formula="of:=STDEVPA([.B49:.AI49])" office:value-type="float" office:value="54.083056895472" calcext:value-type="float">
            <text:p>54.0830568955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50:.AI50])" office:value-type="float" office:value="214.121212121212" calcext:value-type="float">
            <text:p>214.1212121212</text:p>
          </table:table-cell>
          <table:table-cell table:formula="of:=STDEVPA([.B50:.AI50])" office:value-type="float" office:value="49.8724175761953" calcext:value-type="float">
            <text:p>49.8724175762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33" calcext:value-type="float">
            <text:p>13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51:.AI51])" office:value-type="float" office:value="220.545454545454" calcext:value-type="float">
            <text:p>220.5454545455</text:p>
          </table:table-cell>
          <table:table-cell table:formula="of:=STDEVPA([.B51:.AI51])" office:value-type="float" office:value="41.8316183947102" calcext:value-type="float">
            <text:p>41.8316183947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318" calcext:value-type="float">
            <text:p>31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52:.AI52])" office:value-type="float" office:value="230.666666666667" calcext:value-type="float">
            <text:p>230.6666666667</text:p>
          </table:table-cell>
          <table:table-cell table:formula="of:=STDEVPA([.B52:.AI52])" office:value-type="float" office:value="37.434117210282" calcext:value-type="float">
            <text:p>37.4341172103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309" calcext:value-type="float">
            <text:p>30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53:.AI53])" office:value-type="float" office:value="229.151515151515" calcext:value-type="float">
            <text:p>229.1515151515</text:p>
          </table:table-cell>
          <table:table-cell table:formula="of:=STDEVPA([.B53:.AI53])" office:value-type="float" office:value="36.7209965634568" calcext:value-type="float">
            <text:p>36.7209965635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54:.AI54])" office:value-type="float" office:value="226.515151515152" calcext:value-type="float">
            <text:p>226.5151515152</text:p>
          </table:table-cell>
          <table:table-cell table:formula="of:=STDEVPA([.B54:.AI54])" office:value-type="float" office:value="33.8070471514188" calcext:value-type="float">
            <text:p>33.8070471514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55:.AI55])" office:value-type="float" office:value="226.848484848485" calcext:value-type="float">
            <text:p>226.8484848485</text:p>
          </table:table-cell>
          <table:table-cell table:formula="of:=STDEVPA([.B55:.AI55])" office:value-type="float" office:value="33.9108646325711" calcext:value-type="float">
            <text:p>33.9108646326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9" calcext:value-type="float">
            <text:p>239</text:p>
          </table:table-cell>
          <table:table-cell/>
          <table:table-cell table:formula="of:=AVERAGE([.B56:.AI56])" office:value-type="float" office:value="229.878787878788" calcext:value-type="float">
            <text:p>229.8787878788</text:p>
          </table:table-cell>
          <table:table-cell table:formula="of:=STDEVPA([.B56:.AI56])" office:value-type="float" office:value="31.0997978905618" calcext:value-type="float">
            <text:p>31.0997978906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37" calcext:value-type="float">
            <text:p>237</text:p>
          </table:table-cell>
          <table:table-cell/>
          <table:table-cell table:formula="of:=AVERAGE([.B57:.AI57])" office:value-type="float" office:value="228.636363636364" calcext:value-type="float">
            <text:p>228.6363636364</text:p>
          </table:table-cell>
          <table:table-cell table:formula="of:=STDEVPA([.B57:.AI57])" office:value-type="float" office:value="35.6726006237519" calcext:value-type="float">
            <text:p>35.6726006238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319" calcext:value-type="float">
            <text:p>319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58:.AI58])" office:value-type="float" office:value="233.272727272727" calcext:value-type="float">
            <text:p>233.2727272727</text:p>
          </table:table-cell>
          <table:table-cell table:formula="of:=STDEVPA([.B58:.AI58])" office:value-type="float" office:value="31.9642534501056" calcext:value-type="float">
            <text:p>31.964253450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AVERAGE([.B59:.AI59])" office:value-type="float" office:value="227.333333333333" calcext:value-type="float">
            <text:p>227.3333333333</text:p>
          </table:table-cell>
          <table:table-cell table:formula="of:=STDEVPA([.B59:.AI59])" office:value-type="float" office:value="33.0909368409252" calcext:value-type="float">
            <text:p>33.0909368409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60:.AI60])" office:value-type="float" office:value="225.575757575758" calcext:value-type="float">
            <text:p>225.5757575758</text:p>
          </table:table-cell>
          <table:table-cell table:formula="of:=STDEVPA([.B60:.AI60])" office:value-type="float" office:value="35.0679256915043" calcext:value-type="float">
            <text:p>35.0679256915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61:.AI61])" office:value-type="float" office:value="226.484848484848" calcext:value-type="float">
            <text:p>226.4848484848</text:p>
          </table:table-cell>
          <table:table-cell table:formula="of:=STDEVPA([.B61:.AI61])" office:value-type="float" office:value="35.6796531544166" calcext:value-type="float">
            <text:p>35.6796531544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62:.AI62])" office:value-type="float" office:value="229.30303030303" calcext:value-type="float">
            <text:p>229.303030303</text:p>
          </table:table-cell>
          <table:table-cell table:formula="of:=STDEVPA([.B62:.AI62])" office:value-type="float" office:value="37.2497588753512" calcext:value-type="float">
            <text:p>37.2497588754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63:.AI63])" office:value-type="float" office:value="227.212121212121" calcext:value-type="float">
            <text:p>227.2121212121</text:p>
          </table:table-cell>
          <table:table-cell table:formula="of:=STDEVPA([.B63:.AI63])" office:value-type="float" office:value="34.0095865056948" calcext:value-type="float">
            <text:p>34.0095865057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64:.AI64])" office:value-type="float" office:value="227.121212121212" calcext:value-type="float">
            <text:p>227.1212121212</text:p>
          </table:table-cell>
          <table:table-cell table:formula="of:=STDEVPA([.B64:.AI64])" office:value-type="float" office:value="34.3209076447734" calcext:value-type="float">
            <text:p>34.3209076448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65:.AI65])" office:value-type="float" office:value="226" calcext:value-type="float">
            <text:p>226</text:p>
          </table:table-cell>
          <table:table-cell table:formula="of:=STDEVPA([.B65:.AI65])" office:value-type="float" office:value="33.4428503932342" calcext:value-type="float">
            <text:p>33.4428503932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12" calcext:value-type="float">
            <text:p>21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AVERAGE([.B66:.AI66])" office:value-type="float" office:value="230.636363636364" calcext:value-type="float">
            <text:p>230.6363636364</text:p>
          </table:table-cell>
          <table:table-cell table:formula="of:=STDEVPA([.B66:.AI66])" office:value-type="float" office:value="28.95850550913" calcext:value-type="float">
            <text:p>28.9585055091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1" calcext:value-type="float">
            <text:p>121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AVERAGE([.B67:.AI67])" office:value-type="float" office:value="224.030303030303" calcext:value-type="float">
            <text:p>224.0303030303</text:p>
          </table:table-cell>
          <table:table-cell table:formula="of:=STDEVPA([.B67:.AI67])" office:value-type="float" office:value="37.7996992520382" calcext:value-type="float">
            <text:p>37.799699252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31" calcext:value-type="float">
            <text:p>13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68:.AI68])" office:value-type="float" office:value="220.787878787879" calcext:value-type="float">
            <text:p>220.7878787879</text:p>
          </table:table-cell>
          <table:table-cell table:formula="of:=STDEVPA([.B68:.AI68])" office:value-type="float" office:value="41.9659007144275" calcext:value-type="float">
            <text:p>41.9659007144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office:value-type="float" office:value="167" calcext:value-type="float">
            <text:p>167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69:.AI69])" office:value-type="float" office:value="221.939393939394" calcext:value-type="float">
            <text:p>221.9393939394</text:p>
          </table:table-cell>
          <table:table-cell table:formula="of:=STDEVPA([.B69:.AI69])" office:value-type="float" office:value="40.3739635528397" calcext:value-type="float">
            <text:p>40.3739635528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82" calcext:value-type="float">
            <text:p>18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70:.AI70])" office:value-type="float" office:value="217.878787878788" calcext:value-type="float">
            <text:p>217.8787878788</text:p>
          </table:table-cell>
          <table:table-cell table:formula="of:=STDEVPA([.B70:.AI70])" office:value-type="float" office:value="42.4398023413539" calcext:value-type="float">
            <text:p>42.4398023414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71:.AI71])" office:value-type="float" office:value="215.787878787879" calcext:value-type="float">
            <text:p>215.7878787879</text:p>
          </table:table-cell>
          <table:table-cell table:formula="of:=STDEVPA([.B71:.AI71])" office:value-type="float" office:value="45.3242577206147" calcext:value-type="float">
            <text:p>45.3242577206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305" calcext:value-type="float">
            <text:p>30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AVERAGE([.B72:.AI72])" office:value-type="float" office:value="222.212121212121" calcext:value-type="float">
            <text:p>222.2121212121</text:p>
          </table:table-cell>
          <table:table-cell table:formula="of:=STDEVPA([.B72:.AI72])" office:value-type="float" office:value="45.0405592137613" calcext:value-type="float">
            <text:p>45.0405592138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314" calcext:value-type="float">
            <text:p>314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76" calcext:value-type="float">
            <text:p>17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73:.AI73])" office:value-type="float" office:value="231.939393939394" calcext:value-type="float">
            <text:p>231.9393939394</text:p>
          </table:table-cell>
          <table:table-cell table:formula="of:=STDEVPA([.B73:.AI73])" office:value-type="float" office:value="33.6379470006802" calcext:value-type="float">
            <text:p>33.6379470007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99" calcext:value-type="float">
            <text:p>29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74:.AI74])" office:value-type="float" office:value="240.454545454545" calcext:value-type="float">
            <text:p>240.4545454545</text:p>
          </table:table-cell>
          <table:table-cell table:formula="of:=STDEVPA([.B74:.AI74])" office:value-type="float" office:value="11.7733415073179" calcext:value-type="float">
            <text:p>11.7733415073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75:.AI75])" office:value-type="float" office:value="237.333333333333" calcext:value-type="float">
            <text:p>237.3333333333</text:p>
          </table:table-cell>
          <table:table-cell table:formula="of:=STDEVPA([.B75:.AI75])" office:value-type="float" office:value="0.942809041582063" calcext:value-type="float">
            <text:p>0.9428090416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table:number-columns-repeated="9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76:.AI76])" office:value-type="float" office:value="237.424242424242" calcext:value-type="float">
            <text:p>237.4242424242</text:p>
          </table:table-cell>
          <table:table-cell table:formula="of:=STDEVPA([.B76:.AI76])" office:value-type="float" office:value="2.44986459774639" calcext:value-type="float">
            <text:p>2.4498645977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77:.AI77])" office:value-type="float" office:value="237.636363636364" calcext:value-type="float">
            <text:p>237.6363636364</text:p>
          </table:table-cell>
          <table:table-cell table:formula="of:=STDEVPA([.B77:.AI77])" office:value-type="float" office:value="1.00959583327016" calcext:value-type="float">
            <text:p>1.0095958333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78:.AI78])" office:value-type="float" office:value="237.333333333333" calcext:value-type="float">
            <text:p>237.3333333333</text:p>
          </table:table-cell>
          <table:table-cell table:formula="of:=STDEVPA([.B78:.AI78])" office:value-type="float" office:value="0.942809041582063" calcext:value-type="float">
            <text:p>0.9428090416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79:.AI79])" office:value-type="float" office:value="236.606060606061" calcext:value-type="float">
            <text:p>236.6060606061</text:p>
          </table:table-cell>
          <table:table-cell table:formula="of:=STDEVPA([.B79:.AI79])" office:value-type="float" office:value="5.88752864724109" calcext:value-type="float">
            <text:p>5.8875286472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AVERAGE([.B80:.AI80])" office:value-type="float" office:value="230.515151515152" calcext:value-type="float">
            <text:p>230.5151515152</text:p>
          </table:table-cell>
          <table:table-cell table:formula="of:=STDEVPA([.B80:.AI80])" office:value-type="float" office:value="28.2136021484171" calcext:value-type="float">
            <text:p>28.2136021484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81:.AI81])" office:value-type="float" office:value="227.545454545455" calcext:value-type="float">
            <text:p>227.5454545455</text:p>
          </table:table-cell>
          <table:table-cell table:formula="of:=STDEVPA([.B81:.AI81])" office:value-type="float" office:value="30.6219280800351" calcext:value-type="float">
            <text:p>30.62192808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AVERAGE([.B82:.AI82])" office:value-type="float" office:value="226.363636363636" calcext:value-type="float">
            <text:p>226.3636363636</text:p>
          </table:table-cell>
          <table:table-cell table:formula="of:=STDEVPA([.B82:.AI82])" office:value-type="float" office:value="34.0986253893544" calcext:value-type="float">
            <text:p>34.0986253894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83:.AI83])" office:value-type="float" office:value="226.69696969697" calcext:value-type="float">
            <text:p>226.696969697</text:p>
          </table:table-cell>
          <table:table-cell table:formula="of:=STDEVPA([.B83:.AI83])" office:value-type="float" office:value="34.1063264801236" calcext:value-type="float">
            <text:p>34.1063264801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84:.AI84])" office:value-type="float" office:value="225.545454545455" calcext:value-type="float">
            <text:p>225.5454545455</text:p>
          </table:table-cell>
          <table:table-cell table:formula="of:=STDEVPA([.B84:.AI84])" office:value-type="float" office:value="32.5577258057419" calcext:value-type="float">
            <text:p>32.5577258057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85:.AI85])" office:value-type="float" office:value="223.212121212121" calcext:value-type="float">
            <text:p>223.2121212121</text:p>
          </table:table-cell>
          <table:table-cell table:formula="of:=STDEVPA([.B85:.AI85])" office:value-type="float" office:value="38.5374729681798" calcext:value-type="float">
            <text:p>38.5374729682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86:.AI86])" office:value-type="float" office:value="223.757575757576" calcext:value-type="float">
            <text:p>223.7575757576</text:p>
          </table:table-cell>
          <table:table-cell table:formula="of:=STDEVPA([.B86:.AI86])" office:value-type="float" office:value="38.6679965573523" calcext:value-type="float">
            <text:p>38.6679965574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87:.AI87])" office:value-type="float" office:value="223.363636363636" calcext:value-type="float">
            <text:p>223.3636363636</text:p>
          </table:table-cell>
          <table:table-cell table:formula="of:=STDEVPA([.B87:.AI87])" office:value-type="float" office:value="38.6803670988018" calcext:value-type="float">
            <text:p>38.6803670988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32" calcext:value-type="float">
            <text:p>13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41" calcext:value-type="float">
            <text:p>141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77" calcext:value-type="float">
            <text:p>277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301" calcext:value-type="float">
            <text:p>301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88:.AI88])" office:value-type="float" office:value="227.333333333333" calcext:value-type="float">
            <text:p>227.3333333333</text:p>
          </table:table-cell>
          <table:table-cell table:formula="of:=STDEVPA([.B88:.AI88])" office:value-type="float" office:value="39.0723235122569" calcext:value-type="float">
            <text:p>39.0723235123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141" calcext:value-type="float">
            <text:p>141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89:.AI89])" office:value-type="float" office:value="220.636363636364" calcext:value-type="float">
            <text:p>220.6363636364</text:p>
          </table:table-cell>
          <table:table-cell table:formula="of:=STDEVPA([.B89:.AI89])" office:value-type="float" office:value="41.126426055642" calcext:value-type="float">
            <text:p>41.1264260556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90:.AI90])" office:value-type="float" office:value="222.69696969697" calcext:value-type="float">
            <text:p>222.696969697</text:p>
          </table:table-cell>
          <table:table-cell table:formula="of:=STDEVPA([.B90:.AI90])" office:value-type="float" office:value="38.3393814847794" calcext:value-type="float">
            <text:p>38.3393814848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173" calcext:value-type="float">
            <text:p>17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91:.AI91])" office:value-type="float" office:value="221.424242424242" calcext:value-type="float">
            <text:p>221.4242424242</text:p>
          </table:table-cell>
          <table:table-cell table:formula="of:=STDEVPA([.B91:.AI91])" office:value-type="float" office:value="39.6018290846562" calcext:value-type="float">
            <text:p>39.6018290847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table:number-columns-repeated="7" office:value-type="float" office:value="238" calcext:value-type="float">
            <text:p>238</text:p>
          </table:table-cell>
          <table:table-cell/>
          <table:table-cell table:formula="of:=AVERAGE([.B92:.AI92])" office:value-type="float" office:value="223.787878787879" calcext:value-type="float">
            <text:p>223.7878787879</text:p>
          </table:table-cell>
          <table:table-cell table:formula="of:=STDEVPA([.B92:.AI92])" office:value-type="float" office:value="38.8904892757409" calcext:value-type="float">
            <text:p>38.8904892757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237" calcext:value-type="float">
            <text:p>237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93:.AI93])" office:value-type="float" office:value="223.424242424242" calcext:value-type="float">
            <text:p>223.4242424242</text:p>
          </table:table-cell>
          <table:table-cell table:formula="of:=STDEVPA([.B93:.AI93])" office:value-type="float" office:value="38.7595777434471" calcext:value-type="float">
            <text:p>38.7595777434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94:.AI94])" office:value-type="float" office:value="225.545454545455" calcext:value-type="float">
            <text:p>225.5454545455</text:p>
          </table:table-cell>
          <table:table-cell table:formula="of:=STDEVPA([.B94:.AI94])" office:value-type="float" office:value="34.2664169096171" calcext:value-type="float">
            <text:p>34.2664169096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95:.AI95])" office:value-type="float" office:value="223.212121212121" calcext:value-type="float">
            <text:p>223.2121212121</text:p>
          </table:table-cell>
          <table:table-cell table:formula="of:=STDEVPA([.B95:.AI95])" office:value-type="float" office:value="38.4382681599578" calcext:value-type="float">
            <text:p>38.43826816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96:.AI96])" office:value-type="float" office:value="225.090909090909" calcext:value-type="float">
            <text:p>225.0909090909</text:p>
          </table:table-cell>
          <table:table-cell table:formula="of:=STDEVPA([.B96:.AI96])" office:value-type="float" office:value="33.9824942780157" calcext:value-type="float">
            <text:p>33.982494278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7" office:value-type="float" office:value="238" calcext:value-type="float">
            <text:p>238</text:p>
          </table:table-cell>
          <table:table-cell/>
          <table:table-cell table:formula="of:=AVERAGE([.B97:.AI97])" office:value-type="float" office:value="227" calcext:value-type="float">
            <text:p>227</text:p>
          </table:table-cell>
          <table:table-cell table:formula="of:=STDEVPA([.B97:.AI97])" office:value-type="float" office:value="34.0623314563525" calcext:value-type="float">
            <text:p>34.0623314564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98:.AI98])" office:value-type="float" office:value="230.393939393939" calcext:value-type="float">
            <text:p>230.3939393939</text:p>
          </table:table-cell>
          <table:table-cell table:formula="of:=STDEVPA([.B98:.AI98])" office:value-type="float" office:value="29.8287428944465" calcext:value-type="float">
            <text:p>29.8287428944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99:.AI99])" office:value-type="float" office:value="226.757575757576" calcext:value-type="float">
            <text:p>226.7575757576</text:p>
          </table:table-cell>
          <table:table-cell table:formula="of:=STDEVPA([.B99:.AI99])" office:value-type="float" office:value="33.7764758581439" calcext:value-type="float">
            <text:p>33.7764758581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100:.AI100])" office:value-type="float" office:value="226.545454545455" calcext:value-type="float">
            <text:p>226.5454545455</text:p>
          </table:table-cell>
          <table:table-cell table:formula="of:=STDEVPA([.B100:.AI100])" office:value-type="float" office:value="33.8204626145187" calcext:value-type="float">
            <text:p>33.8204626145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84" calcext:value-type="float">
            <text:p>28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101:.AI101])" office:value-type="float" office:value="224.515151515152" calcext:value-type="float">
            <text:p>224.5151515152</text:p>
          </table:table-cell>
          <table:table-cell table:formula="of:=STDEVPA([.B101:.AI101])" office:value-type="float" office:value="39.2954012361546" calcext:value-type="float">
            <text:p>39.2954012362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102:.AI102])" office:value-type="float" office:value="223.090909090909" calcext:value-type="float">
            <text:p>223.0909090909</text:p>
          </table:table-cell>
          <table:table-cell table:formula="of:=STDEVPA([.B102:.AI102])" office:value-type="float" office:value="38.3922053613346" calcext:value-type="float">
            <text:p>38.3922053613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AVERAGE([.B103:.AI103])" office:value-type="float" office:value="227.575757575758" calcext:value-type="float">
            <text:p>227.5757575758</text:p>
          </table:table-cell>
          <table:table-cell table:formula="of:=STDEVPA([.B103:.AI103])" office:value-type="float" office:value="34.6410426596442" calcext:value-type="float">
            <text:p>34.6410426596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238" calcext:value-type="float">
            <text:p>238</text:p>
          </table:table-cell>
          <table:table-cell/>
          <table:table-cell table:formula="of:=AVERAGE([.B104:.AI104])" office:value-type="float" office:value="225.333333333333" calcext:value-type="float">
            <text:p>225.3333333333</text:p>
          </table:table-cell>
          <table:table-cell table:formula="of:=STDEVPA([.B104:.AI104])" office:value-type="float" office:value="35.3010143786495" calcext:value-type="float">
            <text:p>35.3010143786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239" calcext:value-type="float">
            <text:p>239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105:.AI105])" office:value-type="float" office:value="226.575757575758" calcext:value-type="float">
            <text:p>226.5757575758</text:p>
          </table:table-cell>
          <table:table-cell table:formula="of:=STDEVPA([.B105:.AI105])" office:value-type="float" office:value="34.9623436415657" calcext:value-type="float">
            <text:p>34.9623436416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31" calcext:value-type="float">
            <text:p>131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314" calcext:value-type="float">
            <text:p>314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106:.AI106])" office:value-type="float" office:value="225.727272727273" calcext:value-type="float">
            <text:p>225.7272727273</text:p>
          </table:table-cell>
          <table:table-cell table:formula="of:=STDEVPA([.B106:.AI106])" office:value-type="float" office:value="40.6546972404604" calcext:value-type="float">
            <text:p>40.6546972405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107:.AI107])" office:value-type="float" office:value="220.969696969697" calcext:value-type="float">
            <text:p>220.9696969697</text:p>
          </table:table-cell>
          <table:table-cell table:formula="of:=STDEVPA([.B107:.AI107])" office:value-type="float" office:value="39.7320455723427" calcext:value-type="float">
            <text:p>39.7320455723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108:.AI108])" office:value-type="float" office:value="219.424242424242" calcext:value-type="float">
            <text:p>219.4242424242</text:p>
          </table:table-cell>
          <table:table-cell table:formula="of:=STDEVPA([.B108:.AI108])" office:value-type="float" office:value="42.2776037156936" calcext:value-type="float">
            <text:p>42.2776037157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109:.AI109])" office:value-type="float" office:value="221" calcext:value-type="float">
            <text:p>221</text:p>
          </table:table-cell>
          <table:table-cell table:formula="of:=STDEVPA([.B109:.AI109])" office:value-type="float" office:value="43.164238845965" calcext:value-type="float">
            <text:p>43.164238846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32" calcext:value-type="float">
            <text:p>132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B110:.AI110])" office:value-type="float" office:value="216.787878787879" calcext:value-type="float">
            <text:p>216.7878787879</text:p>
          </table:table-cell>
          <table:table-cell table:formula="of:=STDEVPA([.B110:.AI110])" office:value-type="float" office:value="42.2336628451599" calcext:value-type="float">
            <text:p>42.2336628452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B111:.AI111])" office:value-type="float" office:value="212.969696969697" calcext:value-type="float">
            <text:p>212.9696969697</text:p>
          </table:table-cell>
          <table:table-cell table:formula="of:=STDEVPA([.B111:.AI111])" office:value-type="float" office:value="57.2884698582189" calcext:value-type="float">
            <text:p>57.2884698582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112:.AI112])" office:value-type="float" office:value="195.818181818182" calcext:value-type="float">
            <text:p>195.8181818182</text:p>
          </table:table-cell>
          <table:table-cell table:formula="of:=STDEVPA([.B112:.AI112])" office:value-type="float" office:value="74.4757249633424" calcext:value-type="float">
            <text:p>74.4757249633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08" calcext:value-type="float">
            <text:p>308</text:p>
          </table:table-cell>
          <table:table-cell office:value-type="float" office:value="239" calcext:value-type="float">
            <text:p>239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AVERAGE([.B113:.AI113])" office:value-type="float" office:value="181.818181818182" calcext:value-type="float">
            <text:p>181.8181818182</text:p>
          </table:table-cell>
          <table:table-cell table:formula="of:=STDEVPA([.B113:.AI113])" office:value-type="float" office:value="91.3519516122173" calcext:value-type="float">
            <text:p>91.3519516122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/>
          <table:table-cell table:formula="of:=AVERAGE([.B114:.AI114])" office:value-type="float" office:value="164.181818181818" calcext:value-type="float">
            <text:p>164.1818181818</text:p>
          </table:table-cell>
          <table:table-cell table:formula="of:=STDEVPA([.B114:.AI114])" office:value-type="float" office:value="100.982883201682" calcext:value-type="float">
            <text:p>100.9828832017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AVERAGE([.B115:.AI115])" office:value-type="float" office:value="141.69696969697" calcext:value-type="float">
            <text:p>141.696969697</text:p>
          </table:table-cell>
          <table:table-cell table:formula="of:=STDEVPA([.B115:.AI115])" office:value-type="float" office:value="106.359164198479" calcext:value-type="float">
            <text:p>106.3591641985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116:.AI116])" office:value-type="float" office:value="129.090909090909" calcext:value-type="float">
            <text:p>129.0909090909</text:p>
          </table:table-cell>
          <table:table-cell table:formula="of:=STDEVPA([.B116:.AI116])" office:value-type="float" office:value="114.164252653894" calcext:value-type="float">
            <text:p>114.1642526539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AVERAGE([.B117:.AI117])" office:value-type="float" office:value="65.8484848484848" calcext:value-type="float">
            <text:p>65.8484848485</text:p>
          </table:table-cell>
          <table:table-cell table:formula="of:=STDEVPA([.B117:.AI117])" office:value-type="float" office:value="76.7057033208531" calcext:value-type="float">
            <text:p>76.7057033209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18:.AI118])" office:value-type="float" office:value="16.1818181818182" calcext:value-type="float">
            <text:p>16.1818181818</text:p>
          </table:table-cell>
          <table:table-cell table:formula="of:=STDEVPA([.B118:.AI118])" office:value-type="float" office:value="54.1078914008459" calcext:value-type="float">
            <text:p>54.1078914008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VERAGE([.B119:.AI119])" office:value-type="float" office:value="5.09090909090909" calcext:value-type="float">
            <text:p>5.0909090909</text:p>
          </table:table-cell>
          <table:table-cell table:formula="of:=STDEVPA([.B119:.AI119])" office:value-type="float" office:value="28.7985307246885" calcext:value-type="float">
            <text:p>28.7985307247</text:p>
          </table:table-cell>
          <table:table-cell table:number-columns-repeated="987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shapes>
          <draw:frame draw:z-index="0" draw:style-name="gr1" draw:text-style-name="P1" svg:width="159.99mm" svg:height="89.99mm" svg:x="308.3mm" svg:y="41.48mm">
            <loext:p draw:notify-on-update-of-ranges="AAtaque.B1:AAtaque.B1 AAtaque.B2:AAtaque.B120 AAtaque.C1:AAtaque.C1 AAtaque.C2:AAtaque.C120 AAtaque.D1:AAtaque.D1 AAtaque.D2:AAtaque.D120 AAtaque.E1:AAtaque.E1 AAtaque.E2:AAtaque.E120 AAtaque.F1:AAtaque.F1 AAtaque.F2:AAtaque.F120 AAtaque.G1:AAtaque.G1 AAtaque.G2:AAtaque.G120 AAtaque.H1:AAtaque.H1 AAtaque.H2:AAtaque.H120 AAtaque.I1:AAtaque.I1 AAtaque.I2:AAtaque.I120 AAtaque.J1:AAtaque.J1 AAtaque.J2:AAtaque.J120 AAtaque.K1:AAtaque.K1 AAtaque.K2:AAtaque.K120 AAtaque.L1:AAtaque.L1 AAtaque.L2:AAtaque.L120 AAtaque.M1:AAtaque.M1 AAtaque.M2:AAtaque.M120 AAtaque.N1:AAtaque.N1 AAtaque.N2:AAtaque.N120 AAtaque.O1:AAtaque.O1 AAtaque.O2:AAtaque.O120 AAtaque.P1:AAtaque.P1 AAtaque.P2:AAtaque.P120 AAtaque.Q1:AAtaque.Q1 AAtaque.Q2:AAtaque.Q120 AAtaque.R1:AAtaque.R1 AAtaque.R2:AAtaque.R120 AAtaque.S1:AAtaque.S1 AAtaque.S2:AAtaque.S120 AAtaque.T1:AAtaque.T1 AAtaque.T2:AAtaque.T120 AAtaque.U1:AAtaque.U1 AAtaque.U2:AAtaque.U120 AAtaque.V1:AAtaque.V1 AAtaque.V2:AAtaque.V120 AAtaque.W1:AAtaque.W1 AAtaque.W2:AAtaque.W120 AAtaque.X1:AAtaque.X1 AAtaque.X2:AAtaque.X120 AAtaque.Y1:AAtaque.Y1 AAtaque.Y2:AAtaque.Y120 AAtaque.Z1:AAtaque.Z1 AAtaque.Z2:AAtaque.Z120 AAtaque.AA1:AAtaque.AA1 AAtaque.AA2:AAtaque.AA120 AAtaque.AB1:AAtaque.AB1 AAtaque.AB2:AAtaque.AB120 AAtaque.AC1:AAtaque.AC1 AAtaque.AC2:AAtaque.AC120 AAtaque.AD1:AAtaque.AD1 AAtaque.AD2:AAtaque.AD120 AAtaque.AE1:AAtaque.AE1 AAtaque.AE2:AAtaque.AE120 AAtaque.AF1:AAtaque.AF1 AAtaque.AF2:AAtaque.AF120 AAtaque.AG1:AAtaque.AG1 AAtaque.AG2:AAtaque.AG120 AAtaque.AH1:AAtaque.AH1 AAtaque.AH2:AAtaque.AH120 AAtaque.AI1:AAtaque.AI1 AAtaque.AI2:AAtaque.AI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7"/>
        <table:table-column table:style-name="co10" table:default-cell-style-name="ce7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60eth0.pcap0stat0160425010071901.txt</text:p>
          </table:table-cell>
          <table:table-cell office:value-type="string" calcext:value-type="string">
            <text:p>host60eth0.pcap0stat0160425010100402.txt</text:p>
          </table:table-cell>
          <table:table-cell office:value-type="string" calcext:value-type="string">
            <text:p>host60eth0.pcap0stat0160425010125003.txt</text:p>
          </table:table-cell>
          <table:table-cell office:value-type="string" calcext:value-type="string">
            <text:p>host60eth0.pcap0stat0160425010153504.txt</text:p>
          </table:table-cell>
          <table:table-cell office:value-type="string" calcext:value-type="string">
            <text:p>host60eth0.pcap0stat0160425010182005.txt</text:p>
          </table:table-cell>
          <table:table-cell office:value-type="string" calcext:value-type="string">
            <text:p>host60eth0.pcap0stat0160425010210506.txt</text:p>
          </table:table-cell>
          <table:table-cell office:value-type="string" calcext:value-type="string">
            <text:p>host60eth0.pcap0stat0160425010235107.txt</text:p>
          </table:table-cell>
          <table:table-cell office:value-type="string" calcext:value-type="string">
            <text:p>host60eth0.pcap0stat0160425010263608.txt</text:p>
          </table:table-cell>
          <table:table-cell office:value-type="string" calcext:value-type="string">
            <text:p>host60eth0.pcap0stat0160425010292109.txt</text:p>
          </table:table-cell>
          <table:table-cell office:value-type="string" calcext:value-type="string">
            <text:p>host60eth0.pcap0stat01604250103207010.txt</text:p>
          </table:table-cell>
          <table:table-cell office:value-type="string" calcext:value-type="string">
            <text:p>host60eth0.pcap0stat01604250103452011.txt</text:p>
          </table:table-cell>
          <table:table-cell office:value-type="string" calcext:value-type="string">
            <text:p>host60eth0.pcap0stat01604250103738012.txt</text:p>
          </table:table-cell>
          <table:table-cell office:value-type="string" calcext:value-type="string">
            <text:p>host60eth0.pcap0stat01604250104023013.txt</text:p>
          </table:table-cell>
          <table:table-cell office:value-type="string" calcext:value-type="string">
            <text:p>host60eth0.pcap0stat01604250104310014.txt</text:p>
          </table:table-cell>
          <table:table-cell office:value-type="string" calcext:value-type="string">
            <text:p>host60eth0.pcap0stat01604250104556015.txt</text:p>
          </table:table-cell>
          <table:table-cell office:value-type="string" calcext:value-type="string">
            <text:p>host60eth0.pcap0stat01604250104842016.txt</text:p>
          </table:table-cell>
          <table:table-cell office:value-type="string" calcext:value-type="string">
            <text:p>host60eth0.pcap0stat01604250105127017.txt</text:p>
          </table:table-cell>
          <table:table-cell office:value-type="string" calcext:value-type="string">
            <text:p>host60eth0.pcap0stat01604250105413018.txt</text:p>
          </table:table-cell>
          <table:table-cell office:value-type="string" calcext:value-type="string">
            <text:p>host60eth0.pcap0stat01604250105658019.txt</text:p>
          </table:table-cell>
          <table:table-cell office:value-type="string" calcext:value-type="string">
            <text:p>host60eth0.pcap0stat01604250105943020.txt</text:p>
          </table:table-cell>
          <table:table-cell office:value-type="string" calcext:value-type="string">
            <text:p>host60eth0.pcap0stat01604250110229021.txt</text:p>
          </table:table-cell>
          <table:table-cell office:value-type="string" calcext:value-type="string">
            <text:p>host60eth0.pcap0stat01604250110515022.txt</text:p>
          </table:table-cell>
          <table:table-cell office:value-type="string" calcext:value-type="string">
            <text:p>host60eth0.pcap0stat01604250110800023.txt</text:p>
          </table:table-cell>
          <table:table-cell office:value-type="string" calcext:value-type="string">
            <text:p>host60eth0.pcap0stat01604250111045024.txt</text:p>
          </table:table-cell>
          <table:table-cell office:value-type="string" calcext:value-type="string">
            <text:p>host60eth0.pcap0stat01604250111330025.txt</text:p>
          </table:table-cell>
          <table:table-cell office:value-type="string" calcext:value-type="string">
            <text:p>host60eth0.pcap0stat01604250111616026.txt</text:p>
          </table:table-cell>
          <table:table-cell office:value-type="string" calcext:value-type="string">
            <text:p>host60eth0.pcap0stat01604250111901027.txt</text:p>
          </table:table-cell>
          <table:table-cell office:value-type="string" calcext:value-type="string">
            <text:p>host60eth0.pcap0stat01604250112147028.txt</text:p>
          </table:table-cell>
          <table:table-cell office:value-type="string" calcext:value-type="string">
            <text:p>host60eth0.pcap0stat01604250112433029.txt</text:p>
          </table:table-cell>
          <table:table-cell office:value-type="string" calcext:value-type="string">
            <text:p>host60eth0.pcap0stat01604250112721030.txt</text:p>
          </table:table-cell>
          <table:table-cell office:value-type="string" calcext:value-type="string">
            <text:p>host60eth0.pcap0stat01604250113010031.txt</text:p>
          </table:table-cell>
          <table:table-cell office:value-type="string" calcext:value-type="string">
            <text:p>host60eth0.pcap0stat01604250113256032.txt</text:p>
          </table:table-cell>
          <table:table-cell office:value-type="string" calcext:value-type="string">
            <text:p>host60eth0.pcap0stat01604250113544033.txt</text:p>
          </table:table-cell>
          <table:table-cell/>
          <table:table-cell table:style-name="ce6" office:value-type="string" calcext:value-type="string">
            <text:p>mediaAAtaque</text:p>
          </table:table-cell>
          <table:table-cell table:style-name="ce6" office:value-type="string" calcext:value-type="string">
            <text:p>desvAAtaque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:.AI2])" office:value-type="float" office:value="69.9090909090909" calcext:value-type="float">
            <text:p>69.9090909091</text:p>
          </table:table-cell>
          <table:table-cell table:formula="of:=STDEVPA([.B2:.AI2])" office:value-type="float" office:value="130.589656566682" calcext:value-type="float">
            <text:p>130.5896565667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AVERAGE([.B3:.AI3])" office:value-type="float" office:value="108.636363636364" calcext:value-type="float">
            <text:p>108.6363636364</text:p>
          </table:table-cell>
          <table:table-cell table:formula="of:=STDEVPA([.B3:.AI3])" office:value-type="float" office:value="114.744728057893" calcext:value-type="float">
            <text:p>114.7447280579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278" calcext:value-type="float">
            <text:p>27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23" calcext:value-type="float">
            <text:p>323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AVERAGE([.B4:.AI4])" office:value-type="float" office:value="312.090909090909" calcext:value-type="float">
            <text:p>312.0909090909</text:p>
          </table:table-cell>
          <table:table-cell table:formula="of:=STDEVPA([.B4:.AI4])" office:value-type="float" office:value="8.52932068190462" calcext:value-type="float">
            <text:p>8.5293206819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6"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5:.AI5])" office:value-type="float" office:value="309.545454545455" calcext:value-type="float">
            <text:p>309.5454545455</text:p>
          </table:table-cell>
          <table:table-cell table:formula="of:=STDEVPA([.B5:.AI5])" office:value-type="float" office:value="1.43739893644017" calcext:value-type="float">
            <text:p>1.4373989364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6:.AI6])" office:value-type="float" office:value="308.333333333333" calcext:value-type="float">
            <text:p>308.3333333333</text:p>
          </table:table-cell>
          <table:table-cell table:formula="of:=STDEVPA([.B6:.AI6])" office:value-type="float" office:value="1.14591941825388" calcext:value-type="float">
            <text:p>1.1459194183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7:.AI7])" office:value-type="float" office:value="308.757575757576" calcext:value-type="float">
            <text:p>308.7575757576</text:p>
          </table:table-cell>
          <table:table-cell table:formula="of:=STDEVPA([.B7:.AI7])" office:value-type="float" office:value="1.61489849629991" calcext:value-type="float">
            <text:p>1.6148984963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VERAGE([.B8:.AI8])" office:value-type="float" office:value="309.848484848485" calcext:value-type="float">
            <text:p>309.8484848485</text:p>
          </table:table-cell>
          <table:table-cell table:formula="of:=STDEVPA([.B8:.AI8])" office:value-type="float" office:value="2.00183570483803" calcext:value-type="float">
            <text:p>2.0018357048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VERAGE([.B9:.AI9])" office:value-type="float" office:value="310.515151515151" calcext:value-type="float">
            <text:p>310.5151515152</text:p>
          </table:table-cell>
          <table:table-cell table:formula="of:=STDEVPA([.B9:.AI9])" office:value-type="float" office:value="1.47958249887681" calcext:value-type="float">
            <text:p>1.4795824989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AVERAGE([.B10:.AI10])" office:value-type="float" office:value="310" calcext:value-type="float">
            <text:p>310</text:p>
          </table:table-cell>
          <table:table-cell table:formula="of:=STDEVPA([.B10:.AI10])" office:value-type="float" office:value="1.70560573084488" calcext:value-type="float">
            <text:p>1.7056057308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4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11:.AI11])" office:value-type="float" office:value="309.575757575758" calcext:value-type="float">
            <text:p>309.5757575758</text:p>
          </table:table-cell>
          <table:table-cell table:formula="of:=STDEVPA([.B11:.AI11])" office:value-type="float" office:value="1.27992194436017" calcext:value-type="float">
            <text:p>1.2799219444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5" calcext:value-type="float">
            <text:p>305</text:p>
          </table:table-cell>
          <table:table-cell/>
          <table:table-cell table:formula="of:=AVERAGE([.B12:.AI12])" office:value-type="float" office:value="308.272727272727" calcext:value-type="float">
            <text:p>308.2727272727</text:p>
          </table:table-cell>
          <table:table-cell table:formula="of:=STDEVPA([.B12:.AI12])" office:value-type="float" office:value="1.30900673130031" calcext:value-type="float">
            <text:p>1.3090067313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6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/>
          <table:table-cell table:formula="of:=AVERAGE([.B13:.AI13])" office:value-type="float" office:value="308.606060606061" calcext:value-type="float">
            <text:p>308.6060606061</text:p>
          </table:table-cell>
          <table:table-cell table:formula="of:=STDEVPA([.B13:.AI13])" office:value-type="float" office:value="0.814244172275419" calcext:value-type="float">
            <text:p>0.8142441723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4" office:value-type="float" office:value="306" calcext:value-type="float">
            <text:p>306</text:p>
          </table:table-cell>
          <table:table-cell/>
          <table:table-cell table:formula="of:=AVERAGE([.B14:.AI14])" office:value-type="float" office:value="308.454545454545" calcext:value-type="float">
            <text:p>308.4545454545</text:p>
          </table:table-cell>
          <table:table-cell table:formula="of:=STDEVPA([.B14:.AI14])" office:value-type="float" office:value="1.15708382375981" calcext:value-type="float">
            <text:p>1.1570838238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AVERAGE([.B15:.AI15])" office:value-type="float" office:value="308.212121212121" calcext:value-type="float">
            <text:p>308.2121212121</text:p>
          </table:table-cell>
          <table:table-cell table:formula="of:=STDEVPA([.B15:.AI15])" office:value-type="float" office:value="2.07083025009332" calcext:value-type="float">
            <text:p>2.0708302501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AVERAGE([.B16:.AI16])" office:value-type="float" office:value="308.242424242424" calcext:value-type="float">
            <text:p>308.2424242424</text:p>
          </table:table-cell>
          <table:table-cell table:formula="of:=STDEVPA([.B16:.AI16])" office:value-type="float" office:value="1.90740666446742" calcext:value-type="float">
            <text:p>1.9074066645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7:.AI17])" office:value-type="float" office:value="308.030303030303" calcext:value-type="float">
            <text:p>308.0303030303</text:p>
          </table:table-cell>
          <table:table-cell table:formula="of:=STDEVPA([.B17:.AI17])" office:value-type="float" office:value="1.93037676468279" calcext:value-type="float">
            <text:p>1.9303767647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AVERAGE([.B18:.AI18])" office:value-type="float" office:value="308.484848484848" calcext:value-type="float">
            <text:p>308.4848484848</text:p>
          </table:table-cell>
          <table:table-cell table:formula="of:=STDEVPA([.B18:.AI18])" office:value-type="float" office:value="1.65366832116876" calcext:value-type="float">
            <text:p>1.6536683212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9:.AI19])" office:value-type="float" office:value="308.393939393939" calcext:value-type="float">
            <text:p>308.3939393939</text:p>
          </table:table-cell>
          <table:table-cell table:formula="of:=STDEVPA([.B19:.AI19])" office:value-type="float" office:value="1.53621719462262" calcext:value-type="float">
            <text:p>1.5362171946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AVERAGE([.B20:.AI20])" office:value-type="float" office:value="308.424242424242" calcext:value-type="float">
            <text:p>308.4242424242</text:p>
          </table:table-cell>
          <table:table-cell table:formula="of:=STDEVPA([.B20:.AI20])" office:value-type="float" office:value="1.10179751289078" calcext:value-type="float">
            <text:p>1.1017975129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AVERAGE([.B21:.AI21])" office:value-type="float" office:value="308.181818181818" calcext:value-type="float">
            <text:p>308.1818181818</text:p>
          </table:table-cell>
          <table:table-cell table:formula="of:=STDEVPA([.B21:.AI21])" office:value-type="float" office:value="1.6958871005616" calcext:value-type="float">
            <text:p>1.6958871006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AVERAGE([.B22:.AI22])" office:value-type="float" office:value="308.757575757576" calcext:value-type="float">
            <text:p>308.7575757576</text:p>
          </table:table-cell>
          <table:table-cell table:formula="of:=STDEVPA([.B22:.AI22])" office:value-type="float" office:value="0.922128730588057" calcext:value-type="float">
            <text:p>0.9221287306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AVERAGE([.B23:.AI23])" office:value-type="float" office:value="308.757575757576" calcext:value-type="float">
            <text:p>308.7575757576</text:p>
          </table:table-cell>
          <table:table-cell table:formula="of:=STDEVPA([.B23:.AI23])" office:value-type="float" office:value="1.10179751289078" calcext:value-type="float">
            <text:p>1.1017975129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24:.AI24])" office:value-type="float" office:value="308.636363636364" calcext:value-type="float">
            <text:p>308.6363636364</text:p>
          </table:table-cell>
          <table:table-cell table:formula="of:=STDEVPA([.B24:.AI24])" office:value-type="float" office:value="1.22643068756655" calcext:value-type="float">
            <text:p>1.2264306876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25:.AI25])" office:value-type="float" office:value="308.545454545455" calcext:value-type="float">
            <text:p>308.5454545455</text:p>
          </table:table-cell>
          <table:table-cell table:formula="of:=STDEVPA([.B25:.AI25])" office:value-type="float" office:value="1.49931113658824" calcext:value-type="float">
            <text:p>1.4993111366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26:.AI26])" office:value-type="float" office:value="307.878787878788" calcext:value-type="float">
            <text:p>307.8787878788</text:p>
          </table:table-cell>
          <table:table-cell table:formula="of:=STDEVPA([.B26:.AI26])" office:value-type="float" office:value="2.05614490347726" calcext:value-type="float">
            <text:p>2.0561449035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27:.AI27])" office:value-type="float" office:value="306.939393939394" calcext:value-type="float">
            <text:p>306.9393939394</text:p>
          </table:table-cell>
          <table:table-cell table:formula="of:=STDEVPA([.B27:.AI27])" office:value-type="float" office:value="7.18980504620171" calcext:value-type="float">
            <text:p>7.1898050462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28:.AI28])" office:value-type="float" office:value="302.757575757576" calcext:value-type="float">
            <text:p>302.7575757576</text:p>
          </table:table-cell>
          <table:table-cell table:formula="of:=STDEVPA([.B28:.AI28])" office:value-type="float" office:value="32.3269568561223" calcext:value-type="float">
            <text:p>32.3269568561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AVERAGE([.B29:.AI29])" office:value-type="float" office:value="301.818181818182" calcext:value-type="float">
            <text:p>301.8181818182</text:p>
          </table:table-cell>
          <table:table-cell table:formula="of:=STDEVPA([.B29:.AI29])" office:value-type="float" office:value="33.2342052213411" calcext:value-type="float">
            <text:p>33.2342052213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30:.AI30])" office:value-type="float" office:value="292.909090909091" calcext:value-type="float">
            <text:p>292.9090909091</text:p>
          </table:table-cell>
          <table:table-cell table:formula="of:=STDEVPA([.B30:.AI30])" office:value-type="float" office:value="49.6047185172293" calcext:value-type="float">
            <text:p>49.6047185172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88" calcext:value-type="float">
            <text:p>288</text:p>
          </table:table-cell>
          <table:table-cell table:number-columns-repeated="6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31:.AI31])" office:value-type="float" office:value="285.242424242424" calcext:value-type="float">
            <text:p>285.2424242424</text:p>
          </table:table-cell>
          <table:table-cell table:formula="of:=STDEVPA([.B31:.AI31])" office:value-type="float" office:value="61.6633235636138" calcext:value-type="float">
            <text:p>61.6633235636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32:.AI32])" office:value-type="float" office:value="279.727272727273" calcext:value-type="float">
            <text:p>279.7272727273</text:p>
          </table:table-cell>
          <table:table-cell table:formula="of:=STDEVPA([.B32:.AI32])" office:value-type="float" office:value="67.6722371467116" calcext:value-type="float">
            <text:p>67.6722371467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91" calcext:value-type="float">
            <text:p>191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33:.AI33])" office:value-type="float" office:value="281.666666666667" calcext:value-type="float">
            <text:p>281.6666666667</text:p>
          </table:table-cell>
          <table:table-cell table:formula="of:=STDEVPA([.B33:.AI33])" office:value-type="float" office:value="63.5112333975397" calcext:value-type="float">
            <text:p>63.5112333975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4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34:.AI34])" office:value-type="float" office:value="280.090909090909" calcext:value-type="float">
            <text:p>280.0909090909</text:p>
          </table:table-cell>
          <table:table-cell table:formula="of:=STDEVPA([.B34:.AI34])" office:value-type="float" office:value="67.8261430049736" calcext:value-type="float">
            <text:p>67.826143005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35:.AI35])" office:value-type="float" office:value="282.393939393939" calcext:value-type="float">
            <text:p>282.3939393939</text:p>
          </table:table-cell>
          <table:table-cell table:formula="of:=STDEVPA([.B35:.AI35])" office:value-type="float" office:value="63.3427135289328" calcext:value-type="float">
            <text:p>63.3427135289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245" calcext:value-type="float">
            <text:p>24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36:.AI36])" office:value-type="float" office:value="284.30303030303" calcext:value-type="float">
            <text:p>284.303030303</text:p>
          </table:table-cell>
          <table:table-cell table:formula="of:=STDEVPA([.B36:.AI36])" office:value-type="float" office:value="62.0188069464391" calcext:value-type="float">
            <text:p>62.0188069464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310" calcext:value-type="float">
            <text:p>310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AVERAGE([.B37:.AI37])" office:value-type="float" office:value="286.060606060606" calcext:value-type="float">
            <text:p>286.0606060606</text:p>
          </table:table-cell>
          <table:table-cell table:formula="of:=STDEVPA([.B37:.AI37])" office:value-type="float" office:value="62.0722645299422" calcext:value-type="float">
            <text:p>62.0722645299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AVERAGE([.B38:.AI38])" office:value-type="float" office:value="290.151515151515" calcext:value-type="float">
            <text:p>290.1515151515</text:p>
          </table:table-cell>
          <table:table-cell table:formula="of:=STDEVPA([.B38:.AI38])" office:value-type="float" office:value="54.5949943382654" calcext:value-type="float">
            <text:p>54.5949943383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185" calcext:value-type="float">
            <text:p>18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AVERAGE([.B39:.AI39])" office:value-type="float" office:value="281.878787878788" calcext:value-type="float">
            <text:p>281.8787878788</text:p>
          </table:table-cell>
          <table:table-cell table:formula="of:=STDEVPA([.B39:.AI39])" office:value-type="float" office:value="58.0374787872915" calcext:value-type="float">
            <text:p>58.0374787873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261" calcext:value-type="float">
            <text:p>261</text:p>
          </table:table-cell>
          <table:table-cell office:value-type="float" office:value="307" calcext:value-type="float">
            <text:p>307</text:p>
          </table:table-cell>
          <table:table-cell office:value-type="float" office:value="284" calcext:value-type="float">
            <text:p>284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29" calcext:value-type="float">
            <text:p>22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65" calcext:value-type="float">
            <text:p>165</text:p>
          </table:table-cell>
          <table:table-cell office:value-type="float" office:value="307" calcext:value-type="float">
            <text:p>307</text:p>
          </table:table-cell>
          <table:table-cell office:value-type="float" office:value="273" calcext:value-type="float">
            <text:p>273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40:.AI40])" office:value-type="float" office:value="270.69696969697" calcext:value-type="float">
            <text:p>270.696969697</text:p>
          </table:table-cell>
          <table:table-cell table:formula="of:=STDEVPA([.B40:.AI40])" office:value-type="float" office:value="63.1282892205085" calcext:value-type="float">
            <text:p>63.1282892205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06" calcext:value-type="float">
            <text:p>306</text:p>
          </table:table-cell>
          <table:table-cell/>
          <table:table-cell table:formula="of:=AVERAGE([.B41:.AI41])" office:value-type="float" office:value="259.757575757576" calcext:value-type="float">
            <text:p>259.7575757576</text:p>
          </table:table-cell>
          <table:table-cell table:formula="of:=STDEVPA([.B41:.AI41])" office:value-type="float" office:value="75.6943736362463" calcext:value-type="float">
            <text:p>75.6943736362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42:.AI42])" office:value-type="float" office:value="262.212121212121" calcext:value-type="float">
            <text:p>262.2121212121</text:p>
          </table:table-cell>
          <table:table-cell table:formula="of:=STDEVPA([.B42:.AI42])" office:value-type="float" office:value="72.9473689789769" calcext:value-type="float">
            <text:p>72.947368979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AVERAGE([.B43:.AI43])" office:value-type="float" office:value="262.575757575758" calcext:value-type="float">
            <text:p>262.5757575758</text:p>
          </table:table-cell>
          <table:table-cell table:formula="of:=STDEVPA([.B43:.AI43])" office:value-type="float" office:value="72.7486458493279" calcext:value-type="float">
            <text:p>72.7486458493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21" calcext:value-type="float">
            <text:p>321</text:p>
          </table:table-cell>
          <table:table-cell office:value-type="float" office:value="266" calcext:value-type="float">
            <text:p>266</text:p>
          </table:table-cell>
          <table:table-cell office:value-type="float" office:value="204" calcext:value-type="float">
            <text:p>204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44:.AI44])" office:value-type="float" office:value="257.545454545455" calcext:value-type="float">
            <text:p>257.5454545455</text:p>
          </table:table-cell>
          <table:table-cell table:formula="of:=STDEVPA([.B44:.AI44])" office:value-type="float" office:value="69.3563878813257" calcext:value-type="float">
            <text:p>69.3563878813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float" office:value="309" calcext:value-type="float">
            <text:p>309</text:p>
          </table:table-cell>
          <table:table-cell office:value-type="float" office:value="355" calcext:value-type="float">
            <text:p>35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6" calcext:value-type="float">
            <text:p>316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45:.AI45])" office:value-type="float" office:value="263.090909090909" calcext:value-type="float">
            <text:p>263.0909090909</text:p>
          </table:table-cell>
          <table:table-cell table:formula="of:=STDEVPA([.B45:.AI45])" office:value-type="float" office:value="64.7664164921463" calcext:value-type="float">
            <text:p>64.7664164921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77" calcext:value-type="float">
            <text:p>277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85" calcext:value-type="float">
            <text:p>285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46:.AI46])" office:value-type="float" office:value="276.060606060606" calcext:value-type="float">
            <text:p>276.0606060606</text:p>
          </table:table-cell>
          <table:table-cell table:formula="of:=STDEVPA([.B46:.AI46])" office:value-type="float" office:value="51.2752166456363" calcext:value-type="float">
            <text:p>51.2752166456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22" calcext:value-type="float">
            <text:p>322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47:.AI47])" office:value-type="float" office:value="277.242424242424" calcext:value-type="float">
            <text:p>277.2424242424</text:p>
          </table:table-cell>
          <table:table-cell table:formula="of:=STDEVPA([.B47:.AI47])" office:value-type="float" office:value="51.8523722043067" calcext:value-type="float">
            <text:p>51.8523722043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AVERAGE([.B48:.AI48])" office:value-type="float" office:value="263.575757575758" calcext:value-type="float">
            <text:p>263.5757575758</text:p>
          </table:table-cell>
          <table:table-cell table:formula="of:=STDEVPA([.B48:.AI48])" office:value-type="float" office:value="61.7075361553633" calcext:value-type="float">
            <text:p>61.7075361554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45" calcext:value-type="float">
            <text:p>345</text:p>
          </table:table-cell>
          <table:table-cell office:value-type="float" office:value="188" calcext:value-type="float">
            <text:p>18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68" calcext:value-type="float">
            <text:p>368</text:p>
          </table:table-cell>
          <table:table-cell office:value-type="float" office:value="314" calcext:value-type="float">
            <text:p>314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96" calcext:value-type="float">
            <text:p>39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/>
          <table:table-cell table:formula="of:=AVERAGE([.B49:.AI49])" office:value-type="float" office:value="271.212121212121" calcext:value-type="float">
            <text:p>271.2121212121</text:p>
          </table:table-cell>
          <table:table-cell table:formula="of:=STDEVPA([.B49:.AI49])" office:value-type="float" office:value="69.6540183860102" calcext:value-type="float">
            <text:p>69.654018386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62" calcext:value-type="float">
            <text:p>362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50:.AI50])" office:value-type="float" office:value="267" calcext:value-type="float">
            <text:p>267</text:p>
          </table:table-cell>
          <table:table-cell table:formula="of:=STDEVPA([.B50:.AI50])" office:value-type="float" office:value="67.5165524037243" calcext:value-type="float">
            <text:p>67.5165524037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246" calcext:value-type="float">
            <text:p>246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/>
          <table:table-cell table:formula="of:=AVERAGE([.B51:.AI51])" office:value-type="float" office:value="266.969696969697" calcext:value-type="float">
            <text:p>266.9696969697</text:p>
          </table:table-cell>
          <table:table-cell table:formula="of:=STDEVPA([.B51:.AI51])" office:value-type="float" office:value="68.4368697584308" calcext:value-type="float">
            <text:p>68.4368697584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90" calcext:value-type="float">
            <text:p>29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81" calcext:value-type="float">
            <text:p>38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52:.AI52])" office:value-type="float" office:value="267.787878787879" calcext:value-type="float">
            <text:p>267.7878787879</text:p>
          </table:table-cell>
          <table:table-cell table:formula="of:=STDEVPA([.B52:.AI52])" office:value-type="float" office:value="77.5545780747271" calcext:value-type="float">
            <text:p>77.5545780747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277" calcext:value-type="float">
            <text:p>27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53:.AI53])" office:value-type="float" office:value="259.575757575758" calcext:value-type="float">
            <text:p>259.5757575758</text:p>
          </table:table-cell>
          <table:table-cell table:formula="of:=STDEVPA([.B53:.AI53])" office:value-type="float" office:value="81.3667456095716" calcext:value-type="float">
            <text:p>81.3667456096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54:.AI54])" office:value-type="float" office:value="255.181818181818" calcext:value-type="float">
            <text:p>255.1818181818</text:p>
          </table:table-cell>
          <table:table-cell table:formula="of:=STDEVPA([.B54:.AI54])" office:value-type="float" office:value="78.5618669721434" calcext:value-type="float">
            <text:p>78.5618669721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159" calcext:value-type="float">
            <text:p>159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55:.AI55])" office:value-type="float" office:value="257.121212121212" calcext:value-type="float">
            <text:p>257.1212121212</text:p>
          </table:table-cell>
          <table:table-cell table:formula="of:=STDEVPA([.B55:.AI55])" office:value-type="float" office:value="77.0307917873057" calcext:value-type="float">
            <text:p>77.0307917873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office:value-type="float" office:value="333" calcext:value-type="float">
            <text:p>33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56:.AI56])" office:value-type="float" office:value="265.545454545455" calcext:value-type="float">
            <text:p>265.5454545455</text:p>
          </table:table-cell>
          <table:table-cell table:formula="of:=STDEVPA([.B56:.AI56])" office:value-type="float" office:value="72.471139881352" calcext:value-type="float">
            <text:p>72.4711398814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281" calcext:value-type="float">
            <text:p>281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18" calcext:value-type="float">
            <text:p>3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 office:value-type="float" office:value="310" calcext:value-type="float">
            <text:p>3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57:.AI57])" office:value-type="float" office:value="265.30303030303" calcext:value-type="float">
            <text:p>265.303030303</text:p>
          </table:table-cell>
          <table:table-cell table:formula="of:=STDEVPA([.B57:.AI57])" office:value-type="float" office:value="77.0216360191063" calcext:value-type="float">
            <text:p>77.0216360191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261" calcext:value-type="float">
            <text:p>261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87" calcext:value-type="float">
            <text:p>387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AVERAGE([.B58:.AI58])" office:value-type="float" office:value="268.69696969697" calcext:value-type="float">
            <text:p>268.696969697</text:p>
          </table:table-cell>
          <table:table-cell table:formula="of:=STDEVPA([.B58:.AI58])" office:value-type="float" office:value="77.031471273596" calcext:value-type="float">
            <text:p>77.0314712736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  <table:table-cell office:value-type="float" office:value="307" calcext:value-type="float">
            <text:p>307</text:p>
          </table:table-cell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252" calcext:value-type="float">
            <text:p>252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AVERAGE([.B59:.AI59])" office:value-type="float" office:value="261.878787878788" calcext:value-type="float">
            <text:p>261.8787878788</text:p>
          </table:table-cell>
          <table:table-cell table:formula="of:=STDEVPA([.B59:.AI59])" office:value-type="float" office:value="74.1761856645574" calcext:value-type="float">
            <text:p>74.1761856646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162" calcext:value-type="float">
            <text:p>16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AVERAGE([.B60:.AI60])" office:value-type="float" office:value="253.454545454545" calcext:value-type="float">
            <text:p>253.4545454545</text:p>
          </table:table-cell>
          <table:table-cell table:formula="of:=STDEVPA([.B60:.AI60])" office:value-type="float" office:value="75.5304838756535" calcext:value-type="float">
            <text:p>75.5304838757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39" calcext:value-type="float">
            <text:p>339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AVERAGE([.B61:.AI61])" office:value-type="float" office:value="251.636363636364" calcext:value-type="float">
            <text:p>251.6363636364</text:p>
          </table:table-cell>
          <table:table-cell table:formula="of:=STDEVPA([.B61:.AI61])" office:value-type="float" office:value="82.2139920929994" calcext:value-type="float">
            <text:p>82.213992093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AVERAGE([.B62:.AI62])" office:value-type="float" office:value="255.060606060606" calcext:value-type="float">
            <text:p>255.0606060606</text:p>
          </table:table-cell>
          <table:table-cell table:formula="of:=STDEVPA([.B62:.AI62])" office:value-type="float" office:value="84.9013471692166" calcext:value-type="float">
            <text:p>84.9013471692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  <table:table-cell office:value-type="float" office:value="119" calcext:value-type="float">
            <text:p>119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223" calcext:value-type="float">
            <text:p>223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AVERAGE([.B63:.AI63])" office:value-type="float" office:value="255.545454545455" calcext:value-type="float">
            <text:p>255.5454545455</text:p>
          </table:table-cell>
          <table:table-cell table:formula="of:=STDEVPA([.B63:.AI63])" office:value-type="float" office:value="78.7316465997539" calcext:value-type="float">
            <text:p>78.7316465998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261" calcext:value-type="float">
            <text:p>261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office:value-type="float" office:value="310" calcext:value-type="float">
            <text:p>310</text:p>
          </table:table-cell>
          <table:table-cell office:value-type="float" office:value="141" calcext:value-type="float">
            <text:p>141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AVERAGE([.B64:.AI64])" office:value-type="float" office:value="258.333333333333" calcext:value-type="float">
            <text:p>258.3333333333</text:p>
          </table:table-cell>
          <table:table-cell table:formula="of:=STDEVPA([.B64:.AI64])" office:value-type="float" office:value="75.7330505756565" calcext:value-type="float">
            <text:p>75.7330505757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309" calcext:value-type="float">
            <text:p>309</text:p>
          </table:table-cell>
          <table:table-cell office:value-type="float" office:value="190" calcext:value-type="float">
            <text:p>190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259" calcext:value-type="float">
            <text:p>25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AVERAGE([.B65:.AI65])" office:value-type="float" office:value="261.090909090909" calcext:value-type="float">
            <text:p>261.0909090909</text:p>
          </table:table-cell>
          <table:table-cell table:formula="of:=STDEVPA([.B65:.AI65])" office:value-type="float" office:value="70.2205890709882" calcext:value-type="float">
            <text:p>70.220589071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AVERAGE([.B66:.AI66])" office:value-type="float" office:value="267.333333333333" calcext:value-type="float">
            <text:p>267.3333333333</text:p>
          </table:table-cell>
          <table:table-cell table:formula="of:=STDEVPA([.B66:.AI66])" office:value-type="float" office:value="75.2956462448816" calcext:value-type="float">
            <text:p>75.2956462449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10" calcext:value-type="float">
            <text:p>310</text:p>
          </table:table-cell>
          <table:table-cell/>
          <table:table-cell table:formula="of:=AVERAGE([.B67:.AI67])" office:value-type="float" office:value="266.848484848485" calcext:value-type="float">
            <text:p>266.8484848485</text:p>
          </table:table-cell>
          <table:table-cell table:formula="of:=STDEVPA([.B67:.AI67])" office:value-type="float" office:value="72.3330349995752" calcext:value-type="float">
            <text:p>72.3330349996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222" calcext:value-type="float">
            <text:p>222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AVERAGE([.B68:.AI68])" office:value-type="float" office:value="261.727272727273" calcext:value-type="float">
            <text:p>261.7272727273</text:p>
          </table:table-cell>
          <table:table-cell table:formula="of:=STDEVPA([.B68:.AI68])" office:value-type="float" office:value="70.1588123699942" calcext:value-type="float">
            <text:p>70.15881237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69:.AI69])" office:value-type="float" office:value="271" calcext:value-type="float">
            <text:p>271</text:p>
          </table:table-cell>
          <table:table-cell table:formula="of:=STDEVPA([.B69:.AI69])" office:value-type="float" office:value="68.7899746043027" calcext:value-type="float">
            <text:p>68.7899746043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70:.AI70])" office:value-type="float" office:value="266.606060606061" calcext:value-type="float">
            <text:p>266.6060606061</text:p>
          </table:table-cell>
          <table:table-cell table:formula="of:=STDEVPA([.B70:.AI70])" office:value-type="float" office:value="68.2996691921264" calcext:value-type="float">
            <text:p>68.2996691921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326" calcext:value-type="float">
            <text:p>326</text:p>
          </table:table-cell>
          <table:table-cell office:value-type="float" office:value="134" calcext:value-type="float">
            <text:p>134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71:.AI71])" office:value-type="float" office:value="267.393939393939" calcext:value-type="float">
            <text:p>267.3939393939</text:p>
          </table:table-cell>
          <table:table-cell table:formula="of:=STDEVPA([.B71:.AI71])" office:value-type="float" office:value="65.4277021275644" calcext:value-type="float">
            <text:p>65.4277021276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243" calcext:value-type="float">
            <text:p>24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72:.AI72])" office:value-type="float" office:value="279.575757575758" calcext:value-type="float">
            <text:p>279.5757575758</text:p>
          </table:table-cell>
          <table:table-cell table:formula="of:=STDEVPA([.B72:.AI72])" office:value-type="float" office:value="60.1039656348243" calcext:value-type="float">
            <text:p>60.1039656348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83" calcext:value-type="float">
            <text:p>383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234" calcext:value-type="float">
            <text:p>234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table:formula="of:=AVERAGE([.B73:.AI73])" office:value-type="float" office:value="290.151515151515" calcext:value-type="float">
            <text:p>290.1515151515</text:p>
          </table:table-cell>
          <table:table-cell table:formula="of:=STDEVPA([.B73:.AI73])" office:value-type="float" office:value="54.6510257810083" calcext:value-type="float">
            <text:p>54.651025781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211" calcext:value-type="float">
            <text:p>211</text:p>
          </table:table-cell>
          <table:table-cell office:value-type="float" office:value="309" calcext:value-type="float">
            <text:p>309</text:p>
          </table:table-cell>
          <table:table-cell office:value-type="float" office:value="325" calcext:value-type="float">
            <text:p>325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AVERAGE([.B74:.AI74])" office:value-type="float" office:value="298.272727272727" calcext:value-type="float">
            <text:p>298.2727272727</text:p>
          </table:table-cell>
          <table:table-cell table:formula="of:=STDEVPA([.B74:.AI74])" office:value-type="float" office:value="47.6936389426545" calcext:value-type="float">
            <text:p>47.6936389427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75:.AI75])" office:value-type="float" office:value="297.030303030303" calcext:value-type="float">
            <text:p>297.0303030303</text:p>
          </table:table-cell>
          <table:table-cell table:formula="of:=STDEVPA([.B75:.AI75])" office:value-type="float" office:value="45.103574304701" calcext:value-type="float">
            <text:p>45.1035743047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76:.AI76])" office:value-type="float" office:value="297.090909090909" calcext:value-type="float">
            <text:p>297.0909090909</text:p>
          </table:table-cell>
          <table:table-cell table:formula="of:=STDEVPA([.B76:.AI76])" office:value-type="float" office:value="45.1572093216466" calcext:value-type="float">
            <text:p>45.1572093216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77:.AI77])" office:value-type="float" office:value="297" calcext:value-type="float">
            <text:p>297</text:p>
          </table:table-cell>
          <table:table-cell table:formula="of:=STDEVPA([.B77:.AI77])" office:value-type="float" office:value="45.0057235417358" calcext:value-type="float">
            <text:p>45.0057235417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78:.AI78])" office:value-type="float" office:value="292.333333333333" calcext:value-type="float">
            <text:p>292.3333333333</text:p>
          </table:table-cell>
          <table:table-cell table:formula="of:=STDEVPA([.B78:.AI78])" office:value-type="float" office:value="50.7785845260051" calcext:value-type="float">
            <text:p>50.778584526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247" calcext:value-type="float">
            <text:p>247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79:.AI79])" office:value-type="float" office:value="294.666666666667" calcext:value-type="float">
            <text:p>294.6666666667</text:p>
          </table:table-cell>
          <table:table-cell table:formula="of:=STDEVPA([.B79:.AI79])" office:value-type="float" office:value="45.8744443722716" calcext:value-type="float">
            <text:p>45.8744443723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AVERAGE([.B80:.AI80])" office:value-type="float" office:value="289.181818181818" calcext:value-type="float">
            <text:p>289.1818181818</text:p>
          </table:table-cell>
          <table:table-cell table:formula="of:=STDEVPA([.B80:.AI80])" office:value-type="float" office:value="48.3757105001176" calcext:value-type="float">
            <text:p>48.3757105001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79" calcext:value-type="float">
            <text:p>17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81:.AI81])" office:value-type="float" office:value="283.909090909091" calcext:value-type="float">
            <text:p>283.9090909091</text:p>
          </table:table-cell>
          <table:table-cell table:formula="of:=STDEVPA([.B81:.AI81])" office:value-type="float" office:value="55.2971935483626" calcext:value-type="float">
            <text:p>55.2971935484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81" calcext:value-type="float">
            <text:p>281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VERAGE([.B82:.AI82])" office:value-type="float" office:value="280.272727272727" calcext:value-type="float">
            <text:p>280.2727272727</text:p>
          </table:table-cell>
          <table:table-cell table:formula="of:=STDEVPA([.B82:.AI82])" office:value-type="float" office:value="60.6191652498802" calcext:value-type="float">
            <text:p>60.6191652499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6" calcext:value-type="float">
            <text:p>306</text:p>
          </table:table-cell>
          <table:table-cell/>
          <table:table-cell table:formula="of:=AVERAGE([.B83:.AI83])" office:value-type="float" office:value="275.060606060606" calcext:value-type="float">
            <text:p>275.0606060606</text:p>
          </table:table-cell>
          <table:table-cell table:formula="of:=STDEVPA([.B83:.AI83])" office:value-type="float" office:value="66.7718591578089" calcext:value-type="float">
            <text:p>66.7718591578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AVERAGE([.B84:.AI84])" office:value-type="float" office:value="270.424242424242" calcext:value-type="float">
            <text:p>270.4242424242</text:p>
          </table:table-cell>
          <table:table-cell table:formula="of:=STDEVPA([.B84:.AI84])" office:value-type="float" office:value="62.7274191185527" calcext:value-type="float">
            <text:p>62.7274191186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office:value-type="float" office:value="216" calcext:value-type="float">
            <text:p>216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85:.AI85])" office:value-type="float" office:value="268.151515151515" calcext:value-type="float">
            <text:p>268.1515151515</text:p>
          </table:table-cell>
          <table:table-cell table:formula="of:=STDEVPA([.B85:.AI85])" office:value-type="float" office:value="67.7567490598454" calcext:value-type="float">
            <text:p>67.7567490598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90" calcext:value-type="float">
            <text:p>19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86:.AI86])" office:value-type="float" office:value="268.878787878788" calcext:value-type="float">
            <text:p>268.8787878788</text:p>
          </table:table-cell>
          <table:table-cell table:formula="of:=STDEVPA([.B86:.AI86])" office:value-type="float" office:value="68.859874217999" calcext:value-type="float">
            <text:p>68.859874218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87:.AI87])" office:value-type="float" office:value="271.575757575758" calcext:value-type="float">
            <text:p>271.5757575758</text:p>
          </table:table-cell>
          <table:table-cell table:formula="of:=STDEVPA([.B87:.AI87])" office:value-type="float" office:value="67.6788451362132" calcext:value-type="float">
            <text:p>67.6788451362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216" calcext:value-type="float">
            <text:p>216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47" calcext:value-type="float">
            <text:p>34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70" calcext:value-type="float">
            <text:p>370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88:.AI88])" office:value-type="float" office:value="275.787878787879" calcext:value-type="float">
            <text:p>275.7878787879</text:p>
          </table:table-cell>
          <table:table-cell table:formula="of:=STDEVPA([.B88:.AI88])" office:value-type="float" office:value="69.4252410546803" calcext:value-type="float">
            <text:p>69.4252410547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314" calcext:value-type="float">
            <text:p>314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194" calcext:value-type="float">
            <text:p>194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214" calcext:value-type="float">
            <text:p>214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89:.AI89])" office:value-type="float" office:value="273.545454545455" calcext:value-type="float">
            <text:p>273.5454545455</text:p>
          </table:table-cell>
          <table:table-cell table:formula="of:=STDEVPA([.B89:.AI89])" office:value-type="float" office:value="62.8485871247816" calcext:value-type="float">
            <text:p>62.8485871248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AVERAGE([.B90:.AI90])" office:value-type="float" office:value="278.545454545455" calcext:value-type="float">
            <text:p>278.5454545455</text:p>
          </table:table-cell>
          <table:table-cell table:formula="of:=STDEVPA([.B90:.AI90])" office:value-type="float" office:value="58.3926577519712" calcext:value-type="float">
            <text:p>58.392657752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246" calcext:value-type="float">
            <text:p>246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7" calcext:value-type="float">
            <text:p>307</text:p>
          </table:table-cell>
          <table:table-cell/>
          <table:table-cell table:formula="of:=AVERAGE([.B91:.AI91])" office:value-type="float" office:value="281.363636363636" calcext:value-type="float">
            <text:p>281.3636363636</text:p>
          </table:table-cell>
          <table:table-cell table:formula="of:=STDEVPA([.B91:.AI91])" office:value-type="float" office:value="56.1674003270948" calcext:value-type="float">
            <text:p>56.1674003271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75" calcext:value-type="float">
            <text:p>27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AVERAGE([.B92:.AI92])" office:value-type="float" office:value="289.666666666667" calcext:value-type="float">
            <text:p>289.6666666667</text:p>
          </table:table-cell>
          <table:table-cell table:formula="of:=STDEVPA([.B92:.AI92])" office:value-type="float" office:value="41.9282696754803" calcext:value-type="float">
            <text:p>41.9282696755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93:.AI93])" office:value-type="float" office:value="295.090909090909" calcext:value-type="float">
            <text:p>295.0909090909</text:p>
          </table:table-cell>
          <table:table-cell table:formula="of:=STDEVPA([.B93:.AI93])" office:value-type="float" office:value="37.9036766717183" calcext:value-type="float">
            <text:p>37.9036766717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91" calcext:value-type="float">
            <text:p>191</text:p>
          </table:table-cell>
          <table:table-cell office:value-type="float" office:value="270" calcext:value-type="float">
            <text:p>27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table:number-columns-repeated="5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94:.AI94])" office:value-type="float" office:value="296.515151515151" calcext:value-type="float">
            <text:p>296.5151515152</text:p>
          </table:table-cell>
          <table:table-cell table:formula="of:=STDEVPA([.B94:.AI94])" office:value-type="float" office:value="33.5948419671119" calcext:value-type="float">
            <text:p>33.5948419671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95:.AI95])" office:value-type="float" office:value="293.212121212121" calcext:value-type="float">
            <text:p>293.2121212121</text:p>
          </table:table-cell>
          <table:table-cell table:formula="of:=STDEVPA([.B95:.AI95])" office:value-type="float" office:value="38.0101721439084" calcext:value-type="float">
            <text:p>38.0101721439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AVERAGE([.B96:.AI96])" office:value-type="float" office:value="290.878787878788" calcext:value-type="float">
            <text:p>290.8787878788</text:p>
          </table:table-cell>
          <table:table-cell table:formula="of:=STDEVPA([.B96:.AI96])" office:value-type="float" office:value="44.8619144512105" calcext:value-type="float">
            <text:p>44.8619144512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25" calcext:value-type="float">
            <text:p>325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97:.AI97])" office:value-type="float" office:value="292.909090909091" calcext:value-type="float">
            <text:p>292.9090909091</text:p>
          </table:table-cell>
          <table:table-cell table:formula="of:=STDEVPA([.B97:.AI97])" office:value-type="float" office:value="45.4721783980542" calcext:value-type="float">
            <text:p>45.4721783981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7" calcext:value-type="float">
            <text:p>307</text:p>
          </table:table-cell>
          <table:table-cell office:value-type="float" office:value="350" calcext:value-type="float">
            <text:p>35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275" calcext:value-type="float">
            <text:p>275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AVERAGE([.B98:.AI98])" office:value-type="float" office:value="294.575757575758" calcext:value-type="float">
            <text:p>294.5757575758</text:p>
          </table:table-cell>
          <table:table-cell table:formula="of:=STDEVPA([.B98:.AI98])" office:value-type="float" office:value="43.0095340403203" calcext:value-type="float">
            <text:p>43.0095340403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/>
          <table:table-cell table:formula="of:=AVERAGE([.B99:.AI99])" office:value-type="float" office:value="290.848484848485" calcext:value-type="float">
            <text:p>290.8484848485</text:p>
          </table:table-cell>
          <table:table-cell table:formula="of:=STDEVPA([.B99:.AI99])" office:value-type="float" office:value="45.5372782434955" calcext:value-type="float">
            <text:p>45.5372782435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00:.AI100])" office:value-type="float" office:value="291.909090909091" calcext:value-type="float">
            <text:p>291.9090909091</text:p>
          </table:table-cell>
          <table:table-cell table:formula="of:=STDEVPA([.B100:.AI100])" office:value-type="float" office:value="45.0268361975548" calcext:value-type="float">
            <text:p>45.0268361976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55" calcext:value-type="float">
            <text:p>355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01:.AI101])" office:value-type="float" office:value="290.242424242424" calcext:value-type="float">
            <text:p>290.2424242424</text:p>
          </table:table-cell>
          <table:table-cell table:formula="of:=STDEVPA([.B101:.AI101])" office:value-type="float" office:value="49.4766735996539" calcext:value-type="float">
            <text:p>49.4766735997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92" calcext:value-type="float">
            <text:p>192</text:p>
          </table:table-cell>
          <table:table-cell office:value-type="float" office:value="143" calcext:value-type="float">
            <text:p>143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02:.AI102])" office:value-type="float" office:value="277.757575757576" calcext:value-type="float">
            <text:p>277.7575757576</text:p>
          </table:table-cell>
          <table:table-cell table:formula="of:=STDEVPA([.B102:.AI102])" office:value-type="float" office:value="60.374101563316" calcext:value-type="float">
            <text:p>60.3741015633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AVERAGE([.B103:.AI103])" office:value-type="float" office:value="279.939393939394" calcext:value-type="float">
            <text:p>279.9393939394</text:p>
          </table:table-cell>
          <table:table-cell table:formula="of:=STDEVPA([.B103:.AI103])" office:value-type="float" office:value="62.1542262606247" calcext:value-type="float">
            <text:p>62.1542262606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20" calcext:value-type="float">
            <text:p>2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office:value-type="float" office:value="311" calcext:value-type="float">
            <text:p>311</text:p>
          </table:table-cell>
          <table:table-cell office:value-type="float" office:value="245" calcext:value-type="float">
            <text:p>245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04:.AI104])" office:value-type="float" office:value="273.030303030303" calcext:value-type="float">
            <text:p>273.0303030303</text:p>
          </table:table-cell>
          <table:table-cell table:formula="of:=STDEVPA([.B104:.AI104])" office:value-type="float" office:value="63.1388488431766" calcext:value-type="float">
            <text:p>63.1388488432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254" calcext:value-type="float">
            <text:p>254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272" calcext:value-type="float">
            <text:p>27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09" calcext:value-type="float">
            <text:p>309</text:p>
          </table:table-cell>
          <table:table-cell/>
          <table:table-cell table:formula="of:=AVERAGE([.B105:.AI105])" office:value-type="float" office:value="259.030303030303" calcext:value-type="float">
            <text:p>259.0303030303</text:p>
          </table:table-cell>
          <table:table-cell table:formula="of:=STDEVPA([.B105:.AI105])" office:value-type="float" office:value="75.6176526001479" calcext:value-type="float">
            <text:p>75.6176526001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231" calcext:value-type="float">
            <text:p>231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06:.AI106])" office:value-type="float" office:value="244.666666666667" calcext:value-type="float">
            <text:p>244.6666666667</text:p>
          </table:table-cell>
          <table:table-cell table:formula="of:=STDEVPA([.B106:.AI106])" office:value-type="float" office:value="82.7448310815067" calcext:value-type="float">
            <text:p>82.7448310815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262" calcext:value-type="float">
            <text:p>262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B107:.AI107])" office:value-type="float" office:value="222" calcext:value-type="float">
            <text:p>222</text:p>
          </table:table-cell>
          <table:table-cell table:formula="of:=STDEVPA([.B107:.AI107])" office:value-type="float" office:value="84.412048543996" calcext:value-type="float">
            <text:p>84.412048544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123" calcext:value-type="float">
            <text:p>123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265" calcext:value-type="float">
            <text:p>26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AVERAGE([.B108:.AI108])" office:value-type="float" office:value="205.909090909091" calcext:value-type="float">
            <text:p>205.9090909091</text:p>
          </table:table-cell>
          <table:table-cell table:formula="of:=STDEVPA([.B108:.AI108])" office:value-type="float" office:value="78.4931433548116" calcext:value-type="float">
            <text:p>78.4931433548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AVERAGE([.B109:.AI109])" office:value-type="float" office:value="125.727272727273" calcext:value-type="float">
            <text:p>125.7272727273</text:p>
          </table:table-cell>
          <table:table-cell table:formula="of:=STDEVPA([.B109:.AI109])" office:value-type="float" office:value="44.9648163650626" calcext:value-type="float">
            <text:p>44.9648163651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AVERAGE([.B110:.AI110])" office:value-type="float" office:value="108.30303030303" calcext:value-type="float">
            <text:p>108.303030303</text:p>
          </table:table-cell>
          <table:table-cell table:formula="of:=STDEVPA([.B110:.AI110])" office:value-type="float" office:value="44.5961574975304" calcext:value-type="float">
            <text:p>44.5961574975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B111:.AI111])" office:value-type="float" office:value="102.30303030303" calcext:value-type="float">
            <text:p>102.303030303</text:p>
          </table:table-cell>
          <table:table-cell table:formula="of:=STDEVPA([.B111:.AI111])" office:value-type="float" office:value="44.5356410546721" calcext:value-type="float">
            <text:p>44.5356410547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112:.AI112])" office:value-type="float" office:value="89.7878787878788" calcext:value-type="float">
            <text:p>89.7878787879</text:p>
          </table:table-cell>
          <table:table-cell table:formula="of:=STDEVPA([.B112:.AI112])" office:value-type="float" office:value="48.5085169502488" calcext:value-type="float">
            <text:p>48.5085169502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AVERAGE([.B113:.AI113])" office:value-type="float" office:value="86.6666666666667" calcext:value-type="float">
            <text:p>86.6666666667</text:p>
          </table:table-cell>
          <table:table-cell table:formula="of:=STDEVPA([.B113:.AI113])" office:value-type="float" office:value="53.5478639851651" calcext:value-type="float">
            <text:p>53.5478639852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114:.AI114])" office:value-type="float" office:value="77.4242424242424" calcext:value-type="float">
            <text:p>77.4242424242</text:p>
          </table:table-cell>
          <table:table-cell table:formula="of:=STDEVPA([.B114:.AI114])" office:value-type="float" office:value="55.125768215924" calcext:value-type="float">
            <text:p>55.1257682159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B115:.AI115])" office:value-type="float" office:value="65.3636363636364" calcext:value-type="float">
            <text:p>65.3636363636</text:p>
          </table:table-cell>
          <table:table-cell table:formula="of:=STDEVPA([.B115:.AI115])" office:value-type="float" office:value="54.7693888081036" calcext:value-type="float">
            <text:p>54.7693888081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6:.AI116])" office:value-type="float" office:value="63.5151515151515" calcext:value-type="float">
            <text:p>63.5151515152</text:p>
          </table:table-cell>
          <table:table-cell table:formula="of:=STDEVPA([.B116:.AI116])" office:value-type="float" office:value="62.9536246878659" calcext:value-type="float">
            <text:p>62.9536246879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B117:.AI117])" office:value-type="float" office:value="33.3333333333333" calcext:value-type="float">
            <text:p>33.3333333333</text:p>
          </table:table-cell>
          <table:table-cell table:formula="of:=STDEVPA([.B117:.AI117])" office:value-type="float" office:value="39.0257620170331" calcext:value-type="float">
            <text:p>39.025762017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18:.AI118])" office:value-type="float" office:value="8" calcext:value-type="float">
            <text:p>8</text:p>
          </table:table-cell>
          <table:table-cell table:formula="of:=STDEVPA([.B118:.AI118])" office:value-type="float" office:value="26.8339450334945" calcext:value-type="float">
            <text:p>26.8339450335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VERAGE([.B119:.AI119])" office:value-type="float" office:value="2.51515151515152" calcext:value-type="float">
            <text:p>2.5151515152</text:p>
          </table:table-cell>
          <table:table-cell table:formula="of:=STDEVPA([.B119:.AI119])" office:value-type="float" office:value="14.227845536602" calcext:value-type="float">
            <text:p>14.2278455366</text:p>
          </table:table-cell>
          <table:table-cell table:number-columns-repeated="987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76.49mm" svg:y="89.05mm">
            <loext:p draw:notify-on-update-of-ranges="medias.A1:medias.A142 medias.F1:medias.F1 medias.F1:medias.F142 medias.H1:medias.H1 medias.H1:medias.H142 medias.F1:medias.F1 medias.F1:medias.F142 medias.H1:medias.H1 medias.H1:medias.H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number-columns-repeated="4" table:default-cell-style-name="Default"/>
        <table:table-column table:style-name="co11" table:number-columns-repeated="4" table:default-cell-style-name="ce10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2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4"/>
          <table:table-cell table:style-name="ce9" office:value-type="string" calcext:value-type="string">
            <text:p>mediaVAtaque</text:p>
          </table:table-cell>
          <table:table-cell table:style-name="ce9" office:value-type="string" calcext:value-type="string">
            <text:p>desvVAtaque</text:p>
          </table:table-cell>
          <table:table-cell table:style-name="ce9" office:value-type="string" calcext:value-type="string">
            <text:p>mediaAAtaque</text:p>
          </table:table-cell>
          <table:table-cell table:style-name="ce9" office:value-type="string" calcext:value-type="string">
            <text:p>desvAAtaque</text:p>
          </table:table-cell>
          <table:table-cell table:style-name="ce11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7.8181818181818" calcext:value-type="float">
            <text:p>57.82</text:p>
          </table:table-cell>
          <table:table-cell office:value-type="float" office:value="107.282254327843" calcext:value-type="float">
            <text:p>107.28</text:p>
          </table:table-cell>
          <table:table-cell office:value-type="float" office:value="69.9090909090909" calcext:value-type="float">
            <text:p>69.91</text:p>
          </table:table-cell>
          <table:table-cell office:value-type="float" office:value="130.589656566682" calcext:value-type="float">
            <text:p>130.5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.3636363636364" calcext:value-type="float">
            <text:p>90.36</text:p>
          </table:table-cell>
          <table:table-cell office:value-type="float" office:value="87.7799653340646" calcext:value-type="float">
            <text:p>87.78</text:p>
          </table:table-cell>
          <table:table-cell office:value-type="float" office:value="108.636363636364" calcext:value-type="float">
            <text:p>108.64</text:p>
          </table:table-cell>
          <table:table-cell office:value-type="float" office:value="114.744728057893" calcext:value-type="float">
            <text:p>114.7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47.848484848485" calcext:value-type="float">
            <text:p>247.85</text:p>
          </table:table-cell>
          <table:table-cell office:value-type="float" office:value="10.8854120121387" calcext:value-type="float">
            <text:p>10.89</text:p>
          </table:table-cell>
          <table:table-cell office:value-type="float" office:value="312.090909090909" calcext:value-type="float">
            <text:p>312.09</text:p>
          </table:table-cell>
          <table:table-cell office:value-type="float" office:value="8.52932068190462" calcext:value-type="float">
            <text:p>8.53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37.909090909091" calcext:value-type="float">
            <text:p>237.91</text:p>
          </table:table-cell>
          <table:table-cell office:value-type="float" office:value="1.05496334457753" calcext:value-type="float">
            <text:p>1.05</text:p>
          </table:table-cell>
          <table:table-cell office:value-type="float" office:value="309.545454545455" calcext:value-type="float">
            <text:p>309.55</text:p>
          </table:table-cell>
          <table:table-cell office:value-type="float" office:value="1.43739893644017" calcext:value-type="float">
            <text:p>1.44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37.727272727273" calcext:value-type="float">
            <text:p>237.73</text:p>
          </table:table-cell>
          <table:table-cell office:value-type="float" office:value="1.21287855128421" calcext:value-type="float">
            <text:p>1.21</text:p>
          </table:table-cell>
          <table:table-cell office:value-type="float" office:value="308.333333333333" calcext:value-type="float">
            <text:p>308.33</text:p>
          </table:table-cell>
          <table:table-cell office:value-type="float" office:value="1.14591941825388" calcext:value-type="float">
            <text:p>1.1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37.454545454545" calcext:value-type="float">
            <text:p>237.45</text:p>
          </table:table-cell>
          <table:table-cell office:value-type="float" office:value="1.18298310884504" calcext:value-type="float">
            <text:p>1.18</text:p>
          </table:table-cell>
          <table:table-cell office:value-type="float" office:value="308.757575757576" calcext:value-type="float">
            <text:p>308.76</text:p>
          </table:table-cell>
          <table:table-cell office:value-type="float" office:value="1.61489849629991" calcext:value-type="float">
            <text:p>1.6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37.727272727273" calcext:value-type="float">
            <text:p>237.73</text:p>
          </table:table-cell>
          <table:table-cell office:value-type="float" office:value="1.05234880934457" calcext:value-type="float">
            <text:p>1.05</text:p>
          </table:table-cell>
          <table:table-cell office:value-type="float" office:value="309.848484848485" calcext:value-type="float">
            <text:p>309.85</text:p>
          </table:table-cell>
          <table:table-cell office:value-type="float" office:value="2.00183570483803" calcext:value-type="float">
            <text:p>2.0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38.484848484848" calcext:value-type="float">
            <text:p>238.48</text:p>
          </table:table-cell>
          <table:table-cell office:value-type="float" office:value="1.10429497929022" calcext:value-type="float">
            <text:p>1.10</text:p>
          </table:table-cell>
          <table:table-cell office:value-type="float" office:value="310.515151515151" calcext:value-type="float">
            <text:p>310.52</text:p>
          </table:table-cell>
          <table:table-cell office:value-type="float" office:value="1.47958249887681" calcext:value-type="float">
            <text:p>1.4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37.939393939394" calcext:value-type="float">
            <text:p>237.94</text:p>
          </table:table-cell>
          <table:table-cell office:value-type="float" office:value="1.09929437255861" calcext:value-type="float">
            <text:p>1.10</text:p>
          </table:table-cell>
          <table:table-cell office:value-type="float" office:value="310" calcext:value-type="float">
            <text:p>310.00</text:p>
          </table:table-cell>
          <table:table-cell office:value-type="float" office:value="1.70560573084488" calcext:value-type="float">
            <text:p>1.7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38.484848484848" calcext:value-type="float">
            <text:p>238.48</text:p>
          </table:table-cell>
          <table:table-cell office:value-type="float" office:value="1.1578771620935" calcext:value-type="float">
            <text:p>1.16</text:p>
          </table:table-cell>
          <table:table-cell office:value-type="float" office:value="309.575757575758" calcext:value-type="float">
            <text:p>309.58</text:p>
          </table:table-cell>
          <table:table-cell office:value-type="float" office:value="1.27992194436017" calcext:value-type="float">
            <text:p>1.28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37.090909090909" calcext:value-type="float">
            <text:p>237.09</text:p>
          </table:table-cell>
          <table:table-cell office:value-type="float" office:value="1.02583702301883" calcext:value-type="float">
            <text:p>1.03</text:p>
          </table:table-cell>
          <table:table-cell office:value-type="float" office:value="308.272727272727" calcext:value-type="float">
            <text:p>308.27</text:p>
          </table:table-cell>
          <table:table-cell office:value-type="float" office:value="1.30900673130031" calcext:value-type="float">
            <text:p>1.31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38.030303030303" calcext:value-type="float">
            <text:p>238.03</text:p>
          </table:table-cell>
          <table:table-cell office:value-type="float" office:value="1.02941137887655" calcext:value-type="float">
            <text:p>1.03</text:p>
          </table:table-cell>
          <table:table-cell office:value-type="float" office:value="308.606060606061" calcext:value-type="float">
            <text:p>308.61</text:p>
          </table:table-cell>
          <table:table-cell office:value-type="float" office:value="0.814244172275419" calcext:value-type="float">
            <text:p>0.81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37.727272727273" calcext:value-type="float">
            <text:p>237.73</text:p>
          </table:table-cell>
          <table:table-cell office:value-type="float" office:value="0.862439361864103" calcext:value-type="float">
            <text:p>0.86</text:p>
          </table:table-cell>
          <table:table-cell office:value-type="float" office:value="308.454545454545" calcext:value-type="float">
            <text:p>308.45</text:p>
          </table:table-cell>
          <table:table-cell office:value-type="float" office:value="1.15708382375981" calcext:value-type="float">
            <text:p>1.16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37.424242424242" calcext:value-type="float">
            <text:p>237.42</text:p>
          </table:table-cell>
          <table:table-cell office:value-type="float" office:value="1.04534474610063" calcext:value-type="float">
            <text:p>1.05</text:p>
          </table:table-cell>
          <table:table-cell office:value-type="float" office:value="308.212121212121" calcext:value-type="float">
            <text:p>308.21</text:p>
          </table:table-cell>
          <table:table-cell office:value-type="float" office:value="2.07083025009332" calcext:value-type="float">
            <text:p>2.0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37.333333333333" calcext:value-type="float">
            <text:p>237.33</text:p>
          </table:table-cell>
          <table:table-cell office:value-type="float" office:value="0.942809041582063" calcext:value-type="float">
            <text:p>0.94</text:p>
          </table:table-cell>
          <table:table-cell office:value-type="float" office:value="308.242424242424" calcext:value-type="float">
            <text:p>308.24</text:p>
          </table:table-cell>
          <table:table-cell office:value-type="float" office:value="1.90740666446742" calcext:value-type="float">
            <text:p>1.9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37.090909090909" calcext:value-type="float">
            <text:p>237.09</text:p>
          </table:table-cell>
          <table:table-cell office:value-type="float" office:value="0.995859195463938" calcext:value-type="float">
            <text:p>1.00</text:p>
          </table:table-cell>
          <table:table-cell office:value-type="float" office:value="308.030303030303" calcext:value-type="float">
            <text:p>308.03</text:p>
          </table:table-cell>
          <table:table-cell office:value-type="float" office:value="1.93037676468279" calcext:value-type="float">
            <text:p>1.93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37.212121212121" calcext:value-type="float">
            <text:p>237.21</text:p>
          </table:table-cell>
          <table:table-cell office:value-type="float" office:value="0.977243363430127" calcext:value-type="float">
            <text:p>0.98</text:p>
          </table:table-cell>
          <table:table-cell office:value-type="float" office:value="308.484848484848" calcext:value-type="float">
            <text:p>308.48</text:p>
          </table:table-cell>
          <table:table-cell office:value-type="float" office:value="1.65366832116876" calcext:value-type="float">
            <text:p>1.65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37.333333333333" calcext:value-type="float">
            <text:p>237.33</text:p>
          </table:table-cell>
          <table:table-cell office:value-type="float" office:value="0.942809041582063" calcext:value-type="float">
            <text:p>0.94</text:p>
          </table:table-cell>
          <table:table-cell office:value-type="float" office:value="308.393939393939" calcext:value-type="float">
            <text:p>308.39</text:p>
          </table:table-cell>
          <table:table-cell office:value-type="float" office:value="1.53621719462262" calcext:value-type="float">
            <text:p>1.54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36.939393939394" calcext:value-type="float">
            <text:p>236.94</text:p>
          </table:table-cell>
          <table:table-cell office:value-type="float" office:value="0.982865135771325" calcext:value-type="float">
            <text:p>0.98</text:p>
          </table:table-cell>
          <table:table-cell office:value-type="float" office:value="308.424242424242" calcext:value-type="float">
            <text:p>308.42</text:p>
          </table:table-cell>
          <table:table-cell office:value-type="float" office:value="1.10179751289078" calcext:value-type="float">
            <text:p>1.10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237.424242424242" calcext:value-type="float">
            <text:p>237.42</text:p>
          </table:table-cell>
          <table:table-cell office:value-type="float" office:value="0.888659290825162" calcext:value-type="float">
            <text:p>0.89</text:p>
          </table:table-cell>
          <table:table-cell office:value-type="float" office:value="308.181818181818" calcext:value-type="float">
            <text:p>308.18</text:p>
          </table:table-cell>
          <table:table-cell office:value-type="float" office:value="1.6958871005616" calcext:value-type="float">
            <text:p>1.70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37.090909090909" calcext:value-type="float">
            <text:p>237.09</text:p>
          </table:table-cell>
          <table:table-cell office:value-type="float" office:value="0.995859195463938" calcext:value-type="float">
            <text:p>1.00</text:p>
          </table:table-cell>
          <table:table-cell office:value-type="float" office:value="308.757575757576" calcext:value-type="float">
            <text:p>308.76</text:p>
          </table:table-cell>
          <table:table-cell office:value-type="float" office:value="0.922128730588057" calcext:value-type="float">
            <text:p>0.9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37.212121212121" calcext:value-type="float">
            <text:p>237.21</text:p>
          </table:table-cell>
          <table:table-cell office:value-type="float" office:value="0.977243363430127" calcext:value-type="float">
            <text:p>0.98</text:p>
          </table:table-cell>
          <table:table-cell office:value-type="float" office:value="308.757575757576" calcext:value-type="float">
            <text:p>308.76</text:p>
          </table:table-cell>
          <table:table-cell office:value-type="float" office:value="1.10179751289078" calcext:value-type="float">
            <text:p>1.10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37.212121212121" calcext:value-type="float">
            <text:p>237.21</text:p>
          </table:table-cell>
          <table:table-cell office:value-type="float" office:value="0.977243363430127" calcext:value-type="float">
            <text:p>0.98</text:p>
          </table:table-cell>
          <table:table-cell office:value-type="float" office:value="308.636363636364" calcext:value-type="float">
            <text:p>308.64</text:p>
          </table:table-cell>
          <table:table-cell office:value-type="float" office:value="1.22643068756655" calcext:value-type="float">
            <text:p>1.23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7.030303030303" calcext:value-type="float">
            <text:p>237.03</text:p>
          </table:table-cell>
          <table:table-cell office:value-type="float" office:value="0.999540757725493" calcext:value-type="float">
            <text:p>1.00</text:p>
          </table:table-cell>
          <table:table-cell office:value-type="float" office:value="308.545454545455" calcext:value-type="float">
            <text:p>308.55</text:p>
          </table:table-cell>
          <table:table-cell office:value-type="float" office:value="1.49931113658824" calcext:value-type="float">
            <text:p>1.5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37.393939393939" calcext:value-type="float">
            <text:p>237.39</text:p>
          </table:table-cell>
          <table:table-cell office:value-type="float" office:value="0.919136417460794" calcext:value-type="float">
            <text:p>0.92</text:p>
          </table:table-cell>
          <table:table-cell office:value-type="float" office:value="307.878787878788" calcext:value-type="float">
            <text:p>307.88</text:p>
          </table:table-cell>
          <table:table-cell office:value-type="float" office:value="2.05614490347726" calcext:value-type="float">
            <text:p>2.06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37.090909090909" calcext:value-type="float">
            <text:p>237.09</text:p>
          </table:table-cell>
          <table:table-cell office:value-type="float" office:value="0.995859195463938" calcext:value-type="float">
            <text:p>1.00</text:p>
          </table:table-cell>
          <table:table-cell office:value-type="float" office:value="306.939393939394" calcext:value-type="float">
            <text:p>306.94</text:p>
          </table:table-cell>
          <table:table-cell office:value-type="float" office:value="7.18980504620171" calcext:value-type="float">
            <text:p>7.19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37.212121212121" calcext:value-type="float">
            <text:p>237.21</text:p>
          </table:table-cell>
          <table:table-cell office:value-type="float" office:value="0.977243363430127" calcext:value-type="float">
            <text:p>0.98</text:p>
          </table:table-cell>
          <table:table-cell office:value-type="float" office:value="302.757575757576" calcext:value-type="float">
            <text:p>302.76</text:p>
          </table:table-cell>
          <table:table-cell office:value-type="float" office:value="32.3269568561223" calcext:value-type="float">
            <text:p>32.33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37.272727272727" calcext:value-type="float">
            <text:p>237.27</text:p>
          </table:table-cell>
          <table:table-cell office:value-type="float" office:value="0.962091385841669" calcext:value-type="float">
            <text:p>0.96</text:p>
          </table:table-cell>
          <table:table-cell office:value-type="float" office:value="301.818181818182" calcext:value-type="float">
            <text:p>301.82</text:p>
          </table:table-cell>
          <table:table-cell office:value-type="float" office:value="33.2342052213411" calcext:value-type="float">
            <text:p>33.23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37.030303030303" calcext:value-type="float">
            <text:p>237.03</text:p>
          </table:table-cell>
          <table:table-cell office:value-type="float" office:value="0.999540757725493" calcext:value-type="float">
            <text:p>1.00</text:p>
          </table:table-cell>
          <table:table-cell office:value-type="float" office:value="292.909090909091" calcext:value-type="float">
            <text:p>292.91</text:p>
          </table:table-cell>
          <table:table-cell office:value-type="float" office:value="49.6047185172293" calcext:value-type="float">
            <text:p>49.60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37.333333333333" calcext:value-type="float">
            <text:p>237.33</text:p>
          </table:table-cell>
          <table:table-cell office:value-type="float" office:value="0.942809041582063" calcext:value-type="float">
            <text:p>0.94</text:p>
          </table:table-cell>
          <table:table-cell office:value-type="float" office:value="285.242424242424" calcext:value-type="float">
            <text:p>285.24</text:p>
          </table:table-cell>
          <table:table-cell office:value-type="float" office:value="61.6633235636138" calcext:value-type="float">
            <text:p>61.66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37.121212121212" calcext:value-type="float">
            <text:p>237.12</text:p>
          </table:table-cell>
          <table:table-cell office:value-type="float" office:value="0.977243363430127" calcext:value-type="float">
            <text:p>0.98</text:p>
          </table:table-cell>
          <table:table-cell office:value-type="float" office:value="279.727272727273" calcext:value-type="float">
            <text:p>279.73</text:p>
          </table:table-cell>
          <table:table-cell office:value-type="float" office:value="67.6722371467116" calcext:value-type="float">
            <text:p>67.67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37.333333333333" calcext:value-type="float">
            <text:p>237.33</text:p>
          </table:table-cell>
          <table:table-cell office:value-type="float" office:value="1.03474976236145" calcext:value-type="float">
            <text:p>1.03</text:p>
          </table:table-cell>
          <table:table-cell office:value-type="float" office:value="281.666666666667" calcext:value-type="float">
            <text:p>281.67</text:p>
          </table:table-cell>
          <table:table-cell office:value-type="float" office:value="63.5112333975397" calcext:value-type="float">
            <text:p>63.51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237.181818181818" calcext:value-type="float">
            <text:p>237.18</text:p>
          </table:table-cell>
          <table:table-cell office:value-type="float" office:value="0.967801177131595" calcext:value-type="float">
            <text:p>0.97</text:p>
          </table:table-cell>
          <table:table-cell office:value-type="float" office:value="280.090909090909" calcext:value-type="float">
            <text:p>280.09</text:p>
          </table:table-cell>
          <table:table-cell office:value-type="float" office:value="67.8261430049736" calcext:value-type="float">
            <text:p>67.83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237.121212121212" calcext:value-type="float">
            <text:p>237.12</text:p>
          </table:table-cell>
          <table:table-cell office:value-type="float" office:value="1.19993878019535" calcext:value-type="float">
            <text:p>1.20</text:p>
          </table:table-cell>
          <table:table-cell office:value-type="float" office:value="282.393939393939" calcext:value-type="float">
            <text:p>282.39</text:p>
          </table:table-cell>
          <table:table-cell office:value-type="float" office:value="63.3427135289328" calcext:value-type="float">
            <text:p>63.34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237.848484848485" calcext:value-type="float">
            <text:p>237.85</text:p>
          </table:table-cell>
          <table:table-cell office:value-type="float" office:value="2.04674482312343" calcext:value-type="float">
            <text:p>2.05</text:p>
          </table:table-cell>
          <table:table-cell office:value-type="float" office:value="284.30303030303" calcext:value-type="float">
            <text:p>284.30</text:p>
          </table:table-cell>
          <table:table-cell office:value-type="float" office:value="62.0188069464391" calcext:value-type="float">
            <text:p>62.02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37.363636363636" calcext:value-type="float">
            <text:p>237.36</text:p>
          </table:table-cell>
          <table:table-cell office:value-type="float" office:value="1.25089499639699" calcext:value-type="float">
            <text:p>1.25</text:p>
          </table:table-cell>
          <table:table-cell office:value-type="float" office:value="286.060606060606" calcext:value-type="float">
            <text:p>286.06</text:p>
          </table:table-cell>
          <table:table-cell office:value-type="float" office:value="62.0722645299422" calcext:value-type="float">
            <text:p>62.07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36.606060606061" calcext:value-type="float">
            <text:p>236.61</text:p>
          </table:table-cell>
          <table:table-cell office:value-type="float" office:value="9.82865135771325" calcext:value-type="float">
            <text:p>9.83</text:p>
          </table:table-cell>
          <table:table-cell office:value-type="float" office:value="290.151515151515" calcext:value-type="float">
            <text:p>290.15</text:p>
          </table:table-cell>
          <table:table-cell office:value-type="float" office:value="54.5949943382654" calcext:value-type="float">
            <text:p>54.59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230.969696969697" calcext:value-type="float">
            <text:p>230.97</text:p>
          </table:table-cell>
          <table:table-cell office:value-type="float" office:value="25.6603512676834" calcext:value-type="float">
            <text:p>25.66</text:p>
          </table:table-cell>
          <table:table-cell office:value-type="float" office:value="281.878787878788" calcext:value-type="float">
            <text:p>281.88</text:p>
          </table:table-cell>
          <table:table-cell office:value-type="float" office:value="58.0374787872915" calcext:value-type="float">
            <text:p>58.04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25.727272727273" calcext:value-type="float">
            <text:p>225.73</text:p>
          </table:table-cell>
          <table:table-cell office:value-type="float" office:value="34.5264700626378" calcext:value-type="float">
            <text:p>34.53</text:p>
          </table:table-cell>
          <table:table-cell office:value-type="float" office:value="270.69696969697" calcext:value-type="float">
            <text:p>270.70</text:p>
          </table:table-cell>
          <table:table-cell office:value-type="float" office:value="63.1282892205085" calcext:value-type="float">
            <text:p>63.13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223.121212121212" calcext:value-type="float">
            <text:p>223.12</text:p>
          </table:table-cell>
          <table:table-cell office:value-type="float" office:value="38.5775547678193" calcext:value-type="float">
            <text:p>38.58</text:p>
          </table:table-cell>
          <table:table-cell office:value-type="float" office:value="259.757575757576" calcext:value-type="float">
            <text:p>259.76</text:p>
          </table:table-cell>
          <table:table-cell office:value-type="float" office:value="75.6943736362463" calcext:value-type="float">
            <text:p>75.69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19.393939393939" calcext:value-type="float">
            <text:p>219.39</text:p>
          </table:table-cell>
          <table:table-cell office:value-type="float" office:value="42.2703703046625" calcext:value-type="float">
            <text:p>42.27</text:p>
          </table:table-cell>
          <table:table-cell office:value-type="float" office:value="262.212121212121" calcext:value-type="float">
            <text:p>262.21</text:p>
          </table:table-cell>
          <table:table-cell office:value-type="float" office:value="72.9473689789769" calcext:value-type="float">
            <text:p>72.9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219.515151515151" calcext:value-type="float">
            <text:p>219.52</text:p>
          </table:table-cell>
          <table:table-cell office:value-type="float" office:value="42.1556432198594" calcext:value-type="float">
            <text:p>42.16</text:p>
          </table:table-cell>
          <table:table-cell office:value-type="float" office:value="262.575757575758" calcext:value-type="float">
            <text:p>262.58</text:p>
          </table:table-cell>
          <table:table-cell office:value-type="float" office:value="72.7486458493279" calcext:value-type="float">
            <text:p>72.75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212.060606060606" calcext:value-type="float">
            <text:p>212.06</text:p>
          </table:table-cell>
          <table:table-cell office:value-type="float" office:value="46.7137896673695" calcext:value-type="float">
            <text:p>46.71</text:p>
          </table:table-cell>
          <table:table-cell office:value-type="float" office:value="257.545454545455" calcext:value-type="float">
            <text:p>257.55</text:p>
          </table:table-cell>
          <table:table-cell office:value-type="float" office:value="69.3563878813257" calcext:value-type="float">
            <text:p>69.36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210.878787878788" calcext:value-type="float">
            <text:p>210.88</text:p>
          </table:table-cell>
          <table:table-cell office:value-type="float" office:value="52.0109298395365" calcext:value-type="float">
            <text:p>52.01</text:p>
          </table:table-cell>
          <table:table-cell office:value-type="float" office:value="263.090909090909" calcext:value-type="float">
            <text:p>263.09</text:p>
          </table:table-cell>
          <table:table-cell office:value-type="float" office:value="64.7664164921463" calcext:value-type="float">
            <text:p>64.77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207.484848484849" calcext:value-type="float">
            <text:p>207.48</text:p>
          </table:table-cell>
          <table:table-cell office:value-type="float" office:value="50.1465254315374" calcext:value-type="float">
            <text:p>50.15</text:p>
          </table:table-cell>
          <table:table-cell office:value-type="float" office:value="276.060606060606" calcext:value-type="float">
            <text:p>276.06</text:p>
          </table:table-cell>
          <table:table-cell office:value-type="float" office:value="51.2752166456363" calcext:value-type="float">
            <text:p>51.28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205.969696969697" calcext:value-type="float">
            <text:p>205.97</text:p>
          </table:table-cell>
          <table:table-cell office:value-type="float" office:value="52.9370608842207" calcext:value-type="float">
            <text:p>52.94</text:p>
          </table:table-cell>
          <table:table-cell office:value-type="float" office:value="277.242424242424" calcext:value-type="float">
            <text:p>277.24</text:p>
          </table:table-cell>
          <table:table-cell office:value-type="float" office:value="51.8523722043067" calcext:value-type="float">
            <text:p>51.85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05.787878787879" calcext:value-type="float">
            <text:p>205.79</text:p>
          </table:table-cell>
          <table:table-cell office:value-type="float" office:value="50.9948051874553" calcext:value-type="float">
            <text:p>50.99</text:p>
          </table:table-cell>
          <table:table-cell office:value-type="float" office:value="263.575757575758" calcext:value-type="float">
            <text:p>263.58</text:p>
          </table:table-cell>
          <table:table-cell office:value-type="float" office:value="61.7075361553633" calcext:value-type="float">
            <text:p>61.71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212.515151515151" calcext:value-type="float">
            <text:p>212.52</text:p>
          </table:table-cell>
          <table:table-cell office:value-type="float" office:value="54.083056895472" calcext:value-type="float">
            <text:p>54.08</text:p>
          </table:table-cell>
          <table:table-cell office:value-type="float" office:value="271.212121212121" calcext:value-type="float">
            <text:p>271.21</text:p>
          </table:table-cell>
          <table:table-cell office:value-type="float" office:value="69.6540183860102" calcext:value-type="float">
            <text:p>69.65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214.121212121212" calcext:value-type="float">
            <text:p>214.12</text:p>
          </table:table-cell>
          <table:table-cell office:value-type="float" office:value="49.8724175761953" calcext:value-type="float">
            <text:p>49.87</text:p>
          </table:table-cell>
          <table:table-cell office:value-type="float" office:value="267" calcext:value-type="float">
            <text:p>267.00</text:p>
          </table:table-cell>
          <table:table-cell office:value-type="float" office:value="67.5165524037243" calcext:value-type="float">
            <text:p>67.52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20.545454545454" calcext:value-type="float">
            <text:p>220.55</text:p>
          </table:table-cell>
          <table:table-cell office:value-type="float" office:value="41.8316183947102" calcext:value-type="float">
            <text:p>41.83</text:p>
          </table:table-cell>
          <table:table-cell office:value-type="float" office:value="266.969696969697" calcext:value-type="float">
            <text:p>266.97</text:p>
          </table:table-cell>
          <table:table-cell office:value-type="float" office:value="68.4368697584308" calcext:value-type="float">
            <text:p>68.44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230.666666666667" calcext:value-type="float">
            <text:p>230.67</text:p>
          </table:table-cell>
          <table:table-cell office:value-type="float" office:value="37.434117210282" calcext:value-type="float">
            <text:p>37.43</text:p>
          </table:table-cell>
          <table:table-cell office:value-type="float" office:value="267.787878787879" calcext:value-type="float">
            <text:p>267.79</text:p>
          </table:table-cell>
          <table:table-cell office:value-type="float" office:value="77.5545780747271" calcext:value-type="float">
            <text:p>77.55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229.151515151515" calcext:value-type="float">
            <text:p>229.15</text:p>
          </table:table-cell>
          <table:table-cell office:value-type="float" office:value="36.7209965634568" calcext:value-type="float">
            <text:p>36.72</text:p>
          </table:table-cell>
          <table:table-cell office:value-type="float" office:value="259.575757575758" calcext:value-type="float">
            <text:p>259.58</text:p>
          </table:table-cell>
          <table:table-cell office:value-type="float" office:value="81.3667456095716" calcext:value-type="float">
            <text:p>81.37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226.515151515152" calcext:value-type="float">
            <text:p>226.52</text:p>
          </table:table-cell>
          <table:table-cell office:value-type="float" office:value="33.8070471514188" calcext:value-type="float">
            <text:p>33.81</text:p>
          </table:table-cell>
          <table:table-cell office:value-type="float" office:value="255.181818181818" calcext:value-type="float">
            <text:p>255.18</text:p>
          </table:table-cell>
          <table:table-cell office:value-type="float" office:value="78.5618669721434" calcext:value-type="float">
            <text:p>78.56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226.848484848485" calcext:value-type="float">
            <text:p>226.85</text:p>
          </table:table-cell>
          <table:table-cell office:value-type="float" office:value="33.9108646325711" calcext:value-type="float">
            <text:p>33.91</text:p>
          </table:table-cell>
          <table:table-cell office:value-type="float" office:value="257.121212121212" calcext:value-type="float">
            <text:p>257.12</text:p>
          </table:table-cell>
          <table:table-cell office:value-type="float" office:value="77.0307917873057" calcext:value-type="float">
            <text:p>77.03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229.878787878788" calcext:value-type="float">
            <text:p>229.88</text:p>
          </table:table-cell>
          <table:table-cell office:value-type="float" office:value="31.0997978905618" calcext:value-type="float">
            <text:p>31.10</text:p>
          </table:table-cell>
          <table:table-cell office:value-type="float" office:value="265.545454545455" calcext:value-type="float">
            <text:p>265.55</text:p>
          </table:table-cell>
          <table:table-cell office:value-type="float" office:value="72.471139881352" calcext:value-type="float">
            <text:p>72.47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228.636363636364" calcext:value-type="float">
            <text:p>228.64</text:p>
          </table:table-cell>
          <table:table-cell office:value-type="float" office:value="35.6726006237519" calcext:value-type="float">
            <text:p>35.67</text:p>
          </table:table-cell>
          <table:table-cell office:value-type="float" office:value="265.30303030303" calcext:value-type="float">
            <text:p>265.30</text:p>
          </table:table-cell>
          <table:table-cell office:value-type="float" office:value="77.0216360191063" calcext:value-type="float">
            <text:p>77.02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233.272727272727" calcext:value-type="float">
            <text:p>233.27</text:p>
          </table:table-cell>
          <table:table-cell office:value-type="float" office:value="31.9642534501056" calcext:value-type="float">
            <text:p>31.96</text:p>
          </table:table-cell>
          <table:table-cell office:value-type="float" office:value="268.69696969697" calcext:value-type="float">
            <text:p>268.70</text:p>
          </table:table-cell>
          <table:table-cell office:value-type="float" office:value="77.031471273596" calcext:value-type="float">
            <text:p>77.03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227.333333333333" calcext:value-type="float">
            <text:p>227.33</text:p>
          </table:table-cell>
          <table:table-cell office:value-type="float" office:value="33.0909368409252" calcext:value-type="float">
            <text:p>33.09</text:p>
          </table:table-cell>
          <table:table-cell office:value-type="float" office:value="261.878787878788" calcext:value-type="float">
            <text:p>261.88</text:p>
          </table:table-cell>
          <table:table-cell office:value-type="float" office:value="74.1761856645574" calcext:value-type="float">
            <text:p>74.18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225.575757575758" calcext:value-type="float">
            <text:p>225.58</text:p>
          </table:table-cell>
          <table:table-cell office:value-type="float" office:value="35.0679256915043" calcext:value-type="float">
            <text:p>35.07</text:p>
          </table:table-cell>
          <table:table-cell office:value-type="float" office:value="253.454545454545" calcext:value-type="float">
            <text:p>253.45</text:p>
          </table:table-cell>
          <table:table-cell office:value-type="float" office:value="75.5304838756535" calcext:value-type="float">
            <text:p>75.53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226.484848484848" calcext:value-type="float">
            <text:p>226.48</text:p>
          </table:table-cell>
          <table:table-cell office:value-type="float" office:value="35.6796531544166" calcext:value-type="float">
            <text:p>35.68</text:p>
          </table:table-cell>
          <table:table-cell office:value-type="float" office:value="251.636363636364" calcext:value-type="float">
            <text:p>251.64</text:p>
          </table:table-cell>
          <table:table-cell office:value-type="float" office:value="82.2139920929994" calcext:value-type="float">
            <text:p>82.21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229.30303030303" calcext:value-type="float">
            <text:p>229.30</text:p>
          </table:table-cell>
          <table:table-cell office:value-type="float" office:value="37.2497588753512" calcext:value-type="float">
            <text:p>37.25</text:p>
          </table:table-cell>
          <table:table-cell office:value-type="float" office:value="255.060606060606" calcext:value-type="float">
            <text:p>255.06</text:p>
          </table:table-cell>
          <table:table-cell office:value-type="float" office:value="84.9013471692166" calcext:value-type="float">
            <text:p>84.90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227.212121212121" calcext:value-type="float">
            <text:p>227.21</text:p>
          </table:table-cell>
          <table:table-cell office:value-type="float" office:value="34.0095865056948" calcext:value-type="float">
            <text:p>34.01</text:p>
          </table:table-cell>
          <table:table-cell office:value-type="float" office:value="255.545454545455" calcext:value-type="float">
            <text:p>255.55</text:p>
          </table:table-cell>
          <table:table-cell office:value-type="float" office:value="78.7316465997539" calcext:value-type="float">
            <text:p>78.73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27.121212121212" calcext:value-type="float">
            <text:p>227.12</text:p>
          </table:table-cell>
          <table:table-cell office:value-type="float" office:value="34.3209076447734" calcext:value-type="float">
            <text:p>34.32</text:p>
          </table:table-cell>
          <table:table-cell office:value-type="float" office:value="258.333333333333" calcext:value-type="float">
            <text:p>258.33</text:p>
          </table:table-cell>
          <table:table-cell office:value-type="float" office:value="75.7330505756565" calcext:value-type="float">
            <text:p>75.73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26" calcext:value-type="float">
            <text:p>226.00</text:p>
          </table:table-cell>
          <table:table-cell office:value-type="float" office:value="33.4428503932342" calcext:value-type="float">
            <text:p>33.44</text:p>
          </table:table-cell>
          <table:table-cell office:value-type="float" office:value="261.090909090909" calcext:value-type="float">
            <text:p>261.09</text:p>
          </table:table-cell>
          <table:table-cell office:value-type="float" office:value="70.2205890709882" calcext:value-type="float">
            <text:p>70.22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230.636363636364" calcext:value-type="float">
            <text:p>230.64</text:p>
          </table:table-cell>
          <table:table-cell office:value-type="float" office:value="28.95850550913" calcext:value-type="float">
            <text:p>28.96</text:p>
          </table:table-cell>
          <table:table-cell office:value-type="float" office:value="267.333333333333" calcext:value-type="float">
            <text:p>267.33</text:p>
          </table:table-cell>
          <table:table-cell office:value-type="float" office:value="75.2956462448816" calcext:value-type="float">
            <text:p>75.30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24.030303030303" calcext:value-type="float">
            <text:p>224.03</text:p>
          </table:table-cell>
          <table:table-cell office:value-type="float" office:value="37.7996992520382" calcext:value-type="float">
            <text:p>37.80</text:p>
          </table:table-cell>
          <table:table-cell office:value-type="float" office:value="266.848484848485" calcext:value-type="float">
            <text:p>266.85</text:p>
          </table:table-cell>
          <table:table-cell office:value-type="float" office:value="72.3330349995752" calcext:value-type="float">
            <text:p>72.33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220.787878787879" calcext:value-type="float">
            <text:p>220.79</text:p>
          </table:table-cell>
          <table:table-cell office:value-type="float" office:value="41.9659007144275" calcext:value-type="float">
            <text:p>41.97</text:p>
          </table:table-cell>
          <table:table-cell office:value-type="float" office:value="261.727272727273" calcext:value-type="float">
            <text:p>261.73</text:p>
          </table:table-cell>
          <table:table-cell office:value-type="float" office:value="70.1588123699942" calcext:value-type="float">
            <text:p>70.16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221.939393939394" calcext:value-type="float">
            <text:p>221.94</text:p>
          </table:table-cell>
          <table:table-cell office:value-type="float" office:value="40.3739635528397" calcext:value-type="float">
            <text:p>40.37</text:p>
          </table:table-cell>
          <table:table-cell office:value-type="float" office:value="271" calcext:value-type="float">
            <text:p>271.00</text:p>
          </table:table-cell>
          <table:table-cell office:value-type="float" office:value="68.7899746043027" calcext:value-type="float">
            <text:p>68.79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217.878787878788" calcext:value-type="float">
            <text:p>217.88</text:p>
          </table:table-cell>
          <table:table-cell office:value-type="float" office:value="42.4398023413539" calcext:value-type="float">
            <text:p>42.44</text:p>
          </table:table-cell>
          <table:table-cell office:value-type="float" office:value="266.606060606061" calcext:value-type="float">
            <text:p>266.61</text:p>
          </table:table-cell>
          <table:table-cell office:value-type="float" office:value="68.2996691921264" calcext:value-type="float">
            <text:p>68.30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215.787878787879" calcext:value-type="float">
            <text:p>215.79</text:p>
          </table:table-cell>
          <table:table-cell office:value-type="float" office:value="45.3242577206147" calcext:value-type="float">
            <text:p>45.32</text:p>
          </table:table-cell>
          <table:table-cell office:value-type="float" office:value="267.393939393939" calcext:value-type="float">
            <text:p>267.39</text:p>
          </table:table-cell>
          <table:table-cell office:value-type="float" office:value="65.4277021275644" calcext:value-type="float">
            <text:p>65.43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222.212121212121" calcext:value-type="float">
            <text:p>222.21</text:p>
          </table:table-cell>
          <table:table-cell office:value-type="float" office:value="45.0405592137613" calcext:value-type="float">
            <text:p>45.04</text:p>
          </table:table-cell>
          <table:table-cell office:value-type="float" office:value="279.575757575758" calcext:value-type="float">
            <text:p>279.58</text:p>
          </table:table-cell>
          <table:table-cell office:value-type="float" office:value="60.1039656348243" calcext:value-type="float">
            <text:p>60.10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231.939393939394" calcext:value-type="float">
            <text:p>231.94</text:p>
          </table:table-cell>
          <table:table-cell office:value-type="float" office:value="33.6379470006802" calcext:value-type="float">
            <text:p>33.64</text:p>
          </table:table-cell>
          <table:table-cell office:value-type="float" office:value="290.151515151515" calcext:value-type="float">
            <text:p>290.15</text:p>
          </table:table-cell>
          <table:table-cell office:value-type="float" office:value="54.6510257810083" calcext:value-type="float">
            <text:p>54.65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40.454545454545" calcext:value-type="float">
            <text:p>240.45</text:p>
          </table:table-cell>
          <table:table-cell office:value-type="float" office:value="11.7733415073179" calcext:value-type="float">
            <text:p>11.77</text:p>
          </table:table-cell>
          <table:table-cell office:value-type="float" office:value="298.272727272727" calcext:value-type="float">
            <text:p>298.27</text:p>
          </table:table-cell>
          <table:table-cell office:value-type="float" office:value="47.6936389426545" calcext:value-type="float">
            <text:p>47.69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237.333333333333" calcext:value-type="float">
            <text:p>237.33</text:p>
          </table:table-cell>
          <table:table-cell office:value-type="float" office:value="0.942809041582063" calcext:value-type="float">
            <text:p>0.94</text:p>
          </table:table-cell>
          <table:table-cell office:value-type="float" office:value="297.030303030303" calcext:value-type="float">
            <text:p>297.03</text:p>
          </table:table-cell>
          <table:table-cell office:value-type="float" office:value="45.103574304701" calcext:value-type="float">
            <text:p>45.10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237.424242424242" calcext:value-type="float">
            <text:p>237.42</text:p>
          </table:table-cell>
          <table:table-cell office:value-type="float" office:value="2.44986459774639" calcext:value-type="float">
            <text:p>2.45</text:p>
          </table:table-cell>
          <table:table-cell office:value-type="float" office:value="297.090909090909" calcext:value-type="float">
            <text:p>297.09</text:p>
          </table:table-cell>
          <table:table-cell office:value-type="float" office:value="45.1572093216466" calcext:value-type="float">
            <text:p>45.16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237.636363636364" calcext:value-type="float">
            <text:p>237.64</text:p>
          </table:table-cell>
          <table:table-cell office:value-type="float" office:value="1.00959583327016" calcext:value-type="float">
            <text:p>1.01</text:p>
          </table:table-cell>
          <table:table-cell office:value-type="float" office:value="297" calcext:value-type="float">
            <text:p>297.00</text:p>
          </table:table-cell>
          <table:table-cell office:value-type="float" office:value="45.0057235417358" calcext:value-type="float">
            <text:p>45.01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237.333333333333" calcext:value-type="float">
            <text:p>237.33</text:p>
          </table:table-cell>
          <table:table-cell office:value-type="float" office:value="0.942809041582063" calcext:value-type="float">
            <text:p>0.94</text:p>
          </table:table-cell>
          <table:table-cell office:value-type="float" office:value="292.333333333333" calcext:value-type="float">
            <text:p>292.33</text:p>
          </table:table-cell>
          <table:table-cell office:value-type="float" office:value="50.7785845260051" calcext:value-type="float">
            <text:p>50.78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236.606060606061" calcext:value-type="float">
            <text:p>236.61</text:p>
          </table:table-cell>
          <table:table-cell office:value-type="float" office:value="5.88752864724109" calcext:value-type="float">
            <text:p>5.89</text:p>
          </table:table-cell>
          <table:table-cell office:value-type="float" office:value="294.666666666667" calcext:value-type="float">
            <text:p>294.67</text:p>
          </table:table-cell>
          <table:table-cell office:value-type="float" office:value="45.8744443722716" calcext:value-type="float">
            <text:p>45.87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230.515151515152" calcext:value-type="float">
            <text:p>230.52</text:p>
          </table:table-cell>
          <table:table-cell office:value-type="float" office:value="28.2136021484171" calcext:value-type="float">
            <text:p>28.21</text:p>
          </table:table-cell>
          <table:table-cell office:value-type="float" office:value="289.181818181818" calcext:value-type="float">
            <text:p>289.18</text:p>
          </table:table-cell>
          <table:table-cell office:value-type="float" office:value="48.3757105001176" calcext:value-type="float">
            <text:p>48.38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227.545454545455" calcext:value-type="float">
            <text:p>227.55</text:p>
          </table:table-cell>
          <table:table-cell office:value-type="float" office:value="30.6219280800351" calcext:value-type="float">
            <text:p>30.62</text:p>
          </table:table-cell>
          <table:table-cell office:value-type="float" office:value="283.909090909091" calcext:value-type="float">
            <text:p>283.91</text:p>
          </table:table-cell>
          <table:table-cell office:value-type="float" office:value="55.2971935483626" calcext:value-type="float">
            <text:p>55.30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6.363636363636" calcext:value-type="float">
            <text:p>226.36</text:p>
          </table:table-cell>
          <table:table-cell office:value-type="float" office:value="34.0986253893544" calcext:value-type="float">
            <text:p>34.10</text:p>
          </table:table-cell>
          <table:table-cell office:value-type="float" office:value="280.272727272727" calcext:value-type="float">
            <text:p>280.27</text:p>
          </table:table-cell>
          <table:table-cell office:value-type="float" office:value="60.6191652498802" calcext:value-type="float">
            <text:p>60.62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226.69696969697" calcext:value-type="float">
            <text:p>226.70</text:p>
          </table:table-cell>
          <table:table-cell office:value-type="float" office:value="34.1063264801236" calcext:value-type="float">
            <text:p>34.11</text:p>
          </table:table-cell>
          <table:table-cell office:value-type="float" office:value="275.060606060606" calcext:value-type="float">
            <text:p>275.06</text:p>
          </table:table-cell>
          <table:table-cell office:value-type="float" office:value="66.7718591578089" calcext:value-type="float">
            <text:p>66.77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225.545454545455" calcext:value-type="float">
            <text:p>225.55</text:p>
          </table:table-cell>
          <table:table-cell office:value-type="float" office:value="32.5577258057419" calcext:value-type="float">
            <text:p>32.56</text:p>
          </table:table-cell>
          <table:table-cell office:value-type="float" office:value="270.424242424242" calcext:value-type="float">
            <text:p>270.42</text:p>
          </table:table-cell>
          <table:table-cell office:value-type="float" office:value="62.7274191185527" calcext:value-type="float">
            <text:p>62.73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223.212121212121" calcext:value-type="float">
            <text:p>223.21</text:p>
          </table:table-cell>
          <table:table-cell office:value-type="float" office:value="38.5374729681798" calcext:value-type="float">
            <text:p>38.54</text:p>
          </table:table-cell>
          <table:table-cell office:value-type="float" office:value="268.151515151515" calcext:value-type="float">
            <text:p>268.15</text:p>
          </table:table-cell>
          <table:table-cell office:value-type="float" office:value="67.7567490598454" calcext:value-type="float">
            <text:p>67.76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223.757575757576" calcext:value-type="float">
            <text:p>223.76</text:p>
          </table:table-cell>
          <table:table-cell office:value-type="float" office:value="38.6679965573523" calcext:value-type="float">
            <text:p>38.67</text:p>
          </table:table-cell>
          <table:table-cell office:value-type="float" office:value="268.878787878788" calcext:value-type="float">
            <text:p>268.88</text:p>
          </table:table-cell>
          <table:table-cell office:value-type="float" office:value="68.859874217999" calcext:value-type="float">
            <text:p>68.86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223.363636363636" calcext:value-type="float">
            <text:p>223.36</text:p>
          </table:table-cell>
          <table:table-cell office:value-type="float" office:value="38.6803670988018" calcext:value-type="float">
            <text:p>38.68</text:p>
          </table:table-cell>
          <table:table-cell office:value-type="float" office:value="271.575757575758" calcext:value-type="float">
            <text:p>271.58</text:p>
          </table:table-cell>
          <table:table-cell office:value-type="float" office:value="67.6788451362132" calcext:value-type="float">
            <text:p>67.68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227.333333333333" calcext:value-type="float">
            <text:p>227.33</text:p>
          </table:table-cell>
          <table:table-cell office:value-type="float" office:value="39.0723235122569" calcext:value-type="float">
            <text:p>39.07</text:p>
          </table:table-cell>
          <table:table-cell office:value-type="float" office:value="275.787878787879" calcext:value-type="float">
            <text:p>275.79</text:p>
          </table:table-cell>
          <table:table-cell office:value-type="float" office:value="69.4252410546803" calcext:value-type="float">
            <text:p>69.43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220.636363636364" calcext:value-type="float">
            <text:p>220.64</text:p>
          </table:table-cell>
          <table:table-cell office:value-type="float" office:value="41.126426055642" calcext:value-type="float">
            <text:p>41.13</text:p>
          </table:table-cell>
          <table:table-cell office:value-type="float" office:value="273.545454545455" calcext:value-type="float">
            <text:p>273.55</text:p>
          </table:table-cell>
          <table:table-cell office:value-type="float" office:value="62.8485871247816" calcext:value-type="float">
            <text:p>62.85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222.69696969697" calcext:value-type="float">
            <text:p>222.70</text:p>
          </table:table-cell>
          <table:table-cell office:value-type="float" office:value="38.3393814847794" calcext:value-type="float">
            <text:p>38.34</text:p>
          </table:table-cell>
          <table:table-cell office:value-type="float" office:value="278.545454545455" calcext:value-type="float">
            <text:p>278.55</text:p>
          </table:table-cell>
          <table:table-cell office:value-type="float" office:value="58.3926577519712" calcext:value-type="float">
            <text:p>58.39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221.424242424242" calcext:value-type="float">
            <text:p>221.42</text:p>
          </table:table-cell>
          <table:table-cell office:value-type="float" office:value="39.6018290846562" calcext:value-type="float">
            <text:p>39.60</text:p>
          </table:table-cell>
          <table:table-cell office:value-type="float" office:value="281.363636363636" calcext:value-type="float">
            <text:p>281.36</text:p>
          </table:table-cell>
          <table:table-cell office:value-type="float" office:value="56.1674003270948" calcext:value-type="float">
            <text:p>56.17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223.787878787879" calcext:value-type="float">
            <text:p>223.79</text:p>
          </table:table-cell>
          <table:table-cell office:value-type="float" office:value="38.8904892757409" calcext:value-type="float">
            <text:p>38.89</text:p>
          </table:table-cell>
          <table:table-cell office:value-type="float" office:value="289.666666666667" calcext:value-type="float">
            <text:p>289.67</text:p>
          </table:table-cell>
          <table:table-cell office:value-type="float" office:value="41.9282696754803" calcext:value-type="float">
            <text:p>41.93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223.424242424242" calcext:value-type="float">
            <text:p>223.42</text:p>
          </table:table-cell>
          <table:table-cell office:value-type="float" office:value="38.7595777434471" calcext:value-type="float">
            <text:p>38.76</text:p>
          </table:table-cell>
          <table:table-cell office:value-type="float" office:value="295.090909090909" calcext:value-type="float">
            <text:p>295.09</text:p>
          </table:table-cell>
          <table:table-cell office:value-type="float" office:value="37.9036766717183" calcext:value-type="float">
            <text:p>37.90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225.545454545455" calcext:value-type="float">
            <text:p>225.55</text:p>
          </table:table-cell>
          <table:table-cell office:value-type="float" office:value="34.2664169096171" calcext:value-type="float">
            <text:p>34.27</text:p>
          </table:table-cell>
          <table:table-cell office:value-type="float" office:value="296.515151515151" calcext:value-type="float">
            <text:p>296.52</text:p>
          </table:table-cell>
          <table:table-cell office:value-type="float" office:value="33.5948419671119" calcext:value-type="float">
            <text:p>33.59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223.212121212121" calcext:value-type="float">
            <text:p>223.21</text:p>
          </table:table-cell>
          <table:table-cell office:value-type="float" office:value="38.4382681599578" calcext:value-type="float">
            <text:p>38.44</text:p>
          </table:table-cell>
          <table:table-cell office:value-type="float" office:value="293.212121212121" calcext:value-type="float">
            <text:p>293.21</text:p>
          </table:table-cell>
          <table:table-cell office:value-type="float" office:value="38.0101721439084" calcext:value-type="float">
            <text:p>38.01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25.090909090909" calcext:value-type="float">
            <text:p>225.09</text:p>
          </table:table-cell>
          <table:table-cell office:value-type="float" office:value="33.9824942780157" calcext:value-type="float">
            <text:p>33.98</text:p>
          </table:table-cell>
          <table:table-cell office:value-type="float" office:value="290.878787878788" calcext:value-type="float">
            <text:p>290.88</text:p>
          </table:table-cell>
          <table:table-cell office:value-type="float" office:value="44.8619144512105" calcext:value-type="float">
            <text:p>44.86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27" calcext:value-type="float">
            <text:p>227.00</text:p>
          </table:table-cell>
          <table:table-cell office:value-type="float" office:value="34.0623314563525" calcext:value-type="float">
            <text:p>34.06</text:p>
          </table:table-cell>
          <table:table-cell office:value-type="float" office:value="292.909090909091" calcext:value-type="float">
            <text:p>292.91</text:p>
          </table:table-cell>
          <table:table-cell office:value-type="float" office:value="45.4721783980542" calcext:value-type="float">
            <text:p>45.47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230.393939393939" calcext:value-type="float">
            <text:p>230.39</text:p>
          </table:table-cell>
          <table:table-cell office:value-type="float" office:value="29.8287428944465" calcext:value-type="float">
            <text:p>29.83</text:p>
          </table:table-cell>
          <table:table-cell office:value-type="float" office:value="294.575757575758" calcext:value-type="float">
            <text:p>294.58</text:p>
          </table:table-cell>
          <table:table-cell office:value-type="float" office:value="43.0095340403203" calcext:value-type="float">
            <text:p>43.01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226.757575757576" calcext:value-type="float">
            <text:p>226.76</text:p>
          </table:table-cell>
          <table:table-cell office:value-type="float" office:value="33.7764758581439" calcext:value-type="float">
            <text:p>33.78</text:p>
          </table:table-cell>
          <table:table-cell office:value-type="float" office:value="290.848484848485" calcext:value-type="float">
            <text:p>290.85</text:p>
          </table:table-cell>
          <table:table-cell office:value-type="float" office:value="45.5372782434955" calcext:value-type="float">
            <text:p>45.54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226.545454545455" calcext:value-type="float">
            <text:p>226.55</text:p>
          </table:table-cell>
          <table:table-cell office:value-type="float" office:value="33.8204626145187" calcext:value-type="float">
            <text:p>33.82</text:p>
          </table:table-cell>
          <table:table-cell office:value-type="float" office:value="291.909090909091" calcext:value-type="float">
            <text:p>291.91</text:p>
          </table:table-cell>
          <table:table-cell office:value-type="float" office:value="45.0268361975548" calcext:value-type="float">
            <text:p>45.03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224.515151515152" calcext:value-type="float">
            <text:p>224.52</text:p>
          </table:table-cell>
          <table:table-cell office:value-type="float" office:value="39.2954012361546" calcext:value-type="float">
            <text:p>39.30</text:p>
          </table:table-cell>
          <table:table-cell office:value-type="float" office:value="290.242424242424" calcext:value-type="float">
            <text:p>290.24</text:p>
          </table:table-cell>
          <table:table-cell office:value-type="float" office:value="49.4766735996539" calcext:value-type="float">
            <text:p>49.48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23.090909090909" calcext:value-type="float">
            <text:p>223.09</text:p>
          </table:table-cell>
          <table:table-cell office:value-type="float" office:value="38.3922053613346" calcext:value-type="float">
            <text:p>38.39</text:p>
          </table:table-cell>
          <table:table-cell office:value-type="float" office:value="277.757575757576" calcext:value-type="float">
            <text:p>277.76</text:p>
          </table:table-cell>
          <table:table-cell office:value-type="float" office:value="60.374101563316" calcext:value-type="float">
            <text:p>60.37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227.575757575758" calcext:value-type="float">
            <text:p>227.58</text:p>
          </table:table-cell>
          <table:table-cell office:value-type="float" office:value="34.6410426596442" calcext:value-type="float">
            <text:p>34.64</text:p>
          </table:table-cell>
          <table:table-cell office:value-type="float" office:value="279.939393939394" calcext:value-type="float">
            <text:p>279.94</text:p>
          </table:table-cell>
          <table:table-cell office:value-type="float" office:value="62.1542262606247" calcext:value-type="float">
            <text:p>62.15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225.333333333333" calcext:value-type="float">
            <text:p>225.33</text:p>
          </table:table-cell>
          <table:table-cell office:value-type="float" office:value="35.3010143786495" calcext:value-type="float">
            <text:p>35.30</text:p>
          </table:table-cell>
          <table:table-cell office:value-type="float" office:value="273.030303030303" calcext:value-type="float">
            <text:p>273.03</text:p>
          </table:table-cell>
          <table:table-cell office:value-type="float" office:value="63.1388488431766" calcext:value-type="float">
            <text:p>63.14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226.575757575758" calcext:value-type="float">
            <text:p>226.58</text:p>
          </table:table-cell>
          <table:table-cell office:value-type="float" office:value="34.9623436415657" calcext:value-type="float">
            <text:p>34.96</text:p>
          </table:table-cell>
          <table:table-cell office:value-type="float" office:value="259.030303030303" calcext:value-type="float">
            <text:p>259.03</text:p>
          </table:table-cell>
          <table:table-cell office:value-type="float" office:value="75.6176526001479" calcext:value-type="float">
            <text:p>75.62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/>
          <table:table-cell office:value-type="float" office:value="225.727272727273" calcext:value-type="float">
            <text:p>225.73</text:p>
          </table:table-cell>
          <table:table-cell office:value-type="float" office:value="40.6546972404604" calcext:value-type="float">
            <text:p>40.65</text:p>
          </table:table-cell>
          <table:table-cell office:value-type="float" office:value="244.666666666667" calcext:value-type="float">
            <text:p>244.67</text:p>
          </table:table-cell>
          <table:table-cell office:value-type="float" office:value="82.7448310815067" calcext:value-type="float">
            <text:p>82.74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220.969696969697" calcext:value-type="float">
            <text:p>220.97</text:p>
          </table:table-cell>
          <table:table-cell office:value-type="float" office:value="39.7320455723427" calcext:value-type="float">
            <text:p>39.73</text:p>
          </table:table-cell>
          <table:table-cell office:value-type="float" office:value="222" calcext:value-type="float">
            <text:p>222.00</text:p>
          </table:table-cell>
          <table:table-cell office:value-type="float" office:value="84.412048543996" calcext:value-type="float">
            <text:p>84.41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4"/>
          <table:table-cell office:value-type="float" office:value="219.424242424242" calcext:value-type="float">
            <text:p>219.42</text:p>
          </table:table-cell>
          <table:table-cell office:value-type="float" office:value="42.2776037156936" calcext:value-type="float">
            <text:p>42.28</text:p>
          </table:table-cell>
          <table:table-cell office:value-type="float" office:value="205.909090909091" calcext:value-type="float">
            <text:p>205.91</text:p>
          </table:table-cell>
          <table:table-cell office:value-type="float" office:value="78.4931433548116" calcext:value-type="float">
            <text:p>78.49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221" calcext:value-type="float">
            <text:p>221.00</text:p>
          </table:table-cell>
          <table:table-cell office:value-type="float" office:value="43.164238845965" calcext:value-type="float">
            <text:p>43.16</text:p>
          </table:table-cell>
          <table:table-cell office:value-type="float" office:value="125.727272727273" calcext:value-type="float">
            <text:p>125.73</text:p>
          </table:table-cell>
          <table:table-cell office:value-type="float" office:value="44.9648163650626" calcext:value-type="float">
            <text:p>44.96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216.787878787879" calcext:value-type="float">
            <text:p>216.79</text:p>
          </table:table-cell>
          <table:table-cell office:value-type="float" office:value="42.2336628451599" calcext:value-type="float">
            <text:p>42.23</text:p>
          </table:table-cell>
          <table:table-cell office:value-type="float" office:value="108.30303030303" calcext:value-type="float">
            <text:p>108.30</text:p>
          </table:table-cell>
          <table:table-cell office:value-type="float" office:value="44.5961574975304" calcext:value-type="float">
            <text:p>44.60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212.969696969697" calcext:value-type="float">
            <text:p>212.97</text:p>
          </table:table-cell>
          <table:table-cell office:value-type="float" office:value="57.2884698582189" calcext:value-type="float">
            <text:p>57.29</text:p>
          </table:table-cell>
          <table:table-cell office:value-type="float" office:value="102.30303030303" calcext:value-type="float">
            <text:p>102.30</text:p>
          </table:table-cell>
          <table:table-cell office:value-type="float" office:value="44.5356410546721" calcext:value-type="float">
            <text:p>44.54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95.818181818182" calcext:value-type="float">
            <text:p>195.82</text:p>
          </table:table-cell>
          <table:table-cell office:value-type="float" office:value="74.4757249633424" calcext:value-type="float">
            <text:p>74.48</text:p>
          </table:table-cell>
          <table:table-cell office:value-type="float" office:value="89.7878787878788" calcext:value-type="float">
            <text:p>89.79</text:p>
          </table:table-cell>
          <table:table-cell office:value-type="float" office:value="48.5085169502488" calcext:value-type="float">
            <text:p>48.51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81.818181818182" calcext:value-type="float">
            <text:p>181.82</text:p>
          </table:table-cell>
          <table:table-cell office:value-type="float" office:value="91.3519516122173" calcext:value-type="float">
            <text:p>91.35</text:p>
          </table:table-cell>
          <table:table-cell office:value-type="float" office:value="86.6666666666667" calcext:value-type="float">
            <text:p>86.67</text:p>
          </table:table-cell>
          <table:table-cell office:value-type="float" office:value="53.5478639851651" calcext:value-type="float">
            <text:p>53.55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164.181818181818" calcext:value-type="float">
            <text:p>164.18</text:p>
          </table:table-cell>
          <table:table-cell office:value-type="float" office:value="100.982883201682" calcext:value-type="float">
            <text:p>100.98</text:p>
          </table:table-cell>
          <table:table-cell office:value-type="float" office:value="77.4242424242424" calcext:value-type="float">
            <text:p>77.42</text:p>
          </table:table-cell>
          <table:table-cell office:value-type="float" office:value="55.125768215924" calcext:value-type="float">
            <text:p>55.13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141.69696969697" calcext:value-type="float">
            <text:p>141.70</text:p>
          </table:table-cell>
          <table:table-cell office:value-type="float" office:value="106.359164198479" calcext:value-type="float">
            <text:p>106.36</text:p>
          </table:table-cell>
          <table:table-cell office:value-type="float" office:value="65.3636363636364" calcext:value-type="float">
            <text:p>65.36</text:p>
          </table:table-cell>
          <table:table-cell office:value-type="float" office:value="54.7693888081036" calcext:value-type="float">
            <text:p>54.77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29.090909090909" calcext:value-type="float">
            <text:p>129.09</text:p>
          </table:table-cell>
          <table:table-cell office:value-type="float" office:value="114.164252653894" calcext:value-type="float">
            <text:p>114.16</text:p>
          </table:table-cell>
          <table:table-cell office:value-type="float" office:value="63.5151515151515" calcext:value-type="float">
            <text:p>63.52</text:p>
          </table:table-cell>
          <table:table-cell office:value-type="float" office:value="62.9536246878659" calcext:value-type="float">
            <text:p>62.95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65.8484848484848" calcext:value-type="float">
            <text:p>65.85</text:p>
          </table:table-cell>
          <table:table-cell office:value-type="float" office:value="76.7057033208531" calcext:value-type="float">
            <text:p>76.71</text:p>
          </table:table-cell>
          <table:table-cell office:value-type="float" office:value="33.3333333333333" calcext:value-type="float">
            <text:p>33.33</text:p>
          </table:table-cell>
          <table:table-cell office:value-type="float" office:value="39.0257620170331" calcext:value-type="float">
            <text:p>39.03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16.1818181818182" calcext:value-type="float">
            <text:p>16.18</text:p>
          </table:table-cell>
          <table:table-cell office:value-type="float" office:value="54.1078914008459" calcext:value-type="float">
            <text:p>54.11</text:p>
          </table:table-cell>
          <table:table-cell office:value-type="float" office:value="8" calcext:value-type="float">
            <text:p>8.00</text:p>
          </table:table-cell>
          <table:table-cell office:value-type="float" office:value="26.8339450334945" calcext:value-type="float">
            <text:p>26.83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5.09090909090909" calcext:value-type="float">
            <text:p>5.09</text:p>
          </table:table-cell>
          <table:table-cell office:value-type="float" office:value="28.7985307246885" calcext:value-type="float">
            <text:p>28.80</text:p>
          </table:table-cell>
          <table:table-cell office:value-type="float" office:value="2.51515151515152" calcext:value-type="float">
            <text:p>2.52</text:p>
          </table:table-cell>
          <table:table-cell office:value-type="float" office:value="14.227845536602" calcext:value-type="float">
            <text:p>14.23</text:p>
          </table:table-cell>
          <table:table-cell table:number-columns-repeated="1015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7"/>
        <table:table-column table:style-name="co4" table:number-columns-repeated="2" table:default-cell-style-name="Default"/>
        <table:table-row table:style-name="ro2">
          <table:table-cell table:style-name="ce13" office:value-type="string" calcext:value-type="string">
            <text:p>Rede</text:p>
          </table:table-cell>
          <table:table-cell table:style-name="ce13" office:value-type="string" calcext:value-type="string">
            <text:p>Fluxo</text:p>
          </table:table-cell>
          <table:table-cell table:style-name="ce13" office:value-type="string" calcext:value-type="string">
            <text:p>Quantidade de Pacotes</text:p>
          </table:table-cell>
          <table:table-cell table:style-name="ce13" office:value-type="string" calcext:value-type="string">
            <text:p>Pacotes por Segundo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 table:number-columns-spanned="1" table:number-rows-spanned="4">
            <text:p>\ofidps</text:p>
          </table:table-cell>
          <table:table-cell table:style-name="ce15" office:value-type="string" calcext:value-type="string">
            <text:p>Cliente</text:p>
          </table:table-cell>
          <table:table-cell table:style-name="ce16" table:formula="of:=SUM([medias.H2:.H500])" office:value-type="float" office:value="30588.0303030303" calcext:value-type="float">
            <text:p>30.588</text:p>
          </table:table-cell>
          <table:table-cell table:formula="of:=AVERAGE([medias.H2:.H500])" office:value-type="float" office:value="259.220595788392" calcext:value-type="float">
            <text:p>259</text:p>
          </table:table-cell>
          <table:table-cell table:style-name="ce12" table:number-columns-repeated="2"/>
        </table:table-row>
        <table:table-row table:style-name="ro2">
          <table:covered-table-cell table:style-name="ce15"/>
          <table:table-cell table:style-name="ce15" office:value-type="string" calcext:value-type="string">
            <text:p>Servidor</text:p>
          </table:table-cell>
          <table:table-cell table:style-name="ce16" table:formula="of:=SUM([medias.F2:.F500])" office:value-type="float" office:value="25756.4545454545" calcext:value-type="float">
            <text:p>25.756</text:p>
          </table:table-cell>
          <table:table-cell table:style-name="ce16" table:formula="of:=AVERAGE([medias.F2:.F500])" office:value-type="float" office:value="218.275038520801" calcext:value-type="float">
            <text:p>218</text:p>
          </table:table-cell>
          <table:table-cell table:style-name="ce12" table:number-columns-repeated="2"/>
        </table:table-row>
        <table:table-row table:style-name="ro2">
          <table:covered-table-cell table:style-name="ce15"/>
          <table:table-cell table:style-name="ce15" office:value-type="string" calcext:value-type="string">
            <text:p>Atacante</text:p>
          </table:table-cell>
          <table:table-cell table:style-name="ce16" table:formula="of:=SUM([medias.H2:.H500])" office:value-type="float" office:value="30588.0303030303" calcext:value-type="float">
            <text:p>30.588</text:p>
          </table:table-cell>
          <table:table-cell table:formula="of:=AVERAGE([medias.H2:.H500])" office:value-type="float" office:value="259.220595788392" calcext:value-type="float">
            <text:p>259</text:p>
          </table:table-cell>
          <table:table-cell table:style-name="ce12" table:number-columns-repeated="2"/>
        </table:table-row>
        <table:table-row table:style-name="ro2">
          <table:covered-table-cell table:style-name="ce15"/>
          <table:table-cell table:style-name="ce15" office:value-type="string" calcext:value-type="string">
            <text:p>Vítima</text:p>
          </table:table-cell>
          <table:table-cell table:style-name="ce16" table:formula="of:=SUM([medias.F2:.F500])" office:value-type="float" office:value="25756.4545454545" calcext:value-type="float">
            <text:p>25.756</text:p>
          </table:table-cell>
          <table:table-cell table:formula="of:=AVERAGE([medias.F2:.F500])" office:value-type="float" office:value="218.275038520801" calcext:value-type="float">
            <text:p>218</text:p>
          </table:table-cell>
          <table:table-cell table:style-name="ce12"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18"/>
          <table:table-cell table:number-columns-repeated="2"/>
        </table:table-row>
        <table:table-row table:style-name="ro2">
          <table:table-cell table:number-columns-repeated="3"/>
          <table:table-cell table:style-name="ce19"/>
          <table:table-cell table:number-columns-repeated="2"/>
        </table:table-row>
        <table:table-row table:style-name="ro2">
          <table:table-cell table:number-columns-repeated="3"/>
          <table:table-cell table:style-name="ce18"/>
          <table:table-cell table:number-columns-repeated="2"/>
        </table:table-row>
        <table:table-row table:style-name="ro2">
          <table:table-cell table:number-columns-repeated="3"/>
          <table:table-cell table:style-name="ce1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9:42:41.523003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5T19:42:49.419156236</dc:date>
    <meta:editing-duration>PT11H44M12S</meta:editing-duration>
    <meta:editing-cycles>47</meta:editing-cycles>
    <meta:generator>LibreOffice/5.1.1.3$Linux_X86_64 LibreOffice_project/89f508ef3ecebd2cfb8e1def0f0ba9a803b88a6d</meta:generator>
    <meta:document-statistic meta:table-count="6" meta:cell-count="964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Ataque.B1:VAtaque.AI47" chart:data-source-has-labels="row" svg:x="0.32cm" svg:y="0.18cm" svg:width="15.36cm" svg:height="8.64cm">
          <chartooo:coordinate-region svg:x="1.121cm" svg:y="0.377cm" svg:width="14.559cm" svg:height="7.6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Ataque.B2:VAtaque.B47" chart:label-cell-address="VAtaque.B1:VAtaque.B1" chart:class="chart:line">
            <chart:data-point chart:repeated="46"/>
          </chart:series>
          <chart:series chart:style-name="ch6" chart:values-cell-range-address="VAtaque.C2:VAtaque.C47" chart:label-cell-address="VAtaque.C1:VAtaque.C1" chart:class="chart:line">
            <chart:data-point chart:repeated="46"/>
          </chart:series>
          <chart:series chart:style-name="ch7" chart:values-cell-range-address="VAtaque.D2:VAtaque.D47" chart:label-cell-address="VAtaque.D1:VAtaque.D1" chart:class="chart:line">
            <chart:data-point chart:repeated="46"/>
          </chart:series>
          <chart:series chart:style-name="ch8" chart:values-cell-range-address="VAtaque.E2:VAtaque.E47" chart:label-cell-address="VAtaque.E1:VAtaque.E1" chart:class="chart:line">
            <chart:data-point chart:repeated="46"/>
          </chart:series>
          <chart:series chart:style-name="ch9" chart:values-cell-range-address="VAtaque.F2:VAtaque.F47" chart:label-cell-address="VAtaque.F1:VAtaque.F1" chart:class="chart:line">
            <chart:data-point chart:repeated="46"/>
          </chart:series>
          <chart:series chart:style-name="ch10" chart:values-cell-range-address="VAtaque.G2:VAtaque.G47" chart:label-cell-address="VAtaque.G1:VAtaque.G1" chart:class="chart:line">
            <chart:data-point chart:repeated="46"/>
          </chart:series>
          <chart:series chart:style-name="ch11" chart:values-cell-range-address="VAtaque.H2:VAtaque.H47" chart:label-cell-address="VAtaque.H1:VAtaque.H1" chart:class="chart:line">
            <chart:data-point chart:repeated="46"/>
          </chart:series>
          <chart:series chart:style-name="ch12" chart:values-cell-range-address="VAtaque.I2:VAtaque.I47" chart:label-cell-address="VAtaque.I1:VAtaque.I1" chart:class="chart:line">
            <chart:data-point chart:repeated="46"/>
          </chart:series>
          <chart:series chart:style-name="ch13" chart:values-cell-range-address="VAtaque.J2:VAtaque.J47" chart:label-cell-address="VAtaque.J1:VAtaque.J1" chart:class="chart:line">
            <chart:data-point chart:repeated="46"/>
          </chart:series>
          <chart:series chart:style-name="ch14" chart:values-cell-range-address="VAtaque.K2:VAtaque.K47" chart:label-cell-address="VAtaque.K1:VAtaque.K1" chart:class="chart:line">
            <chart:data-point chart:repeated="46"/>
          </chart:series>
          <chart:series chart:style-name="ch15" chart:values-cell-range-address="VAtaque.L2:VAtaque.L47" chart:label-cell-address="VAtaque.L1:VAtaque.L1" chart:class="chart:line">
            <chart:data-point chart:repeated="46"/>
          </chart:series>
          <chart:series chart:style-name="ch16" chart:values-cell-range-address="VAtaque.M2:VAtaque.M47" chart:label-cell-address="VAtaque.M1:VAtaque.M1" chart:class="chart:line">
            <chart:data-point chart:repeated="46"/>
          </chart:series>
          <chart:series chart:style-name="ch17" chart:values-cell-range-address="VAtaque.N2:VAtaque.N47" chart:label-cell-address="VAtaque.N1:VAtaque.N1" chart:class="chart:line">
            <chart:data-point chart:repeated="46"/>
          </chart:series>
          <chart:series chart:style-name="ch18" chart:values-cell-range-address="VAtaque.O2:VAtaque.O47" chart:label-cell-address="VAtaque.O1:VAtaque.O1" chart:class="chart:line">
            <chart:data-point chart:repeated="46"/>
          </chart:series>
          <chart:series chart:style-name="ch19" chart:values-cell-range-address="VAtaque.P2:VAtaque.P47" chart:label-cell-address="VAtaque.P1:VAtaque.P1" chart:class="chart:line">
            <chart:data-point chart:repeated="46"/>
          </chart:series>
          <chart:series chart:style-name="ch8" chart:values-cell-range-address="VAtaque.Q2:VAtaque.Q47" chart:label-cell-address="VAtaque.Q1:VAtaque.Q1" chart:class="chart:line">
            <chart:data-point chart:repeated="46"/>
          </chart:series>
          <chart:series chart:style-name="ch9" chart:values-cell-range-address="VAtaque.R2:VAtaque.R47" chart:label-cell-address="VAtaque.R1:VAtaque.R1" chart:class="chart:line">
            <chart:data-point chart:repeated="46"/>
          </chart:series>
          <chart:series chart:style-name="ch10" chart:values-cell-range-address="VAtaque.S2:VAtaque.S47" chart:label-cell-address="VAtaque.S1:VAtaque.S1" chart:class="chart:line">
            <chart:data-point chart:repeated="46"/>
          </chart:series>
          <chart:series chart:style-name="ch11" chart:values-cell-range-address="VAtaque.T2:VAtaque.T47" chart:label-cell-address="VAtaque.T1:VAtaque.T1" chart:class="chart:line">
            <chart:data-point chart:repeated="46"/>
          </chart:series>
          <chart:series chart:style-name="ch12" chart:values-cell-range-address="VAtaque.U2:VAtaque.U47" chart:label-cell-address="VAtaque.U1:VAtaque.U1" chart:class="chart:line">
            <chart:data-point chart:repeated="46"/>
          </chart:series>
          <chart:series chart:style-name="ch13" chart:values-cell-range-address="VAtaque.V2:VAtaque.V47" chart:label-cell-address="VAtaque.V1:VAtaque.V1" chart:class="chart:line">
            <chart:data-point chart:repeated="46"/>
          </chart:series>
          <chart:series chart:style-name="ch14" chart:values-cell-range-address="VAtaque.W2:VAtaque.W47" chart:label-cell-address="VAtaque.W1:VAtaque.W1" chart:class="chart:line">
            <chart:data-point chart:repeated="46"/>
          </chart:series>
          <chart:series chart:style-name="ch15" chart:values-cell-range-address="VAtaque.X2:VAtaque.X47" chart:label-cell-address="VAtaque.X1:VAtaque.X1" chart:class="chart:line">
            <chart:data-point chart:repeated="46"/>
          </chart:series>
          <chart:series chart:style-name="ch16" chart:values-cell-range-address="VAtaque.Y2:VAtaque.Y47" chart:label-cell-address="VAtaque.Y1:VAtaque.Y1" chart:class="chart:line">
            <chart:data-point chart:repeated="46"/>
          </chart:series>
          <chart:series chart:style-name="ch17" chart:values-cell-range-address="VAtaque.Z2:VAtaque.Z47" chart:label-cell-address="VAtaque.Z1:VAtaque.Z1" chart:class="chart:line">
            <chart:data-point chart:repeated="46"/>
          </chart:series>
          <chart:series chart:style-name="ch18" chart:values-cell-range-address="VAtaque.AA2:VAtaque.AA47" chart:label-cell-address="VAtaque.AA1:VAtaque.AA1" chart:class="chart:line">
            <chart:data-point chart:repeated="46"/>
          </chart:series>
          <chart:series chart:style-name="ch19" chart:values-cell-range-address="VAtaque.AB2:VAtaque.AB47" chart:label-cell-address="VAtaque.AB1:VAtaque.AB1" chart:class="chart:line">
            <chart:data-point chart:repeated="46"/>
          </chart:series>
          <chart:series chart:style-name="ch8" chart:values-cell-range-address="VAtaque.AC2:VAtaque.AC47" chart:label-cell-address="VAtaque.AC1:VAtaque.AC1" chart:class="chart:line">
            <chart:data-point chart:repeated="46"/>
          </chart:series>
          <chart:series chart:style-name="ch9" chart:values-cell-range-address="VAtaque.AD2:VAtaque.AD47" chart:label-cell-address="VAtaque.AD1:VAtaque.AD1" chart:class="chart:line">
            <chart:data-point chart:repeated="46"/>
          </chart:series>
          <chart:series chart:style-name="ch10" chart:values-cell-range-address="VAtaque.AE2:VAtaque.AE47" chart:label-cell-address="VAtaque.AE1:VAtaque.AE1" chart:class="chart:line">
            <chart:data-point chart:repeated="46"/>
          </chart:series>
          <chart:series chart:style-name="ch11" chart:values-cell-range-address="VAtaque.AF2:VAtaque.AF47" chart:label-cell-address="VAtaque.AF1:VAtaque.AF1" chart:class="chart:line">
            <chart:data-point chart:repeated="46"/>
          </chart:series>
          <chart:series chart:style-name="ch12" chart:values-cell-range-address="VAtaque.AG2:VAtaque.AG47" chart:label-cell-address="VAtaque.AG1:VAtaque.AG1" chart:class="chart:line">
            <chart:data-point chart:repeated="46"/>
          </chart:series>
          <chart:series chart:style-name="ch13" chart:values-cell-range-address="VAtaque.AH2:VAtaque.AH47" chart:label-cell-address="VAtaque.AH1:VAtaque.AH1" chart:class="chart:line">
            <chart:data-point chart:repeated="46"/>
          </chart:series>
          <chart:series chart:style-name="ch14" chart:values-cell-range-address="VAtaque.AI2:VAtaque.AI47" chart:label-cell-address="VAtaque.AI1:VAtaque.AI1" chart:class="chart:line">
            <chart:data-point chart:repeated="4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20eth0.pcap0stat0160425010071901.txt</text:p>
                <draw:g>
                  <svg:desc>VAtaque.B1:VAtaque.B1</svg:desc>
                </draw:g>
              </table:table-cell>
              <table:table-cell office:value-type="string">
                <text:p>host20eth0.pcap0stat0160425010100402.txt</text:p>
                <draw:g>
                  <svg:desc>VAtaque.C1:VAtaque.C1</svg:desc>
                </draw:g>
              </table:table-cell>
              <table:table-cell office:value-type="string">
                <text:p>host20eth0.pcap0stat0160425010125003.txt</text:p>
                <draw:g>
                  <svg:desc>VAtaque.D1:VAtaque.D1</svg:desc>
                </draw:g>
              </table:table-cell>
              <table:table-cell office:value-type="string">
                <text:p>host20eth0.pcap0stat0160425010153504.txt</text:p>
                <draw:g>
                  <svg:desc>VAtaque.E1:VAtaque.E1</svg:desc>
                </draw:g>
              </table:table-cell>
              <table:table-cell office:value-type="string">
                <text:p>host20eth0.pcap0stat0160425010182005.txt</text:p>
                <draw:g>
                  <svg:desc>VAtaque.F1:VAtaque.F1</svg:desc>
                </draw:g>
              </table:table-cell>
              <table:table-cell office:value-type="string">
                <text:p>host20eth0.pcap0stat0160425010210506.txt</text:p>
                <draw:g>
                  <svg:desc>VAtaque.G1:VAtaque.G1</svg:desc>
                </draw:g>
              </table:table-cell>
              <table:table-cell office:value-type="string">
                <text:p>host20eth0.pcap0stat0160425010235107.txt</text:p>
                <draw:g>
                  <svg:desc>VAtaque.H1:VAtaque.H1</svg:desc>
                </draw:g>
              </table:table-cell>
              <table:table-cell office:value-type="string">
                <text:p>host20eth0.pcap0stat0160425010263608.txt</text:p>
                <draw:g>
                  <svg:desc>VAtaque.I1:VAtaque.I1</svg:desc>
                </draw:g>
              </table:table-cell>
              <table:table-cell office:value-type="string">
                <text:p>host20eth0.pcap0stat0160425010292109.txt</text:p>
                <draw:g>
                  <svg:desc>VAtaque.J1:VAtaque.J1</svg:desc>
                </draw:g>
              </table:table-cell>
              <table:table-cell office:value-type="string">
                <text:p>host20eth0.pcap0stat01604250103207010.txt</text:p>
                <draw:g>
                  <svg:desc>VAtaque.K1:VAtaque.K1</svg:desc>
                </draw:g>
              </table:table-cell>
              <table:table-cell office:value-type="string">
                <text:p>host20eth0.pcap0stat01604250103452011.txt</text:p>
                <draw:g>
                  <svg:desc>VAtaque.L1:VAtaque.L1</svg:desc>
                </draw:g>
              </table:table-cell>
              <table:table-cell office:value-type="string">
                <text:p>host20eth0.pcap0stat01604250103738012.txt</text:p>
                <draw:g>
                  <svg:desc>VAtaque.M1:VAtaque.M1</svg:desc>
                </draw:g>
              </table:table-cell>
              <table:table-cell office:value-type="string">
                <text:p>host20eth0.pcap0stat01604250104023013.txt</text:p>
                <draw:g>
                  <svg:desc>VAtaque.N1:VAtaque.N1</svg:desc>
                </draw:g>
              </table:table-cell>
              <table:table-cell office:value-type="string">
                <text:p>host20eth0.pcap0stat01604250104310014.txt</text:p>
                <draw:g>
                  <svg:desc>VAtaque.O1:VAtaque.O1</svg:desc>
                </draw:g>
              </table:table-cell>
              <table:table-cell office:value-type="string">
                <text:p>host20eth0.pcap0stat01604250104556015.txt</text:p>
                <draw:g>
                  <svg:desc>VAtaque.P1:VAtaque.P1</svg:desc>
                </draw:g>
              </table:table-cell>
              <table:table-cell office:value-type="string">
                <text:p>host20eth0.pcap0stat01604250104842016.txt</text:p>
                <draw:g>
                  <svg:desc>VAtaque.Q1:VAtaque.Q1</svg:desc>
                </draw:g>
              </table:table-cell>
              <table:table-cell office:value-type="string">
                <text:p>host20eth0.pcap0stat01604250105127017.txt</text:p>
                <draw:g>
                  <svg:desc>VAtaque.R1:VAtaque.R1</svg:desc>
                </draw:g>
              </table:table-cell>
              <table:table-cell office:value-type="string">
                <text:p>host20eth0.pcap0stat01604250105413018.txt</text:p>
                <draw:g>
                  <svg:desc>VAtaque.S1:VAtaque.S1</svg:desc>
                </draw:g>
              </table:table-cell>
              <table:table-cell office:value-type="string">
                <text:p>host20eth0.pcap0stat01604250105658019.txt</text:p>
                <draw:g>
                  <svg:desc>VAtaque.T1:VAtaque.T1</svg:desc>
                </draw:g>
              </table:table-cell>
              <table:table-cell office:value-type="string">
                <text:p>host20eth0.pcap0stat01604250105943020.txt</text:p>
                <draw:g>
                  <svg:desc>VAtaque.U1:VAtaque.U1</svg:desc>
                </draw:g>
              </table:table-cell>
              <table:table-cell office:value-type="string">
                <text:p>host20eth0.pcap0stat01604250110229021.txt</text:p>
                <draw:g>
                  <svg:desc>VAtaque.V1:VAtaque.V1</svg:desc>
                </draw:g>
              </table:table-cell>
              <table:table-cell office:value-type="string">
                <text:p>host20eth0.pcap0stat01604250110515022.txt</text:p>
                <draw:g>
                  <svg:desc>VAtaque.W1:VAtaque.W1</svg:desc>
                </draw:g>
              </table:table-cell>
              <table:table-cell office:value-type="string">
                <text:p>host20eth0.pcap0stat01604250110800023.txt</text:p>
                <draw:g>
                  <svg:desc>VAtaque.X1:VAtaque.X1</svg:desc>
                </draw:g>
              </table:table-cell>
              <table:table-cell office:value-type="string">
                <text:p>host20eth0.pcap0stat01604250111045024.txt</text:p>
                <draw:g>
                  <svg:desc>VAtaque.Y1:VAtaque.Y1</svg:desc>
                </draw:g>
              </table:table-cell>
              <table:table-cell office:value-type="string">
                <text:p>host20eth0.pcap0stat01604250111330025.txt</text:p>
                <draw:g>
                  <svg:desc>VAtaque.Z1:VAtaque.Z1</svg:desc>
                </draw:g>
              </table:table-cell>
              <table:table-cell office:value-type="string">
                <text:p>host20eth0.pcap0stat01604250111616026.txt</text:p>
                <draw:g>
                  <svg:desc>VAtaque.AA1:VAtaque.AA1</svg:desc>
                </draw:g>
              </table:table-cell>
              <table:table-cell office:value-type="string">
                <text:p>host20eth0.pcap0stat01604250111901027.txt</text:p>
                <draw:g>
                  <svg:desc>VAtaque.AB1:VAtaque.AB1</svg:desc>
                </draw:g>
              </table:table-cell>
              <table:table-cell office:value-type="string">
                <text:p>host20eth0.pcap0stat01604250112147028.txt</text:p>
                <draw:g>
                  <svg:desc>VAtaque.AC1:VAtaque.AC1</svg:desc>
                </draw:g>
              </table:table-cell>
              <table:table-cell office:value-type="string">
                <text:p>host20eth0.pcap0stat01604250112433029.txt</text:p>
                <draw:g>
                  <svg:desc>VAtaque.AD1:VAtaque.AD1</svg:desc>
                </draw:g>
              </table:table-cell>
              <table:table-cell office:value-type="string">
                <text:p>host20eth0.pcap0stat01604250112721030.txt</text:p>
                <draw:g>
                  <svg:desc>VAtaque.AE1:VAtaque.AE1</svg:desc>
                </draw:g>
              </table:table-cell>
              <table:table-cell office:value-type="string">
                <text:p>host20eth0.pcap0stat01604250113010031.txt</text:p>
                <draw:g>
                  <svg:desc>VAtaque.AF1:VAtaque.AF1</svg:desc>
                </draw:g>
              </table:table-cell>
              <table:table-cell office:value-type="string">
                <text:p>host20eth0.pcap0stat01604250113256032.txt</text:p>
                <draw:g>
                  <svg:desc>VAtaque.AG1:VAtaque.AG1</svg:desc>
                </draw:g>
              </table:table-cell>
              <table:table-cell office:value-type="string">
                <text:p>host20eth0.pcap0stat01604250113544033.txt</text:p>
                <draw:g>
                  <svg:desc>VAtaque.AH1:VAtaque.AH1</svg:desc>
                </draw:g>
              </table:table-cell>
              <table:table-cell office:value-type="string">
                <text:p/>
                <draw:g>
                  <svg:desc>VAtaque.AI1:V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Ataque.B2:VAtaque.B47</svg:desc>
                </draw:g>
              </table:table-cell>
              <table:table-cell office:value-type="float" office:value="3">
                <text:p>3</text:p>
                <draw:g>
                  <svg:desc>VAtaque.C2:VAtaque.C47</svg:desc>
                </draw:g>
              </table:table-cell>
              <table:table-cell office:value-type="float" office:value="2">
                <text:p>2</text:p>
                <draw:g>
                  <svg:desc>VAtaque.D2:VAtaque.D47</svg:desc>
                </draw:g>
              </table:table-cell>
              <table:table-cell office:value-type="float" office:value="2">
                <text:p>2</text:p>
                <draw:g>
                  <svg:desc>VAtaque.E2:VAtaque.E47</svg:desc>
                </draw:g>
              </table:table-cell>
              <table:table-cell office:value-type="float" office:value="3">
                <text:p>3</text:p>
                <draw:g>
                  <svg:desc>VAtaque.F2:VAtaque.F47</svg:desc>
                </draw:g>
              </table:table-cell>
              <table:table-cell office:value-type="float" office:value="3">
                <text:p>3</text:p>
                <draw:g>
                  <svg:desc>VAtaque.G2:VAtaque.G47</svg:desc>
                </draw:g>
              </table:table-cell>
              <table:table-cell office:value-type="float" office:value="2">
                <text:p>2</text:p>
                <draw:g>
                  <svg:desc>VAtaque.H2:VAtaque.H47</svg:desc>
                </draw:g>
              </table:table-cell>
              <table:table-cell office:value-type="float" office:value="1">
                <text:p>1</text:p>
                <draw:g>
                  <svg:desc>VAtaque.I2:VAtaque.I47</svg:desc>
                </draw:g>
              </table:table-cell>
              <table:table-cell office:value-type="float" office:value="264">
                <text:p>264</text:p>
                <draw:g>
                  <svg:desc>VAtaque.J2:VAtaque.J47</svg:desc>
                </draw:g>
              </table:table-cell>
              <table:table-cell office:value-type="float" office:value="3">
                <text:p>3</text:p>
                <draw:g>
                  <svg:desc>VAtaque.K2:VAtaque.K47</svg:desc>
                </draw:g>
              </table:table-cell>
              <table:table-cell office:value-type="float" office:value="264">
                <text:p>264</text:p>
                <draw:g>
                  <svg:desc>VAtaque.L2:VAtaque.L47</svg:desc>
                </draw:g>
              </table:table-cell>
              <table:table-cell office:value-type="float" office:value="1">
                <text:p>1</text:p>
                <draw:g>
                  <svg:desc>VAtaque.M2:VAtaque.M47</svg:desc>
                </draw:g>
              </table:table-cell>
              <table:table-cell office:value-type="float" office:value="3">
                <text:p>3</text:p>
                <draw:g>
                  <svg:desc>VAtaque.N2:VAtaque.N47</svg:desc>
                </draw:g>
              </table:table-cell>
              <table:table-cell office:value-type="float" office:value="264">
                <text:p>264</text:p>
                <draw:g>
                  <svg:desc>VAtaque.O2:VAtaque.O47</svg:desc>
                </draw:g>
              </table:table-cell>
              <table:table-cell office:value-type="float" office:value="2">
                <text:p>2</text:p>
                <draw:g>
                  <svg:desc>VAtaque.P2:VAtaque.P47</svg:desc>
                </draw:g>
              </table:table-cell>
              <table:table-cell office:value-type="float" office:value="1">
                <text:p>1</text:p>
                <draw:g>
                  <svg:desc>VAtaque.Q2:VAtaque.Q47</svg:desc>
                </draw:g>
              </table:table-cell>
              <table:table-cell office:value-type="float" office:value="264">
                <text:p>264</text:p>
                <draw:g>
                  <svg:desc>VAtaque.R2:VAtaque.R47</svg:desc>
                </draw:g>
              </table:table-cell>
              <table:table-cell office:value-type="float" office:value="2">
                <text:p>2</text:p>
                <draw:g>
                  <svg:desc>VAtaque.S2:VAtaque.S47</svg:desc>
                </draw:g>
              </table:table-cell>
              <table:table-cell office:value-type="float" office:value="1">
                <text:p>1</text:p>
                <draw:g>
                  <svg:desc>VAtaque.T2:VAtaque.T47</svg:desc>
                </draw:g>
              </table:table-cell>
              <table:table-cell office:value-type="float" office:value="3">
                <text:p>3</text:p>
                <draw:g>
                  <svg:desc>VAtaque.U2:VAtaque.U47</svg:desc>
                </draw:g>
              </table:table-cell>
              <table:table-cell office:value-type="float" office:value="266">
                <text:p>266</text:p>
                <draw:g>
                  <svg:desc>VAtaque.V2:VAtaque.V47</svg:desc>
                </draw:g>
              </table:table-cell>
              <table:table-cell office:value-type="float" office:value="3">
                <text:p>3</text:p>
                <draw:g>
                  <svg:desc>VAtaque.W2:VAtaque.W47</svg:desc>
                </draw:g>
              </table:table-cell>
              <table:table-cell office:value-type="float" office:value="1">
                <text:p>1</text:p>
                <draw:g>
                  <svg:desc>VAtaque.X2:VAtaque.X47</svg:desc>
                </draw:g>
              </table:table-cell>
              <table:table-cell office:value-type="float" office:value="2">
                <text:p>2</text:p>
                <draw:g>
                  <svg:desc>VAtaque.Y2:VAtaque.Y47</svg:desc>
                </draw:g>
              </table:table-cell>
              <table:table-cell office:value-type="float" office:value="4">
                <text:p>4</text:p>
                <draw:g>
                  <svg:desc>VAtaque.Z2:VAtaque.Z47</svg:desc>
                </draw:g>
              </table:table-cell>
              <table:table-cell office:value-type="float" office:value="3">
                <text:p>3</text:p>
                <draw:g>
                  <svg:desc>VAtaque.AA2:VAtaque.AA47</svg:desc>
                </draw:g>
              </table:table-cell>
              <table:table-cell office:value-type="float" office:value="2">
                <text:p>2</text:p>
                <draw:g>
                  <svg:desc>VAtaque.AB2:VAtaque.AB47</svg:desc>
                </draw:g>
              </table:table-cell>
              <table:table-cell office:value-type="float" office:value="264">
                <text:p>264</text:p>
                <draw:g>
                  <svg:desc>VAtaque.AC2:VAtaque.AC47</svg:desc>
                </draw:g>
              </table:table-cell>
              <table:table-cell office:value-type="float" office:value="2">
                <text:p>2</text:p>
                <draw:g>
                  <svg:desc>VAtaque.AD2:VAtaque.AD47</svg:desc>
                </draw:g>
              </table:table-cell>
              <table:table-cell office:value-type="float" office:value="266">
                <text:p>266</text:p>
                <draw:g>
                  <svg:desc>VAtaque.AE2:VAtaque.AE47</svg:desc>
                </draw:g>
              </table:table-cell>
              <table:table-cell office:value-type="float" office:value="2">
                <text:p>2</text:p>
                <draw:g>
                  <svg:desc>VAtaque.AF2:VAtaque.AF47</svg:desc>
                </draw:g>
              </table:table-cell>
              <table:table-cell office:value-type="float" office:value="2">
                <text:p>2</text:p>
                <draw:g>
                  <svg:desc>VAtaque.AG2:VAtaque.AG47</svg:desc>
                </draw:g>
              </table:table-cell>
              <table:table-cell office:value-type="float" office:value="1">
                <text:p>1</text:p>
                <draw:g>
                  <svg:desc>VAtaque.AH2:VAtaque.AH47</svg:desc>
                </draw:g>
              </table:table-cell>
              <table:table-cell office:value-type="float" office:value="NaN">
                <text:p>NaN</text:p>
                <draw:g>
                  <svg:desc>VAtaque.AI2:VAtaque.A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54">
                <text:p>54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38">
                <text:p>238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27">
                <text:p>27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38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  <table:table-cell office:value-type="float" office:value="237">
                <text:p>237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52">
                <text:p>252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38">
                <text:p>238</text:p>
              </table:table-cell>
              <table:table-cell office:value-type="float" office:value="258">
                <text:p>258</text:p>
              </table:table-cell>
              <table:table-cell office:value-type="float" office:value="238">
                <text:p>238</text:p>
              </table:table-cell>
              <table:table-cell office:value-type="float" office:value="256">
                <text:p>256</text:p>
              </table:table-cell>
              <table:table-cell office:value-type="float" office:value="238">
                <text:p>238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84">
                <text:p>184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53">
                <text:p>253</text:p>
              </table:table-cell>
              <table:table-cell office:value-type="float" office:value="226">
                <text:p>22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43">
                <text:p>143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56">
                <text:p>256</text:p>
              </table:table-cell>
              <table:table-cell office:value-type="float" office:value="119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19">
                <text:p>21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119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5">
                <text:p>145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9">
                <text:p>19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125">
                <text:p>125</text:p>
              </table:table-cell>
              <table:table-cell office:value-type="float" office:value="238">
                <text:p>238</text:p>
              </table:table-cell>
              <table:table-cell office:value-type="float" office:value="284">
                <text:p>284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119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9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52">
                <text:p>252</text:p>
              </table:table-cell>
              <table:table-cell office:value-type="float" office:value="120">
                <text:p>12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119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07">
                <text:p>207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213">
                <text:p>213</text:p>
              </table:table-cell>
              <table:table-cell office:value-type="float" office:value="237">
                <text:p>237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19">
                <text:p>119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120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50">
                <text:p>250</text:p>
              </table:table-cell>
              <table:table-cell office:value-type="float" office:value="120">
                <text:p>120</text:p>
              </table:table-cell>
              <table:table-cell office:value-type="float" office:value="237">
                <text:p>237</text:p>
              </table:table-cell>
              <table:table-cell office:value-type="float" office:value="119">
                <text:p>119</text:p>
              </table:table-cell>
              <table:table-cell office:value-type="float" office:value="239">
                <text:p>239</text:p>
              </table:table-cell>
              <table:table-cell office:value-type="float" office:value="119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49">
                <text:p>24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cm" svg:y="3.462cm" style:legend-expansion="high" chart:style-name="ch2"/>
        <chart:plot-area chart:style-name="ch3" table:cell-range-address="medias.A1:medias.A142 medias.F1:medias.F142 medias.H1:medias.H142" chart:data-source-has-labels="both" svg:x="0.32cm" svg:y="0.18cm" svg:width="11.79cm" svg:height="8.64cm">
          <chartooo:coordinate-region svg:x="1.592cm" svg:y="0.369cm" svg:width="10.518cm" svg:height="7.414cm"/>
          <chart:axis chart:dimension="x" chart:name="primary-x" chart:style-name="ch4" chartooo:axis-type="auto">
            <chartooo:date-scale/>
            <chart:categories table:cell-range-address="medias.A1:medias.A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s.F1:medias.F142" chart:label-cell-address="medias.F1:medias.F1" chart:class="chart:line">
            <chart:data-point chart:repeated="142"/>
          </chart:series>
          <chart:series chart:style-name="ch8" chart:values-cell-range-address="medias.H1:medias.H142" chart:label-cell-address="medias.H1:medias.H1" chart:class="chart:line">
            <chart:data-point chart:repeated="142"/>
          </chart:series>
          <chart:series chart:style-name="ch9" chart:values-cell-range-address="medias.F1:medias.F142" chart:label-cell-address="medias.F1:medias.F1" chart:class="chart:line">
            <chart:data-point chart:repeated="142"/>
          </chart:series>
          <chart:series chart:style-name="ch10" chart:values-cell-range-address="medias.H1:medias.H142" chart:label-cell-address="medias.H1:medias.H1" chart:class="chart:line">
            <chart:data-point chart:repeated="1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VAtaque</text:p>
                <draw:g>
                  <svg:desc>medias.F1:medias.F1</svg:desc>
                </draw:g>
              </table:table-cell>
              <table:table-cell office:value-type="string">
                <text:p>mediaAAtaque</text:p>
                <draw:g>
                  <svg:desc>medias.H1:medias.H1</svg:desc>
                </draw:g>
              </table:table-cell>
              <table:table-cell office:value-type="string">
                <text:p>mediaVAtaque</text:p>
                <draw:g>
                  <svg:desc>medias.F1:medias.F1</svg:desc>
                </draw:g>
              </table:table-cell>
              <table:table-cell office:value-type="string">
                <text:p>mediaAAtaque</text:p>
                <draw:g>
                  <svg:desc>medias.H1:media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medias.A1:medias.A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7.8181818181818">
                <text:p>57.8181818181818</text:p>
              </table:table-cell>
              <table:table-cell office:value-type="float" office:value="69.9090909090909">
                <text:p>69.9090909090909</text:p>
              </table:table-cell>
              <table:table-cell office:value-type="float" office:value="57.8181818181818">
                <text:p>57.8181818181818</text:p>
              </table:table-cell>
              <table:table-cell office:value-type="float" office:value="69.9090909090909">
                <text:p>69.90909090909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0.3636363636364">
                <text:p>90.3636363636364</text:p>
              </table:table-cell>
              <table:table-cell office:value-type="float" office:value="108.636363636364">
                <text:p>108.636363636364</text:p>
              </table:table-cell>
              <table:table-cell office:value-type="float" office:value="90.3636363636364">
                <text:p>90.3636363636364</text:p>
              </table:table-cell>
              <table:table-cell office:value-type="float" office:value="108.636363636364">
                <text:p>108.6363636363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7.848484848485">
                <text:p>247.848484848485</text:p>
              </table:table-cell>
              <table:table-cell office:value-type="float" office:value="312.090909090909">
                <text:p>312.090909090909</text:p>
              </table:table-cell>
              <table:table-cell office:value-type="float" office:value="247.848484848485">
                <text:p>247.848484848485</text:p>
              </table:table-cell>
              <table:table-cell office:value-type="float" office:value="312.090909090909">
                <text:p>312.0909090909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7.909090909091">
                <text:p>237.909090909091</text:p>
              </table:table-cell>
              <table:table-cell office:value-type="float" office:value="309.545454545455">
                <text:p>309.545454545455</text:p>
              </table:table-cell>
              <table:table-cell office:value-type="float" office:value="237.909090909091">
                <text:p>237.909090909091</text:p>
              </table:table-cell>
              <table:table-cell office:value-type="float" office:value="309.545454545455">
                <text:p>309.5454545454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7.727272727273">
                <text:p>237.727272727273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237.727272727273">
                <text:p>237.727272727273</text:p>
              </table:table-cell>
              <table:table-cell office:value-type="float" office:value="308.333333333333">
                <text:p>308.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7.454545454545">
                <text:p>237.454545454545</text:p>
              </table:table-cell>
              <table:table-cell office:value-type="float" office:value="308.757575757576">
                <text:p>308.757575757576</text:p>
              </table:table-cell>
              <table:table-cell office:value-type="float" office:value="237.454545454545">
                <text:p>237.454545454545</text:p>
              </table:table-cell>
              <table:table-cell office:value-type="float" office:value="308.757575757576">
                <text:p>308.7575757575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7.727272727273">
                <text:p>237.727272727273</text:p>
              </table:table-cell>
              <table:table-cell office:value-type="float" office:value="309.848484848485">
                <text:p>309.848484848485</text:p>
              </table:table-cell>
              <table:table-cell office:value-type="float" office:value="237.727272727273">
                <text:p>237.727272727273</text:p>
              </table:table-cell>
              <table:table-cell office:value-type="float" office:value="309.848484848485">
                <text:p>309.8484848484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8.484848484848">
                <text:p>238.484848484848</text:p>
              </table:table-cell>
              <table:table-cell office:value-type="float" office:value="310.515151515151">
                <text:p>310.515151515151</text:p>
              </table:table-cell>
              <table:table-cell office:value-type="float" office:value="238.484848484848">
                <text:p>238.484848484848</text:p>
              </table:table-cell>
              <table:table-cell office:value-type="float" office:value="310.515151515151">
                <text:p>310.515151515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7.939393939394">
                <text:p>237.939393939394</text:p>
              </table:table-cell>
              <table:table-cell office:value-type="float" office:value="310">
                <text:p>310</text:p>
              </table:table-cell>
              <table:table-cell office:value-type="float" office:value="237.939393939394">
                <text:p>237.9393939393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8.484848484848">
                <text:p>238.484848484848</text:p>
              </table:table-cell>
              <table:table-cell office:value-type="float" office:value="309.575757575758">
                <text:p>309.575757575758</text:p>
              </table:table-cell>
              <table:table-cell office:value-type="float" office:value="238.484848484848">
                <text:p>238.484848484848</text:p>
              </table:table-cell>
              <table:table-cell office:value-type="float" office:value="309.575757575758">
                <text:p>309.5757575757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8.272727272727">
                <text:p>308.272727272727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8.272727272727">
                <text:p>308.272727272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8.030303030303">
                <text:p>238.030303030303</text:p>
              </table:table-cell>
              <table:table-cell office:value-type="float" office:value="308.606060606061">
                <text:p>308.606060606061</text:p>
              </table:table-cell>
              <table:table-cell office:value-type="float" office:value="238.030303030303">
                <text:p>238.030303030303</text:p>
              </table:table-cell>
              <table:table-cell office:value-type="float" office:value="308.606060606061">
                <text:p>308.6060606060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7.727272727273">
                <text:p>237.727272727273</text:p>
              </table:table-cell>
              <table:table-cell office:value-type="float" office:value="308.454545454545">
                <text:p>308.454545454545</text:p>
              </table:table-cell>
              <table:table-cell office:value-type="float" office:value="237.727272727273">
                <text:p>237.727272727273</text:p>
              </table:table-cell>
              <table:table-cell office:value-type="float" office:value="308.454545454545">
                <text:p>308.4545454545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7.424242424242">
                <text:p>237.424242424242</text:p>
              </table:table-cell>
              <table:table-cell office:value-type="float" office:value="308.212121212121">
                <text:p>308.212121212121</text:p>
              </table:table-cell>
              <table:table-cell office:value-type="float" office:value="237.424242424242">
                <text:p>237.424242424242</text:p>
              </table:table-cell>
              <table:table-cell office:value-type="float" office:value="308.212121212121">
                <text:p>308.2121212121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308.242424242424">
                <text:p>308.242424242424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308.242424242424">
                <text:p>308.2424242424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8.030303030303">
                <text:p>308.030303030303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8.030303030303">
                <text:p>308.030303030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8.484848484848">
                <text:p>308.484848484848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8.484848484848">
                <text:p>308.4848484848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308.393939393939">
                <text:p>308.393939393939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308.393939393939">
                <text:p>308.3939393939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6.939393939394">
                <text:p>236.939393939394</text:p>
              </table:table-cell>
              <table:table-cell office:value-type="float" office:value="308.424242424242">
                <text:p>308.424242424242</text:p>
              </table:table-cell>
              <table:table-cell office:value-type="float" office:value="236.939393939394">
                <text:p>236.939393939394</text:p>
              </table:table-cell>
              <table:table-cell office:value-type="float" office:value="308.424242424242">
                <text:p>308.4242424242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7.424242424242">
                <text:p>237.424242424242</text:p>
              </table:table-cell>
              <table:table-cell office:value-type="float" office:value="308.181818181818">
                <text:p>308.181818181818</text:p>
              </table:table-cell>
              <table:table-cell office:value-type="float" office:value="237.424242424242">
                <text:p>237.424242424242</text:p>
              </table:table-cell>
              <table:table-cell office:value-type="float" office:value="308.181818181818">
                <text:p>308.1818181818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8.757575757576">
                <text:p>308.757575757576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8.757575757576">
                <text:p>308.7575757575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8.757575757576">
                <text:p>308.757575757576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8.757575757576">
                <text:p>308.7575757575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8.636363636364">
                <text:p>308.636363636364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8.636363636364">
                <text:p>308.6363636363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7.030303030303">
                <text:p>237.030303030303</text:p>
              </table:table-cell>
              <table:table-cell office:value-type="float" office:value="308.545454545455">
                <text:p>308.545454545455</text:p>
              </table:table-cell>
              <table:table-cell office:value-type="float" office:value="237.030303030303">
                <text:p>237.030303030303</text:p>
              </table:table-cell>
              <table:table-cell office:value-type="float" office:value="308.545454545455">
                <text:p>308.54545454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7.393939393939">
                <text:p>237.393939393939</text:p>
              </table:table-cell>
              <table:table-cell office:value-type="float" office:value="307.878787878788">
                <text:p>307.878787878788</text:p>
              </table:table-cell>
              <table:table-cell office:value-type="float" office:value="237.393939393939">
                <text:p>237.393939393939</text:p>
              </table:table-cell>
              <table:table-cell office:value-type="float" office:value="307.878787878788">
                <text:p>307.8787878787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6.939393939394">
                <text:p>306.939393939394</text:p>
              </table:table-cell>
              <table:table-cell office:value-type="float" office:value="237.090909090909">
                <text:p>237.090909090909</text:p>
              </table:table-cell>
              <table:table-cell office:value-type="float" office:value="306.939393939394">
                <text:p>306.9393939393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2.757575757576">
                <text:p>302.757575757576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302.757575757576">
                <text:p>302.7575757575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7.272727272727">
                <text:p>237.272727272727</text:p>
              </table:table-cell>
              <table:table-cell office:value-type="float" office:value="301.818181818182">
                <text:p>301.818181818182</text:p>
              </table:table-cell>
              <table:table-cell office:value-type="float" office:value="237.272727272727">
                <text:p>237.272727272727</text:p>
              </table:table-cell>
              <table:table-cell office:value-type="float" office:value="301.818181818182">
                <text:p>301.8181818181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7.030303030303">
                <text:p>237.030303030303</text:p>
              </table:table-cell>
              <table:table-cell office:value-type="float" office:value="292.909090909091">
                <text:p>292.909090909091</text:p>
              </table:table-cell>
              <table:table-cell office:value-type="float" office:value="237.030303030303">
                <text:p>237.030303030303</text:p>
              </table:table-cell>
              <table:table-cell office:value-type="float" office:value="292.909090909091">
                <text:p>292.90909090909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85.242424242424">
                <text:p>285.242424242424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85.242424242424">
                <text:p>285.2424242424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7.121212121212">
                <text:p>237.121212121212</text:p>
              </table:table-cell>
              <table:table-cell office:value-type="float" office:value="279.727272727273">
                <text:p>279.727272727273</text:p>
              </table:table-cell>
              <table:table-cell office:value-type="float" office:value="237.121212121212">
                <text:p>237.121212121212</text:p>
              </table:table-cell>
              <table:table-cell office:value-type="float" office:value="279.727272727273">
                <text:p>279.7272727272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81.666666666667">
                <text:p>281.666666666667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81.666666666667">
                <text:p>281.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7.181818181818">
                <text:p>237.181818181818</text:p>
              </table:table-cell>
              <table:table-cell office:value-type="float" office:value="280.090909090909">
                <text:p>280.090909090909</text:p>
              </table:table-cell>
              <table:table-cell office:value-type="float" office:value="237.181818181818">
                <text:p>237.181818181818</text:p>
              </table:table-cell>
              <table:table-cell office:value-type="float" office:value="280.090909090909">
                <text:p>280.09090909090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7.121212121212">
                <text:p>237.121212121212</text:p>
              </table:table-cell>
              <table:table-cell office:value-type="float" office:value="282.393939393939">
                <text:p>282.393939393939</text:p>
              </table:table-cell>
              <table:table-cell office:value-type="float" office:value="237.121212121212">
                <text:p>237.121212121212</text:p>
              </table:table-cell>
              <table:table-cell office:value-type="float" office:value="282.393939393939">
                <text:p>282.3939393939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7.848484848485">
                <text:p>237.848484848485</text:p>
              </table:table-cell>
              <table:table-cell office:value-type="float" office:value="284.30303030303">
                <text:p>284.30303030303</text:p>
              </table:table-cell>
              <table:table-cell office:value-type="float" office:value="237.848484848485">
                <text:p>237.848484848485</text:p>
              </table:table-cell>
              <table:table-cell office:value-type="float" office:value="284.30303030303">
                <text:p>284.303030303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7.363636363636">
                <text:p>237.363636363636</text:p>
              </table:table-cell>
              <table:table-cell office:value-type="float" office:value="286.060606060606">
                <text:p>286.060606060606</text:p>
              </table:table-cell>
              <table:table-cell office:value-type="float" office:value="237.363636363636">
                <text:p>237.363636363636</text:p>
              </table:table-cell>
              <table:table-cell office:value-type="float" office:value="286.060606060606">
                <text:p>286.0606060606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.606060606061">
                <text:p>236.606060606061</text:p>
              </table:table-cell>
              <table:table-cell office:value-type="float" office:value="290.151515151515">
                <text:p>290.151515151515</text:p>
              </table:table-cell>
              <table:table-cell office:value-type="float" office:value="236.606060606061">
                <text:p>236.606060606061</text:p>
              </table:table-cell>
              <table:table-cell office:value-type="float" office:value="290.151515151515">
                <text:p>290.1515151515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0.969696969697">
                <text:p>230.969696969697</text:p>
              </table:table-cell>
              <table:table-cell office:value-type="float" office:value="281.878787878788">
                <text:p>281.878787878788</text:p>
              </table:table-cell>
              <table:table-cell office:value-type="float" office:value="230.969696969697">
                <text:p>230.969696969697</text:p>
              </table:table-cell>
              <table:table-cell office:value-type="float" office:value="281.878787878788">
                <text:p>281.8787878787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5.727272727273">
                <text:p>225.727272727273</text:p>
              </table:table-cell>
              <table:table-cell office:value-type="float" office:value="270.69696969697">
                <text:p>270.69696969697</text:p>
              </table:table-cell>
              <table:table-cell office:value-type="float" office:value="225.727272727273">
                <text:p>225.727272727273</text:p>
              </table:table-cell>
              <table:table-cell office:value-type="float" office:value="270.69696969697">
                <text:p>270.6969696969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3.121212121212">
                <text:p>223.121212121212</text:p>
              </table:table-cell>
              <table:table-cell office:value-type="float" office:value="259.757575757576">
                <text:p>259.757575757576</text:p>
              </table:table-cell>
              <table:table-cell office:value-type="float" office:value="223.121212121212">
                <text:p>223.121212121212</text:p>
              </table:table-cell>
              <table:table-cell office:value-type="float" office:value="259.757575757576">
                <text:p>259.7575757575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9.393939393939">
                <text:p>219.393939393939</text:p>
              </table:table-cell>
              <table:table-cell office:value-type="float" office:value="262.212121212121">
                <text:p>262.212121212121</text:p>
              </table:table-cell>
              <table:table-cell office:value-type="float" office:value="219.393939393939">
                <text:p>219.393939393939</text:p>
              </table:table-cell>
              <table:table-cell office:value-type="float" office:value="262.212121212121">
                <text:p>262.21212121212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19.515151515151">
                <text:p>219.515151515151</text:p>
              </table:table-cell>
              <table:table-cell office:value-type="float" office:value="262.575757575758">
                <text:p>262.575757575758</text:p>
              </table:table-cell>
              <table:table-cell office:value-type="float" office:value="219.515151515151">
                <text:p>219.515151515151</text:p>
              </table:table-cell>
              <table:table-cell office:value-type="float" office:value="262.575757575758">
                <text:p>262.57575757575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2.060606060606">
                <text:p>212.060606060606</text:p>
              </table:table-cell>
              <table:table-cell office:value-type="float" office:value="257.545454545455">
                <text:p>257.545454545455</text:p>
              </table:table-cell>
              <table:table-cell office:value-type="float" office:value="212.060606060606">
                <text:p>212.060606060606</text:p>
              </table:table-cell>
              <table:table-cell office:value-type="float" office:value="257.545454545455">
                <text:p>257.5454545454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10.878787878788">
                <text:p>210.878787878788</text:p>
              </table:table-cell>
              <table:table-cell office:value-type="float" office:value="263.090909090909">
                <text:p>263.090909090909</text:p>
              </table:table-cell>
              <table:table-cell office:value-type="float" office:value="210.878787878788">
                <text:p>210.878787878788</text:p>
              </table:table-cell>
              <table:table-cell office:value-type="float" office:value="263.090909090909">
                <text:p>263.0909090909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7.484848484849">
                <text:p>207.484848484849</text:p>
              </table:table-cell>
              <table:table-cell office:value-type="float" office:value="276.060606060606">
                <text:p>276.060606060606</text:p>
              </table:table-cell>
              <table:table-cell office:value-type="float" office:value="207.484848484849">
                <text:p>207.484848484849</text:p>
              </table:table-cell>
              <table:table-cell office:value-type="float" office:value="276.060606060606">
                <text:p>276.0606060606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5.969696969697">
                <text:p>205.969696969697</text:p>
              </table:table-cell>
              <table:table-cell office:value-type="float" office:value="277.242424242424">
                <text:p>277.242424242424</text:p>
              </table:table-cell>
              <table:table-cell office:value-type="float" office:value="205.969696969697">
                <text:p>205.969696969697</text:p>
              </table:table-cell>
              <table:table-cell office:value-type="float" office:value="277.242424242424">
                <text:p>277.2424242424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05.787878787879">
                <text:p>205.787878787879</text:p>
              </table:table-cell>
              <table:table-cell office:value-type="float" office:value="263.575757575758">
                <text:p>263.575757575758</text:p>
              </table:table-cell>
              <table:table-cell office:value-type="float" office:value="205.787878787879">
                <text:p>205.787878787879</text:p>
              </table:table-cell>
              <table:table-cell office:value-type="float" office:value="263.575757575758">
                <text:p>263.5757575757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2.515151515151">
                <text:p>212.515151515151</text:p>
              </table:table-cell>
              <table:table-cell office:value-type="float" office:value="271.212121212121">
                <text:p>271.212121212121</text:p>
              </table:table-cell>
              <table:table-cell office:value-type="float" office:value="212.515151515151">
                <text:p>212.515151515151</text:p>
              </table:table-cell>
              <table:table-cell office:value-type="float" office:value="271.212121212121">
                <text:p>271.21212121212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14.121212121212">
                <text:p>214.121212121212</text:p>
              </table:table-cell>
              <table:table-cell office:value-type="float" office:value="267">
                <text:p>267</text:p>
              </table:table-cell>
              <table:table-cell office:value-type="float" office:value="214.121212121212">
                <text:p>214.12121212121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20.545454545454">
                <text:p>220.545454545454</text:p>
              </table:table-cell>
              <table:table-cell office:value-type="float" office:value="266.969696969697">
                <text:p>266.969696969697</text:p>
              </table:table-cell>
              <table:table-cell office:value-type="float" office:value="220.545454545454">
                <text:p>220.545454545454</text:p>
              </table:table-cell>
              <table:table-cell office:value-type="float" office:value="266.969696969697">
                <text:p>266.969696969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267.787878787879">
                <text:p>267.787878787879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267.787878787879">
                <text:p>267.78787878787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9.151515151515">
                <text:p>229.151515151515</text:p>
              </table:table-cell>
              <table:table-cell office:value-type="float" office:value="259.575757575758">
                <text:p>259.575757575758</text:p>
              </table:table-cell>
              <table:table-cell office:value-type="float" office:value="229.151515151515">
                <text:p>229.151515151515</text:p>
              </table:table-cell>
              <table:table-cell office:value-type="float" office:value="259.575757575758">
                <text:p>259.5757575757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6.515151515152">
                <text:p>226.515151515152</text:p>
              </table:table-cell>
              <table:table-cell office:value-type="float" office:value="255.181818181818">
                <text:p>255.181818181818</text:p>
              </table:table-cell>
              <table:table-cell office:value-type="float" office:value="226.515151515152">
                <text:p>226.515151515152</text:p>
              </table:table-cell>
              <table:table-cell office:value-type="float" office:value="255.181818181818">
                <text:p>255.18181818181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6.848484848485">
                <text:p>226.848484848485</text:p>
              </table:table-cell>
              <table:table-cell office:value-type="float" office:value="257.121212121212">
                <text:p>257.121212121212</text:p>
              </table:table-cell>
              <table:table-cell office:value-type="float" office:value="226.848484848485">
                <text:p>226.848484848485</text:p>
              </table:table-cell>
              <table:table-cell office:value-type="float" office:value="257.121212121212">
                <text:p>257.1212121212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9.878787878788">
                <text:p>229.878787878788</text:p>
              </table:table-cell>
              <table:table-cell office:value-type="float" office:value="265.545454545455">
                <text:p>265.545454545455</text:p>
              </table:table-cell>
              <table:table-cell office:value-type="float" office:value="229.878787878788">
                <text:p>229.878787878788</text:p>
              </table:table-cell>
              <table:table-cell office:value-type="float" office:value="265.545454545455">
                <text:p>265.5454545454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8.636363636364">
                <text:p>228.636363636364</text:p>
              </table:table-cell>
              <table:table-cell office:value-type="float" office:value="265.30303030303">
                <text:p>265.30303030303</text:p>
              </table:table-cell>
              <table:table-cell office:value-type="float" office:value="228.636363636364">
                <text:p>228.636363636364</text:p>
              </table:table-cell>
              <table:table-cell office:value-type="float" office:value="265.30303030303">
                <text:p>265.303030303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3.272727272727">
                <text:p>233.272727272727</text:p>
              </table:table-cell>
              <table:table-cell office:value-type="float" office:value="268.69696969697">
                <text:p>268.69696969697</text:p>
              </table:table-cell>
              <table:table-cell office:value-type="float" office:value="233.272727272727">
                <text:p>233.272727272727</text:p>
              </table:table-cell>
              <table:table-cell office:value-type="float" office:value="268.69696969697">
                <text:p>268.6969696969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7.333333333333">
                <text:p>227.333333333333</text:p>
              </table:table-cell>
              <table:table-cell office:value-type="float" office:value="261.878787878788">
                <text:p>261.878787878788</text:p>
              </table:table-cell>
              <table:table-cell office:value-type="float" office:value="227.333333333333">
                <text:p>227.333333333333</text:p>
              </table:table-cell>
              <table:table-cell office:value-type="float" office:value="261.878787878788">
                <text:p>261.8787878787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5.575757575758">
                <text:p>225.575757575758</text:p>
              </table:table-cell>
              <table:table-cell office:value-type="float" office:value="253.454545454545">
                <text:p>253.454545454545</text:p>
              </table:table-cell>
              <table:table-cell office:value-type="float" office:value="225.575757575758">
                <text:p>225.575757575758</text:p>
              </table:table-cell>
              <table:table-cell office:value-type="float" office:value="253.454545454545">
                <text:p>253.4545454545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6.484848484848">
                <text:p>226.484848484848</text:p>
              </table:table-cell>
              <table:table-cell office:value-type="float" office:value="251.636363636364">
                <text:p>251.636363636364</text:p>
              </table:table-cell>
              <table:table-cell office:value-type="float" office:value="226.484848484848">
                <text:p>226.484848484848</text:p>
              </table:table-cell>
              <table:table-cell office:value-type="float" office:value="251.636363636364">
                <text:p>251.6363636363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.30303030303">
                <text:p>229.30303030303</text:p>
              </table:table-cell>
              <table:table-cell office:value-type="float" office:value="255.060606060606">
                <text:p>255.060606060606</text:p>
              </table:table-cell>
              <table:table-cell office:value-type="float" office:value="229.30303030303">
                <text:p>229.30303030303</text:p>
              </table:table-cell>
              <table:table-cell office:value-type="float" office:value="255.060606060606">
                <text:p>255.06060606060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7.212121212121">
                <text:p>227.212121212121</text:p>
              </table:table-cell>
              <table:table-cell office:value-type="float" office:value="255.545454545455">
                <text:p>255.545454545455</text:p>
              </table:table-cell>
              <table:table-cell office:value-type="float" office:value="227.212121212121">
                <text:p>227.212121212121</text:p>
              </table:table-cell>
              <table:table-cell office:value-type="float" office:value="255.545454545455">
                <text:p>255.5454545454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7.121212121212">
                <text:p>227.121212121212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227.121212121212">
                <text:p>227.121212121212</text:p>
              </table:table-cell>
              <table:table-cell office:value-type="float" office:value="258.333333333333">
                <text:p>258.33333333333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26">
                <text:p>226</text:p>
              </table:table-cell>
              <table:table-cell office:value-type="float" office:value="261.090909090909">
                <text:p>261.090909090909</text:p>
              </table:table-cell>
              <table:table-cell office:value-type="float" office:value="226">
                <text:p>226</text:p>
              </table:table-cell>
              <table:table-cell office:value-type="float" office:value="261.090909090909">
                <text:p>261.0909090909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0.636363636364">
                <text:p>230.636363636364</text:p>
              </table:table-cell>
              <table:table-cell office:value-type="float" office:value="267.333333333333">
                <text:p>267.333333333333</text:p>
              </table:table-cell>
              <table:table-cell office:value-type="float" office:value="230.636363636364">
                <text:p>230.636363636364</text:p>
              </table:table-cell>
              <table:table-cell office:value-type="float" office:value="267.333333333333">
                <text:p>267.3333333333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4.030303030303">
                <text:p>224.030303030303</text:p>
              </table:table-cell>
              <table:table-cell office:value-type="float" office:value="266.848484848485">
                <text:p>266.848484848485</text:p>
              </table:table-cell>
              <table:table-cell office:value-type="float" office:value="224.030303030303">
                <text:p>224.030303030303</text:p>
              </table:table-cell>
              <table:table-cell office:value-type="float" office:value="266.848484848485">
                <text:p>266.84848484848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0.787878787879">
                <text:p>220.787878787879</text:p>
              </table:table-cell>
              <table:table-cell office:value-type="float" office:value="261.727272727273">
                <text:p>261.727272727273</text:p>
              </table:table-cell>
              <table:table-cell office:value-type="float" office:value="220.787878787879">
                <text:p>220.787878787879</text:p>
              </table:table-cell>
              <table:table-cell office:value-type="float" office:value="261.727272727273">
                <text:p>261.72727272727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1.939393939394">
                <text:p>221.939393939394</text:p>
              </table:table-cell>
              <table:table-cell office:value-type="float" office:value="271">
                <text:p>271</text:p>
              </table:table-cell>
              <table:table-cell office:value-type="float" office:value="221.939393939394">
                <text:p>221.93939393939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17.878787878788">
                <text:p>217.878787878788</text:p>
              </table:table-cell>
              <table:table-cell office:value-type="float" office:value="266.606060606061">
                <text:p>266.606060606061</text:p>
              </table:table-cell>
              <table:table-cell office:value-type="float" office:value="217.878787878788">
                <text:p>217.878787878788</text:p>
              </table:table-cell>
              <table:table-cell office:value-type="float" office:value="266.606060606061">
                <text:p>266.60606060606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15.787878787879">
                <text:p>215.787878787879</text:p>
              </table:table-cell>
              <table:table-cell office:value-type="float" office:value="267.393939393939">
                <text:p>267.393939393939</text:p>
              </table:table-cell>
              <table:table-cell office:value-type="float" office:value="215.787878787879">
                <text:p>215.787878787879</text:p>
              </table:table-cell>
              <table:table-cell office:value-type="float" office:value="267.393939393939">
                <text:p>267.3939393939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2.212121212121">
                <text:p>222.212121212121</text:p>
              </table:table-cell>
              <table:table-cell office:value-type="float" office:value="279.575757575758">
                <text:p>279.575757575758</text:p>
              </table:table-cell>
              <table:table-cell office:value-type="float" office:value="222.212121212121">
                <text:p>222.212121212121</text:p>
              </table:table-cell>
              <table:table-cell office:value-type="float" office:value="279.575757575758">
                <text:p>279.5757575757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31.939393939394">
                <text:p>231.939393939394</text:p>
              </table:table-cell>
              <table:table-cell office:value-type="float" office:value="290.151515151515">
                <text:p>290.151515151515</text:p>
              </table:table-cell>
              <table:table-cell office:value-type="float" office:value="231.939393939394">
                <text:p>231.939393939394</text:p>
              </table:table-cell>
              <table:table-cell office:value-type="float" office:value="290.151515151515">
                <text:p>290.15151515151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40.454545454545">
                <text:p>240.454545454545</text:p>
              </table:table-cell>
              <table:table-cell office:value-type="float" office:value="298.272727272727">
                <text:p>298.272727272727</text:p>
              </table:table-cell>
              <table:table-cell office:value-type="float" office:value="240.454545454545">
                <text:p>240.454545454545</text:p>
              </table:table-cell>
              <table:table-cell office:value-type="float" office:value="298.272727272727">
                <text:p>298.2727272727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97.030303030303">
                <text:p>297.030303030303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97.030303030303">
                <text:p>297.0303030303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37.424242424242">
                <text:p>237.424242424242</text:p>
              </table:table-cell>
              <table:table-cell office:value-type="float" office:value="297.090909090909">
                <text:p>297.090909090909</text:p>
              </table:table-cell>
              <table:table-cell office:value-type="float" office:value="237.424242424242">
                <text:p>237.424242424242</text:p>
              </table:table-cell>
              <table:table-cell office:value-type="float" office:value="297.090909090909">
                <text:p>297.09090909090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7.636363636364">
                <text:p>237.636363636364</text:p>
              </table:table-cell>
              <table:table-cell office:value-type="float" office:value="297">
                <text:p>297</text:p>
              </table:table-cell>
              <table:table-cell office:value-type="float" office:value="237.636363636364">
                <text:p>237.63636363636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92.333333333333">
                <text:p>292.333333333333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92.333333333333">
                <text:p>292.3333333333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36.606060606061">
                <text:p>236.606060606061</text:p>
              </table:table-cell>
              <table:table-cell office:value-type="float" office:value="294.666666666667">
                <text:p>294.666666666667</text:p>
              </table:table-cell>
              <table:table-cell office:value-type="float" office:value="236.606060606061">
                <text:p>236.606060606061</text:p>
              </table:table-cell>
              <table:table-cell office:value-type="float" office:value="294.666666666667">
                <text:p>294.66666666666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30.515151515152">
                <text:p>230.515151515152</text:p>
              </table:table-cell>
              <table:table-cell office:value-type="float" office:value="289.181818181818">
                <text:p>289.181818181818</text:p>
              </table:table-cell>
              <table:table-cell office:value-type="float" office:value="230.515151515152">
                <text:p>230.515151515152</text:p>
              </table:table-cell>
              <table:table-cell office:value-type="float" office:value="289.181818181818">
                <text:p>289.18181818181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27.545454545455">
                <text:p>227.545454545455</text:p>
              </table:table-cell>
              <table:table-cell office:value-type="float" office:value="283.909090909091">
                <text:p>283.909090909091</text:p>
              </table:table-cell>
              <table:table-cell office:value-type="float" office:value="227.545454545455">
                <text:p>227.545454545455</text:p>
              </table:table-cell>
              <table:table-cell office:value-type="float" office:value="283.909090909091">
                <text:p>283.9090909090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363636363636">
                <text:p>226.363636363636</text:p>
              </table:table-cell>
              <table:table-cell office:value-type="float" office:value="280.272727272727">
                <text:p>280.272727272727</text:p>
              </table:table-cell>
              <table:table-cell office:value-type="float" office:value="226.363636363636">
                <text:p>226.363636363636</text:p>
              </table:table-cell>
              <table:table-cell office:value-type="float" office:value="280.272727272727">
                <text:p>280.27272727272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26.69696969697">
                <text:p>226.69696969697</text:p>
              </table:table-cell>
              <table:table-cell office:value-type="float" office:value="275.060606060606">
                <text:p>275.060606060606</text:p>
              </table:table-cell>
              <table:table-cell office:value-type="float" office:value="226.69696969697">
                <text:p>226.69696969697</text:p>
              </table:table-cell>
              <table:table-cell office:value-type="float" office:value="275.060606060606">
                <text:p>275.06060606060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25.545454545455">
                <text:p>225.545454545455</text:p>
              </table:table-cell>
              <table:table-cell office:value-type="float" office:value="270.424242424242">
                <text:p>270.424242424242</text:p>
              </table:table-cell>
              <table:table-cell office:value-type="float" office:value="225.545454545455">
                <text:p>225.545454545455</text:p>
              </table:table-cell>
              <table:table-cell office:value-type="float" office:value="270.424242424242">
                <text:p>270.42424242424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23.212121212121">
                <text:p>223.212121212121</text:p>
              </table:table-cell>
              <table:table-cell office:value-type="float" office:value="268.151515151515">
                <text:p>268.151515151515</text:p>
              </table:table-cell>
              <table:table-cell office:value-type="float" office:value="223.212121212121">
                <text:p>223.212121212121</text:p>
              </table:table-cell>
              <table:table-cell office:value-type="float" office:value="268.151515151515">
                <text:p>268.1515151515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23.757575757576">
                <text:p>223.757575757576</text:p>
              </table:table-cell>
              <table:table-cell office:value-type="float" office:value="268.878787878788">
                <text:p>268.878787878788</text:p>
              </table:table-cell>
              <table:table-cell office:value-type="float" office:value="223.757575757576">
                <text:p>223.757575757576</text:p>
              </table:table-cell>
              <table:table-cell office:value-type="float" office:value="268.878787878788">
                <text:p>268.8787878787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3.363636363636">
                <text:p>223.363636363636</text:p>
              </table:table-cell>
              <table:table-cell office:value-type="float" office:value="271.575757575758">
                <text:p>271.575757575758</text:p>
              </table:table-cell>
              <table:table-cell office:value-type="float" office:value="223.363636363636">
                <text:p>223.363636363636</text:p>
              </table:table-cell>
              <table:table-cell office:value-type="float" office:value="271.575757575758">
                <text:p>271.57575757575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7.333333333333">
                <text:p>227.333333333333</text:p>
              </table:table-cell>
              <table:table-cell office:value-type="float" office:value="275.787878787879">
                <text:p>275.787878787879</text:p>
              </table:table-cell>
              <table:table-cell office:value-type="float" office:value="227.333333333333">
                <text:p>227.333333333333</text:p>
              </table:table-cell>
              <table:table-cell office:value-type="float" office:value="275.787878787879">
                <text:p>275.78787878787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0.636363636364">
                <text:p>220.636363636364</text:p>
              </table:table-cell>
              <table:table-cell office:value-type="float" office:value="273.545454545455">
                <text:p>273.545454545455</text:p>
              </table:table-cell>
              <table:table-cell office:value-type="float" office:value="220.636363636364">
                <text:p>220.636363636364</text:p>
              </table:table-cell>
              <table:table-cell office:value-type="float" office:value="273.545454545455">
                <text:p>273.5454545454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2.69696969697">
                <text:p>222.69696969697</text:p>
              </table:table-cell>
              <table:table-cell office:value-type="float" office:value="278.545454545455">
                <text:p>278.545454545455</text:p>
              </table:table-cell>
              <table:table-cell office:value-type="float" office:value="222.69696969697">
                <text:p>222.69696969697</text:p>
              </table:table-cell>
              <table:table-cell office:value-type="float" office:value="278.545454545455">
                <text:p>278.5454545454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1.424242424242">
                <text:p>221.424242424242</text:p>
              </table:table-cell>
              <table:table-cell office:value-type="float" office:value="281.363636363636">
                <text:p>281.363636363636</text:p>
              </table:table-cell>
              <table:table-cell office:value-type="float" office:value="221.424242424242">
                <text:p>221.424242424242</text:p>
              </table:table-cell>
              <table:table-cell office:value-type="float" office:value="281.363636363636">
                <text:p>281.3636363636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3.787878787879">
                <text:p>223.787878787879</text:p>
              </table:table-cell>
              <table:table-cell office:value-type="float" office:value="289.666666666667">
                <text:p>289.666666666667</text:p>
              </table:table-cell>
              <table:table-cell office:value-type="float" office:value="223.787878787879">
                <text:p>223.787878787879</text:p>
              </table:table-cell>
              <table:table-cell office:value-type="float" office:value="289.666666666667">
                <text:p>289.6666666666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3.424242424242">
                <text:p>223.424242424242</text:p>
              </table:table-cell>
              <table:table-cell office:value-type="float" office:value="295.090909090909">
                <text:p>295.090909090909</text:p>
              </table:table-cell>
              <table:table-cell office:value-type="float" office:value="223.424242424242">
                <text:p>223.424242424242</text:p>
              </table:table-cell>
              <table:table-cell office:value-type="float" office:value="295.090909090909">
                <text:p>295.09090909090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25.545454545455">
                <text:p>225.545454545455</text:p>
              </table:table-cell>
              <table:table-cell office:value-type="float" office:value="296.515151515151">
                <text:p>296.515151515151</text:p>
              </table:table-cell>
              <table:table-cell office:value-type="float" office:value="225.545454545455">
                <text:p>225.545454545455</text:p>
              </table:table-cell>
              <table:table-cell office:value-type="float" office:value="296.515151515151">
                <text:p>296.51515151515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23.212121212121">
                <text:p>223.212121212121</text:p>
              </table:table-cell>
              <table:table-cell office:value-type="float" office:value="293.212121212121">
                <text:p>293.212121212121</text:p>
              </table:table-cell>
              <table:table-cell office:value-type="float" office:value="223.212121212121">
                <text:p>223.212121212121</text:p>
              </table:table-cell>
              <table:table-cell office:value-type="float" office:value="293.212121212121">
                <text:p>293.2121212121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5.090909090909">
                <text:p>225.090909090909</text:p>
              </table:table-cell>
              <table:table-cell office:value-type="float" office:value="290.878787878788">
                <text:p>290.878787878788</text:p>
              </table:table-cell>
              <table:table-cell office:value-type="float" office:value="225.090909090909">
                <text:p>225.090909090909</text:p>
              </table:table-cell>
              <table:table-cell office:value-type="float" office:value="290.878787878788">
                <text:p>290.8787878787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7">
                <text:p>227</text:p>
              </table:table-cell>
              <table:table-cell office:value-type="float" office:value="292.909090909091">
                <text:p>292.909090909091</text:p>
              </table:table-cell>
              <table:table-cell office:value-type="float" office:value="227">
                <text:p>227</text:p>
              </table:table-cell>
              <table:table-cell office:value-type="float" office:value="292.909090909091">
                <text:p>292.90909090909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30.393939393939">
                <text:p>230.393939393939</text:p>
              </table:table-cell>
              <table:table-cell office:value-type="float" office:value="294.575757575758">
                <text:p>294.575757575758</text:p>
              </table:table-cell>
              <table:table-cell office:value-type="float" office:value="230.393939393939">
                <text:p>230.393939393939</text:p>
              </table:table-cell>
              <table:table-cell office:value-type="float" office:value="294.575757575758">
                <text:p>294.57575757575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26.757575757576">
                <text:p>226.757575757576</text:p>
              </table:table-cell>
              <table:table-cell office:value-type="float" office:value="290.848484848485">
                <text:p>290.848484848485</text:p>
              </table:table-cell>
              <table:table-cell office:value-type="float" office:value="226.757575757576">
                <text:p>226.757575757576</text:p>
              </table:table-cell>
              <table:table-cell office:value-type="float" office:value="290.848484848485">
                <text:p>290.84848484848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26.545454545455">
                <text:p>226.545454545455</text:p>
              </table:table-cell>
              <table:table-cell office:value-type="float" office:value="291.909090909091">
                <text:p>291.909090909091</text:p>
              </table:table-cell>
              <table:table-cell office:value-type="float" office:value="226.545454545455">
                <text:p>226.545454545455</text:p>
              </table:table-cell>
              <table:table-cell office:value-type="float" office:value="291.909090909091">
                <text:p>291.9090909090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24.515151515152">
                <text:p>224.515151515152</text:p>
              </table:table-cell>
              <table:table-cell office:value-type="float" office:value="290.242424242424">
                <text:p>290.242424242424</text:p>
              </table:table-cell>
              <table:table-cell office:value-type="float" office:value="224.515151515152">
                <text:p>224.515151515152</text:p>
              </table:table-cell>
              <table:table-cell office:value-type="float" office:value="290.242424242424">
                <text:p>290.2424242424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3.090909090909">
                <text:p>223.090909090909</text:p>
              </table:table-cell>
              <table:table-cell office:value-type="float" office:value="277.757575757576">
                <text:p>277.757575757576</text:p>
              </table:table-cell>
              <table:table-cell office:value-type="float" office:value="223.090909090909">
                <text:p>223.090909090909</text:p>
              </table:table-cell>
              <table:table-cell office:value-type="float" office:value="277.757575757576">
                <text:p>277.75757575757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27.575757575758">
                <text:p>227.575757575758</text:p>
              </table:table-cell>
              <table:table-cell office:value-type="float" office:value="279.939393939394">
                <text:p>279.939393939394</text:p>
              </table:table-cell>
              <table:table-cell office:value-type="float" office:value="227.575757575758">
                <text:p>227.575757575758</text:p>
              </table:table-cell>
              <table:table-cell office:value-type="float" office:value="279.939393939394">
                <text:p>279.93939393939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273.030303030303">
                <text:p>273.030303030303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273.030303030303">
                <text:p>273.0303030303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26.575757575758">
                <text:p>226.575757575758</text:p>
              </table:table-cell>
              <table:table-cell office:value-type="float" office:value="259.030303030303">
                <text:p>259.030303030303</text:p>
              </table:table-cell>
              <table:table-cell office:value-type="float" office:value="226.575757575758">
                <text:p>226.575757575758</text:p>
              </table:table-cell>
              <table:table-cell office:value-type="float" office:value="259.030303030303">
                <text:p>259.0303030303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25.727272727273">
                <text:p>225.727272727273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225.727272727273">
                <text:p>225.727272727273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0.969696969697">
                <text:p>220.969696969697</text:p>
              </table:table-cell>
              <table:table-cell office:value-type="float" office:value="222">
                <text:p>222</text:p>
              </table:table-cell>
              <table:table-cell office:value-type="float" office:value="220.969696969697">
                <text:p>220.9696969696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19.424242424242">
                <text:p>219.424242424242</text:p>
              </table:table-cell>
              <table:table-cell office:value-type="float" office:value="205.909090909091">
                <text:p>205.909090909091</text:p>
              </table:table-cell>
              <table:table-cell office:value-type="float" office:value="219.424242424242">
                <text:p>219.424242424242</text:p>
              </table:table-cell>
              <table:table-cell office:value-type="float" office:value="205.909090909091">
                <text:p>205.90909090909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21">
                <text:p>221</text:p>
              </table:table-cell>
              <table:table-cell office:value-type="float" office:value="125.727272727273">
                <text:p>125.727272727273</text:p>
              </table:table-cell>
              <table:table-cell office:value-type="float" office:value="221">
                <text:p>221</text:p>
              </table:table-cell>
              <table:table-cell office:value-type="float" office:value="125.727272727273">
                <text:p>125.72727272727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16.787878787879">
                <text:p>216.787878787879</text:p>
              </table:table-cell>
              <table:table-cell office:value-type="float" office:value="108.30303030303">
                <text:p>108.30303030303</text:p>
              </table:table-cell>
              <table:table-cell office:value-type="float" office:value="216.787878787879">
                <text:p>216.787878787879</text:p>
              </table:table-cell>
              <table:table-cell office:value-type="float" office:value="108.30303030303">
                <text:p>108.3030303030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12.969696969697">
                <text:p>212.969696969697</text:p>
              </table:table-cell>
              <table:table-cell office:value-type="float" office:value="102.30303030303">
                <text:p>102.30303030303</text:p>
              </table:table-cell>
              <table:table-cell office:value-type="float" office:value="212.969696969697">
                <text:p>212.969696969697</text:p>
              </table:table-cell>
              <table:table-cell office:value-type="float" office:value="102.30303030303">
                <text:p>102.303030303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5.818181818182">
                <text:p>195.818181818182</text:p>
              </table:table-cell>
              <table:table-cell office:value-type="float" office:value="89.7878787878788">
                <text:p>89.7878787878788</text:p>
              </table:table-cell>
              <table:table-cell office:value-type="float" office:value="195.818181818182">
                <text:p>195.818181818182</text:p>
              </table:table-cell>
              <table:table-cell office:value-type="float" office:value="89.7878787878788">
                <text:p>89.787878787878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64.181818181818">
                <text:p>164.181818181818</text:p>
              </table:table-cell>
              <table:table-cell office:value-type="float" office:value="77.4242424242424">
                <text:p>77.4242424242424</text:p>
              </table:table-cell>
              <table:table-cell office:value-type="float" office:value="164.181818181818">
                <text:p>164.181818181818</text:p>
              </table:table-cell>
              <table:table-cell office:value-type="float" office:value="77.4242424242424">
                <text:p>77.424242424242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41.69696969697">
                <text:p>141.69696969697</text:p>
              </table:table-cell>
              <table:table-cell office:value-type="float" office:value="65.3636363636364">
                <text:p>65.3636363636364</text:p>
              </table:table-cell>
              <table:table-cell office:value-type="float" office:value="141.69696969697">
                <text:p>141.69696969697</text:p>
              </table:table-cell>
              <table:table-cell office:value-type="float" office:value="65.3636363636364">
                <text:p>65.363636363636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29.090909090909">
                <text:p>129.090909090909</text:p>
              </table:table-cell>
              <table:table-cell office:value-type="float" office:value="63.5151515151515">
                <text:p>63.5151515151515</text:p>
              </table:table-cell>
              <table:table-cell office:value-type="float" office:value="129.090909090909">
                <text:p>129.090909090909</text:p>
              </table:table-cell>
              <table:table-cell office:value-type="float" office:value="63.5151515151515">
                <text:p>63.515151515151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5.8484848484848">
                <text:p>65.848484848484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5.8484848484848">
                <text:p>65.8484848484848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.1818181818182">
                <text:p>16.1818181818182</text:p>
              </table:table-cell>
              <table:table-cell office:value-type="float" office:value="8">
                <text:p>8</text:p>
              </table:table-cell>
              <table:table-cell office:value-type="float" office:value="16.1818181818182">
                <text:p>16.18181818181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2.51515151515152">
                <text:p>2.51515151515152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2.51515151515152">
                <text:p>2.51515151515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Normal.B1:VNormal.AI113" chart:data-source-has-labels="row" svg:x="0.32cm" svg:y="0.18cm" svg:width="15.36cm" svg:height="8.64cm">
          <chartooo:coordinate-region svg:x="0.754cm" svg:y="0.3cm" svg:width="14.738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Normal.B2:VNormal.B113" chart:label-cell-address="VNormal.B1:VNormal.B1" chart:class="chart:line">
            <chart:data-point chart:repeated="112"/>
          </chart:series>
          <chart:series chart:style-name="ch6" chart:values-cell-range-address="VNormal.C2:VNormal.C113" chart:label-cell-address="VNormal.C1:VNormal.C1" chart:class="chart:line">
            <chart:data-point chart:repeated="112"/>
          </chart:series>
          <chart:series chart:style-name="ch7" chart:values-cell-range-address="VNormal.D2:VNormal.D113" chart:label-cell-address="VNormal.D1:VNormal.D1" chart:class="chart:line">
            <chart:data-point chart:repeated="112"/>
          </chart:series>
          <chart:series chart:style-name="ch8" chart:values-cell-range-address="VNormal.E2:VNormal.E113" chart:label-cell-address="VNormal.E1:VNormal.E1" chart:class="chart:line">
            <chart:data-point chart:repeated="112"/>
          </chart:series>
          <chart:series chart:style-name="ch9" chart:values-cell-range-address="VNormal.F2:VNormal.F113" chart:label-cell-address="VNormal.F1:VNormal.F1" chart:class="chart:line">
            <chart:data-point chart:repeated="112"/>
          </chart:series>
          <chart:series chart:style-name="ch10" chart:values-cell-range-address="VNormal.G2:VNormal.G113" chart:label-cell-address="VNormal.G1:VNormal.G1" chart:class="chart:line">
            <chart:data-point chart:repeated="112"/>
          </chart:series>
          <chart:series chart:style-name="ch11" chart:values-cell-range-address="VNormal.H2:VNormal.H113" chart:label-cell-address="VNormal.H1:VNormal.H1" chart:class="chart:line">
            <chart:data-point chart:repeated="112"/>
          </chart:series>
          <chart:series chart:style-name="ch12" chart:values-cell-range-address="VNormal.I2:VNormal.I113" chart:label-cell-address="VNormal.I1:VNormal.I1" chart:class="chart:line">
            <chart:data-point chart:repeated="112"/>
          </chart:series>
          <chart:series chart:style-name="ch13" chart:values-cell-range-address="VNormal.J2:VNormal.J113" chart:label-cell-address="VNormal.J1:VNormal.J1" chart:class="chart:line">
            <chart:data-point chart:repeated="112"/>
          </chart:series>
          <chart:series chart:style-name="ch14" chart:values-cell-range-address="VNormal.K2:VNormal.K113" chart:label-cell-address="VNormal.K1:VNormal.K1" chart:class="chart:line">
            <chart:data-point chart:repeated="112"/>
          </chart:series>
          <chart:series chart:style-name="ch15" chart:values-cell-range-address="VNormal.L2:VNormal.L113" chart:label-cell-address="VNormal.L1:VNormal.L1" chart:class="chart:line">
            <chart:data-point chart:repeated="112"/>
          </chart:series>
          <chart:series chart:style-name="ch16" chart:values-cell-range-address="VNormal.M2:VNormal.M113" chart:label-cell-address="VNormal.M1:VNormal.M1" chart:class="chart:line">
            <chart:data-point chart:repeated="112"/>
          </chart:series>
          <chart:series chart:style-name="ch17" chart:values-cell-range-address="VNormal.N2:VNormal.N113" chart:label-cell-address="VNormal.N1:VNormal.N1" chart:class="chart:line">
            <chart:data-point chart:repeated="112"/>
          </chart:series>
          <chart:series chart:style-name="ch18" chart:values-cell-range-address="VNormal.O2:VNormal.O113" chart:label-cell-address="VNormal.O1:VNormal.O1" chart:class="chart:line">
            <chart:data-point chart:repeated="112"/>
          </chart:series>
          <chart:series chart:style-name="ch19" chart:values-cell-range-address="VNormal.P2:VNormal.P113" chart:label-cell-address="VNormal.P1:VNormal.P1" chart:class="chart:line">
            <chart:data-point chart:repeated="112"/>
          </chart:series>
          <chart:series chart:style-name="ch8" chart:values-cell-range-address="VNormal.Q2:VNormal.Q113" chart:label-cell-address="VNormal.Q1:VNormal.Q1" chart:class="chart:line">
            <chart:data-point chart:repeated="112"/>
          </chart:series>
          <chart:series chart:style-name="ch9" chart:values-cell-range-address="VNormal.R2:VNormal.R113" chart:label-cell-address="VNormal.R1:VNormal.R1" chart:class="chart:line">
            <chart:data-point chart:repeated="112"/>
          </chart:series>
          <chart:series chart:style-name="ch10" chart:values-cell-range-address="VNormal.S2:VNormal.S113" chart:label-cell-address="VNormal.S1:VNormal.S1" chart:class="chart:line">
            <chart:data-point chart:repeated="112"/>
          </chart:series>
          <chart:series chart:style-name="ch11" chart:values-cell-range-address="VNormal.T2:VNormal.T113" chart:label-cell-address="VNormal.T1:VNormal.T1" chart:class="chart:line">
            <chart:data-point chart:repeated="112"/>
          </chart:series>
          <chart:series chart:style-name="ch12" chart:values-cell-range-address="VNormal.U2:VNormal.U113" chart:label-cell-address="VNormal.U1:VNormal.U1" chart:class="chart:line">
            <chart:data-point chart:repeated="112"/>
          </chart:series>
          <chart:series chart:style-name="ch13" chart:values-cell-range-address="VNormal.V2:VNormal.V113" chart:label-cell-address="VNormal.V1:VNormal.V1" chart:class="chart:line">
            <chart:data-point chart:repeated="112"/>
          </chart:series>
          <chart:series chart:style-name="ch14" chart:values-cell-range-address="VNormal.W2:VNormal.W113" chart:label-cell-address="VNormal.W1:VNormal.W1" chart:class="chart:line">
            <chart:data-point chart:repeated="112"/>
          </chart:series>
          <chart:series chart:style-name="ch15" chart:values-cell-range-address="VNormal.X2:VNormal.X113" chart:label-cell-address="VNormal.X1:VNormal.X1" chart:class="chart:line">
            <chart:data-point chart:repeated="112"/>
          </chart:series>
          <chart:series chart:style-name="ch16" chart:values-cell-range-address="VNormal.Y2:VNormal.Y113" chart:label-cell-address="VNormal.Y1:VNormal.Y1" chart:class="chart:line">
            <chart:data-point chart:repeated="112"/>
          </chart:series>
          <chart:series chart:style-name="ch17" chart:values-cell-range-address="VNormal.Z2:VNormal.Z113" chart:label-cell-address="VNormal.Z1:VNormal.Z1" chart:class="chart:line">
            <chart:data-point chart:repeated="112"/>
          </chart:series>
          <chart:series chart:style-name="ch18" chart:values-cell-range-address="VNormal.AA2:VNormal.AA113" chart:label-cell-address="VNormal.AA1:VNormal.AA1" chart:class="chart:line">
            <chart:data-point chart:repeated="112"/>
          </chart:series>
          <chart:series chart:style-name="ch19" chart:values-cell-range-address="VNormal.AB2:VNormal.AB113" chart:label-cell-address="VNormal.AB1:VNormal.AB1" chart:class="chart:line">
            <chart:data-point chart:repeated="112"/>
          </chart:series>
          <chart:series chart:style-name="ch8" chart:values-cell-range-address="VNormal.AC2:VNormal.AC113" chart:label-cell-address="VNormal.AC1:VNormal.AC1" chart:class="chart:line">
            <chart:data-point chart:repeated="112"/>
          </chart:series>
          <chart:series chart:style-name="ch9" chart:values-cell-range-address="VNormal.AD2:VNormal.AD113" chart:label-cell-address="VNormal.AD1:VNormal.AD1" chart:class="chart:line">
            <chart:data-point chart:repeated="112"/>
          </chart:series>
          <chart:series chart:style-name="ch10" chart:values-cell-range-address="VNormal.AE2:VNormal.AE113" chart:label-cell-address="VNormal.AE1:VNormal.AE1" chart:class="chart:line">
            <chart:data-point chart:repeated="112"/>
          </chart:series>
          <chart:series chart:style-name="ch11" chart:values-cell-range-address="VNormal.AF2:VNormal.AF113" chart:label-cell-address="VNormal.AF1:VNormal.AF1" chart:class="chart:line">
            <chart:data-point chart:repeated="112"/>
          </chart:series>
          <chart:series chart:style-name="ch12" chart:values-cell-range-address="VNormal.AG2:VNormal.AG113" chart:label-cell-address="VNormal.AG1:VNormal.AG1" chart:class="chart:line">
            <chart:data-point chart:repeated="112"/>
          </chart:series>
          <chart:series chart:style-name="ch13" chart:values-cell-range-address="VNormal.AH2:VNormal.AH113" chart:label-cell-address="VNormal.AH1:VNormal.AH1" chart:class="chart:line">
            <chart:data-point chart:repeated="112"/>
          </chart:series>
          <chart:series chart:style-name="ch14" chart:values-cell-range-address="VNormal.AI2:VNormal.AI113" chart:label-cell-address="VNormal.AI1:VNormal.AI1" chart:class="chart:line">
            <chart:data-point chart:repeated="1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Normal.B1:VNormal.B1</svg:desc>
                </draw:g>
              </table:table-cell>
              <table:table-cell office:value-type="string">
                <text:p/>
                <draw:g>
                  <svg:desc>VNormal.C1:VNormal.C1</svg:desc>
                </draw:g>
              </table:table-cell>
              <table:table-cell office:value-type="string">
                <text:p/>
                <draw:g>
                  <svg:desc>VNormal.D1:VNormal.D1</svg:desc>
                </draw:g>
              </table:table-cell>
              <table:table-cell office:value-type="string">
                <text:p/>
                <draw:g>
                  <svg:desc>VNormal.E1:VNormal.E1</svg:desc>
                </draw:g>
              </table:table-cell>
              <table:table-cell office:value-type="string">
                <text:p/>
                <draw:g>
                  <svg:desc>VNormal.F1:VNormal.F1</svg:desc>
                </draw:g>
              </table:table-cell>
              <table:table-cell office:value-type="string">
                <text:p/>
                <draw:g>
                  <svg:desc>VNormal.G1:VNormal.G1</svg:desc>
                </draw:g>
              </table:table-cell>
              <table:table-cell office:value-type="string">
                <text:p/>
                <draw:g>
                  <svg:desc>VNormal.H1:VNormal.H1</svg:desc>
                </draw:g>
              </table:table-cell>
              <table:table-cell office:value-type="string">
                <text:p/>
                <draw:g>
                  <svg:desc>VNormal.I1:VNormal.I1</svg:desc>
                </draw:g>
              </table:table-cell>
              <table:table-cell office:value-type="string">
                <text:p/>
                <draw:g>
                  <svg:desc>VNormal.J1:VNormal.J1</svg:desc>
                </draw:g>
              </table:table-cell>
              <table:table-cell office:value-type="string">
                <text:p/>
                <draw:g>
                  <svg:desc>VNormal.K1:VNormal.K1</svg:desc>
                </draw:g>
              </table:table-cell>
              <table:table-cell office:value-type="string">
                <text:p/>
                <draw:g>
                  <svg:desc>VNormal.L1:VNormal.L1</svg:desc>
                </draw:g>
              </table:table-cell>
              <table:table-cell office:value-type="string">
                <text:p/>
                <draw:g>
                  <svg:desc>VNormal.M1:VNormal.M1</svg:desc>
                </draw:g>
              </table:table-cell>
              <table:table-cell office:value-type="string">
                <text:p/>
                <draw:g>
                  <svg:desc>VNormal.N1:VNormal.N1</svg:desc>
                </draw:g>
              </table:table-cell>
              <table:table-cell office:value-type="string">
                <text:p/>
                <draw:g>
                  <svg:desc>VNormal.O1:VNormal.O1</svg:desc>
                </draw:g>
              </table:table-cell>
              <table:table-cell office:value-type="string">
                <text:p/>
                <draw:g>
                  <svg:desc>VNormal.P1:VNormal.P1</svg:desc>
                </draw:g>
              </table:table-cell>
              <table:table-cell office:value-type="string">
                <text:p/>
                <draw:g>
                  <svg:desc>VNormal.Q1:VNormal.Q1</svg:desc>
                </draw:g>
              </table:table-cell>
              <table:table-cell office:value-type="string">
                <text:p/>
                <draw:g>
                  <svg:desc>VNormal.R1:VNormal.R1</svg:desc>
                </draw:g>
              </table:table-cell>
              <table:table-cell office:value-type="string">
                <text:p/>
                <draw:g>
                  <svg:desc>VNormal.S1:VNormal.S1</svg:desc>
                </draw:g>
              </table:table-cell>
              <table:table-cell office:value-type="string">
                <text:p/>
                <draw:g>
                  <svg:desc>VNormal.T1:VNormal.T1</svg:desc>
                </draw:g>
              </table:table-cell>
              <table:table-cell office:value-type="string">
                <text:p/>
                <draw:g>
                  <svg:desc>VNormal.U1:VNormal.U1</svg:desc>
                </draw:g>
              </table:table-cell>
              <table:table-cell office:value-type="string">
                <text:p/>
                <draw:g>
                  <svg:desc>VNormal.V1:VNormal.V1</svg:desc>
                </draw:g>
              </table:table-cell>
              <table:table-cell office:value-type="string">
                <text:p/>
                <draw:g>
                  <svg:desc>VNormal.W1:VNormal.W1</svg:desc>
                </draw:g>
              </table:table-cell>
              <table:table-cell office:value-type="string">
                <text:p/>
                <draw:g>
                  <svg:desc>VNormal.X1:VNormal.X1</svg:desc>
                </draw:g>
              </table:table-cell>
              <table:table-cell office:value-type="string">
                <text:p/>
                <draw:g>
                  <svg:desc>VNormal.Y1:VNormal.Y1</svg:desc>
                </draw:g>
              </table:table-cell>
              <table:table-cell office:value-type="string">
                <text:p/>
                <draw:g>
                  <svg:desc>VNormal.Z1:VNormal.Z1</svg:desc>
                </draw:g>
              </table:table-cell>
              <table:table-cell office:value-type="string">
                <text:p/>
                <draw:g>
                  <svg:desc>VNormal.AA1:VNormal.AA1</svg:desc>
                </draw:g>
              </table:table-cell>
              <table:table-cell office:value-type="string">
                <text:p/>
                <draw:g>
                  <svg:desc>VNormal.AB1:VNormal.AB1</svg:desc>
                </draw:g>
              </table:table-cell>
              <table:table-cell office:value-type="string">
                <text:p/>
                <draw:g>
                  <svg:desc>VNormal.AC1:VNormal.AC1</svg:desc>
                </draw:g>
              </table:table-cell>
              <table:table-cell office:value-type="string">
                <text:p/>
                <draw:g>
                  <svg:desc>VNormal.AD1:VNormal.AD1</svg:desc>
                </draw:g>
              </table:table-cell>
              <table:table-cell office:value-type="string">
                <text:p/>
                <draw:g>
                  <svg:desc>VNormal.AE1:VNormal.AE1</svg:desc>
                </draw:g>
              </table:table-cell>
              <table:table-cell office:value-type="string">
                <text:p/>
                <draw:g>
                  <svg:desc>VNormal.AF1:VNormal.AF1</svg:desc>
                </draw:g>
              </table:table-cell>
              <table:table-cell office:value-type="string">
                <text:p/>
                <draw:g>
                  <svg:desc>VNormal.AG1:VNormal.AG1</svg:desc>
                </draw:g>
              </table:table-cell>
              <table:table-cell office:value-type="string">
                <text:p/>
                <draw:g>
                  <svg:desc>VNormal.AH1:VNormal.AH1</svg:desc>
                </draw:g>
              </table:table-cell>
              <table:table-cell office:value-type="string">
                <text:p/>
                <draw:g>
                  <svg:desc>VNormal.AI1:VNormal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Normal.B2:VNormal.B113</svg:desc>
                </draw:g>
              </table:table-cell>
              <table:table-cell office:value-type="float" office:value="NaN">
                <text:p>NaN</text:p>
                <draw:g>
                  <svg:desc>VNormal.C2:VNormal.C113</svg:desc>
                </draw:g>
              </table:table-cell>
              <table:table-cell office:value-type="float" office:value="NaN">
                <text:p>NaN</text:p>
                <draw:g>
                  <svg:desc>VNormal.D2:VNormal.D113</svg:desc>
                </draw:g>
              </table:table-cell>
              <table:table-cell office:value-type="float" office:value="NaN">
                <text:p>NaN</text:p>
                <draw:g>
                  <svg:desc>VNormal.E2:VNormal.E113</svg:desc>
                </draw:g>
              </table:table-cell>
              <table:table-cell office:value-type="float" office:value="NaN">
                <text:p>NaN</text:p>
                <draw:g>
                  <svg:desc>VNormal.F2:VNormal.F113</svg:desc>
                </draw:g>
              </table:table-cell>
              <table:table-cell office:value-type="float" office:value="NaN">
                <text:p>NaN</text:p>
                <draw:g>
                  <svg:desc>VNormal.G2:VNormal.G113</svg:desc>
                </draw:g>
              </table:table-cell>
              <table:table-cell office:value-type="float" office:value="NaN">
                <text:p>NaN</text:p>
                <draw:g>
                  <svg:desc>VNormal.H2:VNormal.H113</svg:desc>
                </draw:g>
              </table:table-cell>
              <table:table-cell office:value-type="float" office:value="NaN">
                <text:p>NaN</text:p>
                <draw:g>
                  <svg:desc>VNormal.I2:VNormal.I113</svg:desc>
                </draw:g>
              </table:table-cell>
              <table:table-cell office:value-type="float" office:value="NaN">
                <text:p>NaN</text:p>
                <draw:g>
                  <svg:desc>VNormal.J2:VNormal.J113</svg:desc>
                </draw:g>
              </table:table-cell>
              <table:table-cell office:value-type="float" office:value="NaN">
                <text:p>NaN</text:p>
                <draw:g>
                  <svg:desc>VNormal.K2:VNormal.K113</svg:desc>
                </draw:g>
              </table:table-cell>
              <table:table-cell office:value-type="float" office:value="NaN">
                <text:p>NaN</text:p>
                <draw:g>
                  <svg:desc>VNormal.L2:VNormal.L113</svg:desc>
                </draw:g>
              </table:table-cell>
              <table:table-cell office:value-type="float" office:value="NaN">
                <text:p>NaN</text:p>
                <draw:g>
                  <svg:desc>VNormal.M2:VNormal.M113</svg:desc>
                </draw:g>
              </table:table-cell>
              <table:table-cell office:value-type="float" office:value="NaN">
                <text:p>NaN</text:p>
                <draw:g>
                  <svg:desc>VNormal.N2:VNormal.N113</svg:desc>
                </draw:g>
              </table:table-cell>
              <table:table-cell office:value-type="float" office:value="NaN">
                <text:p>NaN</text:p>
                <draw:g>
                  <svg:desc>VNormal.O2:VNormal.O113</svg:desc>
                </draw:g>
              </table:table-cell>
              <table:table-cell office:value-type="float" office:value="NaN">
                <text:p>NaN</text:p>
                <draw:g>
                  <svg:desc>VNormal.P2:VNormal.P113</svg:desc>
                </draw:g>
              </table:table-cell>
              <table:table-cell office:value-type="float" office:value="NaN">
                <text:p>NaN</text:p>
                <draw:g>
                  <svg:desc>VNormal.Q2:VNormal.Q113</svg:desc>
                </draw:g>
              </table:table-cell>
              <table:table-cell office:value-type="float" office:value="NaN">
                <text:p>NaN</text:p>
                <draw:g>
                  <svg:desc>VNormal.R2:VNormal.R113</svg:desc>
                </draw:g>
              </table:table-cell>
              <table:table-cell office:value-type="float" office:value="NaN">
                <text:p>NaN</text:p>
                <draw:g>
                  <svg:desc>VNormal.S2:VNormal.S113</svg:desc>
                </draw:g>
              </table:table-cell>
              <table:table-cell office:value-type="float" office:value="NaN">
                <text:p>NaN</text:p>
                <draw:g>
                  <svg:desc>VNormal.T2:VNormal.T113</svg:desc>
                </draw:g>
              </table:table-cell>
              <table:table-cell office:value-type="float" office:value="NaN">
                <text:p>NaN</text:p>
                <draw:g>
                  <svg:desc>VNormal.U2:VNormal.U113</svg:desc>
                </draw:g>
              </table:table-cell>
              <table:table-cell office:value-type="float" office:value="NaN">
                <text:p>NaN</text:p>
                <draw:g>
                  <svg:desc>VNormal.V2:VNormal.V113</svg:desc>
                </draw:g>
              </table:table-cell>
              <table:table-cell office:value-type="float" office:value="NaN">
                <text:p>NaN</text:p>
                <draw:g>
                  <svg:desc>VNormal.W2:VNormal.W113</svg:desc>
                </draw:g>
              </table:table-cell>
              <table:table-cell office:value-type="float" office:value="NaN">
                <text:p>NaN</text:p>
                <draw:g>
                  <svg:desc>VNormal.X2:VNormal.X113</svg:desc>
                </draw:g>
              </table:table-cell>
              <table:table-cell office:value-type="float" office:value="NaN">
                <text:p>NaN</text:p>
                <draw:g>
                  <svg:desc>VNormal.Y2:VNormal.Y113</svg:desc>
                </draw:g>
              </table:table-cell>
              <table:table-cell office:value-type="float" office:value="NaN">
                <text:p>NaN</text:p>
                <draw:g>
                  <svg:desc>VNormal.Z2:VNormal.Z113</svg:desc>
                </draw:g>
              </table:table-cell>
              <table:table-cell office:value-type="float" office:value="NaN">
                <text:p>NaN</text:p>
                <draw:g>
                  <svg:desc>VNormal.AA2:VNormal.AA113</svg:desc>
                </draw:g>
              </table:table-cell>
              <table:table-cell office:value-type="float" office:value="NaN">
                <text:p>NaN</text:p>
                <draw:g>
                  <svg:desc>VNormal.AB2:VNormal.AB113</svg:desc>
                </draw:g>
              </table:table-cell>
              <table:table-cell office:value-type="float" office:value="NaN">
                <text:p>NaN</text:p>
                <draw:g>
                  <svg:desc>VNormal.AC2:VNormal.AC113</svg:desc>
                </draw:g>
              </table:table-cell>
              <table:table-cell office:value-type="float" office:value="NaN">
                <text:p>NaN</text:p>
                <draw:g>
                  <svg:desc>VNormal.AD2:VNormal.AD113</svg:desc>
                </draw:g>
              </table:table-cell>
              <table:table-cell office:value-type="float" office:value="NaN">
                <text:p>NaN</text:p>
                <draw:g>
                  <svg:desc>VNormal.AE2:VNormal.AE113</svg:desc>
                </draw:g>
              </table:table-cell>
              <table:table-cell office:value-type="float" office:value="NaN">
                <text:p>NaN</text:p>
                <draw:g>
                  <svg:desc>VNormal.AF2:VNormal.AF113</svg:desc>
                </draw:g>
              </table:table-cell>
              <table:table-cell office:value-type="float" office:value="NaN">
                <text:p>NaN</text:p>
                <draw:g>
                  <svg:desc>VNormal.AG2:VNormal.AG113</svg:desc>
                </draw:g>
              </table:table-cell>
              <table:table-cell office:value-type="float" office:value="NaN">
                <text:p>NaN</text:p>
                <draw:g>
                  <svg:desc>VNormal.AH2:VNormal.AH113</svg:desc>
                </draw:g>
              </table:table-cell>
              <table:table-cell office:value-type="float" office:value="NaN">
                <text:p>NaN</text:p>
                <draw:g>
                  <svg:desc>VNormal.AI2:VNormal.AI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taque.B1:AAtaque.AI120" chart:data-source-has-labels="row" svg:x="0.32cm" svg:y="0.18cm" svg:width="15.36cm" svg:height="8.64cm">
          <chartooo:coordinate-region svg:x="1.121cm" svg:y="0.3cm" svg:width="14.559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taque.B2:AAtaque.B120" chart:label-cell-address="AAtaque.B1:AAtaque.B1" chart:class="chart:line">
            <chart:data-point chart:repeated="119"/>
          </chart:series>
          <chart:series chart:style-name="ch6" chart:values-cell-range-address="AAtaque.C2:AAtaque.C120" chart:label-cell-address="AAtaque.C1:AAtaque.C1" chart:class="chart:line">
            <chart:data-point chart:repeated="119"/>
          </chart:series>
          <chart:series chart:style-name="ch7" chart:values-cell-range-address="AAtaque.D2:AAtaque.D120" chart:label-cell-address="AAtaque.D1:AAtaque.D1" chart:class="chart:line">
            <chart:data-point chart:repeated="119"/>
          </chart:series>
          <chart:series chart:style-name="ch8" chart:values-cell-range-address="AAtaque.E2:AAtaque.E120" chart:label-cell-address="AAtaque.E1:AAtaque.E1" chart:class="chart:line">
            <chart:data-point chart:repeated="119"/>
          </chart:series>
          <chart:series chart:style-name="ch9" chart:values-cell-range-address="AAtaque.F2:AAtaque.F120" chart:label-cell-address="AAtaque.F1:AAtaque.F1" chart:class="chart:line">
            <chart:data-point chart:repeated="119"/>
          </chart:series>
          <chart:series chart:style-name="ch10" chart:values-cell-range-address="AAtaque.G2:AAtaque.G120" chart:label-cell-address="AAtaque.G1:AAtaque.G1" chart:class="chart:line">
            <chart:data-point chart:repeated="119"/>
          </chart:series>
          <chart:series chart:style-name="ch11" chart:values-cell-range-address="AAtaque.H2:AAtaque.H120" chart:label-cell-address="AAtaque.H1:AAtaque.H1" chart:class="chart:line">
            <chart:data-point chart:repeated="119"/>
          </chart:series>
          <chart:series chart:style-name="ch12" chart:values-cell-range-address="AAtaque.I2:AAtaque.I120" chart:label-cell-address="AAtaque.I1:AAtaque.I1" chart:class="chart:line">
            <chart:data-point chart:repeated="119"/>
          </chart:series>
          <chart:series chart:style-name="ch13" chart:values-cell-range-address="AAtaque.J2:AAtaque.J120" chart:label-cell-address="AAtaque.J1:AAtaque.J1" chart:class="chart:line">
            <chart:data-point chart:repeated="119"/>
          </chart:series>
          <chart:series chart:style-name="ch14" chart:values-cell-range-address="AAtaque.K2:AAtaque.K120" chart:label-cell-address="AAtaque.K1:AAtaque.K1" chart:class="chart:line">
            <chart:data-point chart:repeated="119"/>
          </chart:series>
          <chart:series chart:style-name="ch15" chart:values-cell-range-address="AAtaque.L2:AAtaque.L120" chart:label-cell-address="AAtaque.L1:AAtaque.L1" chart:class="chart:line">
            <chart:data-point chart:repeated="119"/>
          </chart:series>
          <chart:series chart:style-name="ch16" chart:values-cell-range-address="AAtaque.M2:AAtaque.M120" chart:label-cell-address="AAtaque.M1:AAtaque.M1" chart:class="chart:line">
            <chart:data-point chart:repeated="119"/>
          </chart:series>
          <chart:series chart:style-name="ch17" chart:values-cell-range-address="AAtaque.N2:AAtaque.N120" chart:label-cell-address="AAtaque.N1:AAtaque.N1" chart:class="chart:line">
            <chart:data-point chart:repeated="119"/>
          </chart:series>
          <chart:series chart:style-name="ch18" chart:values-cell-range-address="AAtaque.O2:AAtaque.O120" chart:label-cell-address="AAtaque.O1:AAtaque.O1" chart:class="chart:line">
            <chart:data-point chart:repeated="119"/>
          </chart:series>
          <chart:series chart:style-name="ch19" chart:values-cell-range-address="AAtaque.P2:AAtaque.P120" chart:label-cell-address="AAtaque.P1:AAtaque.P1" chart:class="chart:line">
            <chart:data-point chart:repeated="119"/>
          </chart:series>
          <chart:series chart:style-name="ch8" chart:values-cell-range-address="AAtaque.Q2:AAtaque.Q120" chart:label-cell-address="AAtaque.Q1:AAtaque.Q1" chart:class="chart:line">
            <chart:data-point chart:repeated="119"/>
          </chart:series>
          <chart:series chart:style-name="ch9" chart:values-cell-range-address="AAtaque.R2:AAtaque.R120" chart:label-cell-address="AAtaque.R1:AAtaque.R1" chart:class="chart:line">
            <chart:data-point chart:repeated="119"/>
          </chart:series>
          <chart:series chart:style-name="ch10" chart:values-cell-range-address="AAtaque.S2:AAtaque.S120" chart:label-cell-address="AAtaque.S1:AAtaque.S1" chart:class="chart:line">
            <chart:data-point chart:repeated="119"/>
          </chart:series>
          <chart:series chart:style-name="ch11" chart:values-cell-range-address="AAtaque.T2:AAtaque.T120" chart:label-cell-address="AAtaque.T1:AAtaque.T1" chart:class="chart:line">
            <chart:data-point chart:repeated="119"/>
          </chart:series>
          <chart:series chart:style-name="ch12" chart:values-cell-range-address="AAtaque.U2:AAtaque.U120" chart:label-cell-address="AAtaque.U1:AAtaque.U1" chart:class="chart:line">
            <chart:data-point chart:repeated="119"/>
          </chart:series>
          <chart:series chart:style-name="ch13" chart:values-cell-range-address="AAtaque.V2:AAtaque.V120" chart:label-cell-address="AAtaque.V1:AAtaque.V1" chart:class="chart:line">
            <chart:data-point chart:repeated="119"/>
          </chart:series>
          <chart:series chart:style-name="ch14" chart:values-cell-range-address="AAtaque.W2:AAtaque.W120" chart:label-cell-address="AAtaque.W1:AAtaque.W1" chart:class="chart:line">
            <chart:data-point chart:repeated="119"/>
          </chart:series>
          <chart:series chart:style-name="ch15" chart:values-cell-range-address="AAtaque.X2:AAtaque.X120" chart:label-cell-address="AAtaque.X1:AAtaque.X1" chart:class="chart:line">
            <chart:data-point chart:repeated="119"/>
          </chart:series>
          <chart:series chart:style-name="ch16" chart:values-cell-range-address="AAtaque.Y2:AAtaque.Y120" chart:label-cell-address="AAtaque.Y1:AAtaque.Y1" chart:class="chart:line">
            <chart:data-point chart:repeated="119"/>
          </chart:series>
          <chart:series chart:style-name="ch17" chart:values-cell-range-address="AAtaque.Z2:AAtaque.Z120" chart:label-cell-address="AAtaque.Z1:AAtaque.Z1" chart:class="chart:line">
            <chart:data-point chart:repeated="119"/>
          </chart:series>
          <chart:series chart:style-name="ch18" chart:values-cell-range-address="AAtaque.AA2:AAtaque.AA120" chart:label-cell-address="AAtaque.AA1:AAtaque.AA1" chart:class="chart:line">
            <chart:data-point chart:repeated="119"/>
          </chart:series>
          <chart:series chart:style-name="ch19" chart:values-cell-range-address="AAtaque.AB2:AAtaque.AB120" chart:label-cell-address="AAtaque.AB1:AAtaque.AB1" chart:class="chart:line">
            <chart:data-point chart:repeated="119"/>
          </chart:series>
          <chart:series chart:style-name="ch8" chart:values-cell-range-address="AAtaque.AC2:AAtaque.AC120" chart:label-cell-address="AAtaque.AC1:AAtaque.AC1" chart:class="chart:line">
            <chart:data-point chart:repeated="119"/>
          </chart:series>
          <chart:series chart:style-name="ch9" chart:values-cell-range-address="AAtaque.AD2:AAtaque.AD120" chart:label-cell-address="AAtaque.AD1:AAtaque.AD1" chart:class="chart:line">
            <chart:data-point chart:repeated="119"/>
          </chart:series>
          <chart:series chart:style-name="ch10" chart:values-cell-range-address="AAtaque.AE2:AAtaque.AE120" chart:label-cell-address="AAtaque.AE1:AAtaque.AE1" chart:class="chart:line">
            <chart:data-point chart:repeated="119"/>
          </chart:series>
          <chart:series chart:style-name="ch11" chart:values-cell-range-address="AAtaque.AF2:AAtaque.AF120" chart:label-cell-address="AAtaque.AF1:AAtaque.AF1" chart:class="chart:line">
            <chart:data-point chart:repeated="119"/>
          </chart:series>
          <chart:series chart:style-name="ch12" chart:values-cell-range-address="AAtaque.AG2:AAtaque.AG120" chart:label-cell-address="AAtaque.AG1:AAtaque.AG1" chart:class="chart:line">
            <chart:data-point chart:repeated="119"/>
          </chart:series>
          <chart:series chart:style-name="ch13" chart:values-cell-range-address="AAtaque.AH2:AAtaque.AH120" chart:label-cell-address="AAtaque.AH1:AAtaque.AH1" chart:class="chart:line">
            <chart:data-point chart:repeated="119"/>
          </chart:series>
          <chart:series chart:style-name="ch14" chart:values-cell-range-address="AAtaque.AI2:AAtaque.AI120" chart:label-cell-address="AAtaque.AI1:AAtaque.AI1" chart:class="chart:line">
            <chart:data-point chart:repeated="1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60eth0.pcap0stat0160425010071901.txt</text:p>
                <draw:g>
                  <svg:desc>AAtaque.B1:AAtaque.B1</svg:desc>
                </draw:g>
              </table:table-cell>
              <table:table-cell office:value-type="string">
                <text:p>host60eth0.pcap0stat0160425010100402.txt</text:p>
                <draw:g>
                  <svg:desc>AAtaque.C1:AAtaque.C1</svg:desc>
                </draw:g>
              </table:table-cell>
              <table:table-cell office:value-type="string">
                <text:p>host60eth0.pcap0stat0160425010125003.txt</text:p>
                <draw:g>
                  <svg:desc>AAtaque.D1:AAtaque.D1</svg:desc>
                </draw:g>
              </table:table-cell>
              <table:table-cell office:value-type="string">
                <text:p>host60eth0.pcap0stat0160425010153504.txt</text:p>
                <draw:g>
                  <svg:desc>AAtaque.E1:AAtaque.E1</svg:desc>
                </draw:g>
              </table:table-cell>
              <table:table-cell office:value-type="string">
                <text:p>host60eth0.pcap0stat0160425010182005.txt</text:p>
                <draw:g>
                  <svg:desc>AAtaque.F1:AAtaque.F1</svg:desc>
                </draw:g>
              </table:table-cell>
              <table:table-cell office:value-type="string">
                <text:p>host60eth0.pcap0stat0160425010210506.txt</text:p>
                <draw:g>
                  <svg:desc>AAtaque.G1:AAtaque.G1</svg:desc>
                </draw:g>
              </table:table-cell>
              <table:table-cell office:value-type="string">
                <text:p>host60eth0.pcap0stat0160425010235107.txt</text:p>
                <draw:g>
                  <svg:desc>AAtaque.H1:AAtaque.H1</svg:desc>
                </draw:g>
              </table:table-cell>
              <table:table-cell office:value-type="string">
                <text:p>host60eth0.pcap0stat0160425010263608.txt</text:p>
                <draw:g>
                  <svg:desc>AAtaque.I1:AAtaque.I1</svg:desc>
                </draw:g>
              </table:table-cell>
              <table:table-cell office:value-type="string">
                <text:p>host60eth0.pcap0stat0160425010292109.txt</text:p>
                <draw:g>
                  <svg:desc>AAtaque.J1:AAtaque.J1</svg:desc>
                </draw:g>
              </table:table-cell>
              <table:table-cell office:value-type="string">
                <text:p>host60eth0.pcap0stat01604250103207010.txt</text:p>
                <draw:g>
                  <svg:desc>AAtaque.K1:AAtaque.K1</svg:desc>
                </draw:g>
              </table:table-cell>
              <table:table-cell office:value-type="string">
                <text:p>host60eth0.pcap0stat01604250103452011.txt</text:p>
                <draw:g>
                  <svg:desc>AAtaque.L1:AAtaque.L1</svg:desc>
                </draw:g>
              </table:table-cell>
              <table:table-cell office:value-type="string">
                <text:p>host60eth0.pcap0stat01604250103738012.txt</text:p>
                <draw:g>
                  <svg:desc>AAtaque.M1:AAtaque.M1</svg:desc>
                </draw:g>
              </table:table-cell>
              <table:table-cell office:value-type="string">
                <text:p>host60eth0.pcap0stat01604250104023013.txt</text:p>
                <draw:g>
                  <svg:desc>AAtaque.N1:AAtaque.N1</svg:desc>
                </draw:g>
              </table:table-cell>
              <table:table-cell office:value-type="string">
                <text:p>host60eth0.pcap0stat01604250104310014.txt</text:p>
                <draw:g>
                  <svg:desc>AAtaque.O1:AAtaque.O1</svg:desc>
                </draw:g>
              </table:table-cell>
              <table:table-cell office:value-type="string">
                <text:p>host60eth0.pcap0stat01604250104556015.txt</text:p>
                <draw:g>
                  <svg:desc>AAtaque.P1:AAtaque.P1</svg:desc>
                </draw:g>
              </table:table-cell>
              <table:table-cell office:value-type="string">
                <text:p>host60eth0.pcap0stat01604250104842016.txt</text:p>
                <draw:g>
                  <svg:desc>AAtaque.Q1:AAtaque.Q1</svg:desc>
                </draw:g>
              </table:table-cell>
              <table:table-cell office:value-type="string">
                <text:p>host60eth0.pcap0stat01604250105127017.txt</text:p>
                <draw:g>
                  <svg:desc>AAtaque.R1:AAtaque.R1</svg:desc>
                </draw:g>
              </table:table-cell>
              <table:table-cell office:value-type="string">
                <text:p>host60eth0.pcap0stat01604250105413018.txt</text:p>
                <draw:g>
                  <svg:desc>AAtaque.S1:AAtaque.S1</svg:desc>
                </draw:g>
              </table:table-cell>
              <table:table-cell office:value-type="string">
                <text:p>host60eth0.pcap0stat01604250105658019.txt</text:p>
                <draw:g>
                  <svg:desc>AAtaque.T1:AAtaque.T1</svg:desc>
                </draw:g>
              </table:table-cell>
              <table:table-cell office:value-type="string">
                <text:p>host60eth0.pcap0stat01604250105943020.txt</text:p>
                <draw:g>
                  <svg:desc>AAtaque.U1:AAtaque.U1</svg:desc>
                </draw:g>
              </table:table-cell>
              <table:table-cell office:value-type="string">
                <text:p>host60eth0.pcap0stat01604250110229021.txt</text:p>
                <draw:g>
                  <svg:desc>AAtaque.V1:AAtaque.V1</svg:desc>
                </draw:g>
              </table:table-cell>
              <table:table-cell office:value-type="string">
                <text:p>host60eth0.pcap0stat01604250110515022.txt</text:p>
                <draw:g>
                  <svg:desc>AAtaque.W1:AAtaque.W1</svg:desc>
                </draw:g>
              </table:table-cell>
              <table:table-cell office:value-type="string">
                <text:p>host60eth0.pcap0stat01604250110800023.txt</text:p>
                <draw:g>
                  <svg:desc>AAtaque.X1:AAtaque.X1</svg:desc>
                </draw:g>
              </table:table-cell>
              <table:table-cell office:value-type="string">
                <text:p>host60eth0.pcap0stat01604250111045024.txt</text:p>
                <draw:g>
                  <svg:desc>AAtaque.Y1:AAtaque.Y1</svg:desc>
                </draw:g>
              </table:table-cell>
              <table:table-cell office:value-type="string">
                <text:p>host60eth0.pcap0stat01604250111330025.txt</text:p>
                <draw:g>
                  <svg:desc>AAtaque.Z1:AAtaque.Z1</svg:desc>
                </draw:g>
              </table:table-cell>
              <table:table-cell office:value-type="string">
                <text:p>host60eth0.pcap0stat01604250111616026.txt</text:p>
                <draw:g>
                  <svg:desc>AAtaque.AA1:AAtaque.AA1</svg:desc>
                </draw:g>
              </table:table-cell>
              <table:table-cell office:value-type="string">
                <text:p>host60eth0.pcap0stat01604250111901027.txt</text:p>
                <draw:g>
                  <svg:desc>AAtaque.AB1:AAtaque.AB1</svg:desc>
                </draw:g>
              </table:table-cell>
              <table:table-cell office:value-type="string">
                <text:p>host60eth0.pcap0stat01604250112147028.txt</text:p>
                <draw:g>
                  <svg:desc>AAtaque.AC1:AAtaque.AC1</svg:desc>
                </draw:g>
              </table:table-cell>
              <table:table-cell office:value-type="string">
                <text:p>host60eth0.pcap0stat01604250112433029.txt</text:p>
                <draw:g>
                  <svg:desc>AAtaque.AD1:AAtaque.AD1</svg:desc>
                </draw:g>
              </table:table-cell>
              <table:table-cell office:value-type="string">
                <text:p>host60eth0.pcap0stat01604250112721030.txt</text:p>
                <draw:g>
                  <svg:desc>AAtaque.AE1:AAtaque.AE1</svg:desc>
                </draw:g>
              </table:table-cell>
              <table:table-cell office:value-type="string">
                <text:p>host60eth0.pcap0stat01604250113010031.txt</text:p>
                <draw:g>
                  <svg:desc>AAtaque.AF1:AAtaque.AF1</svg:desc>
                </draw:g>
              </table:table-cell>
              <table:table-cell office:value-type="string">
                <text:p>host60eth0.pcap0stat01604250113256032.txt</text:p>
                <draw:g>
                  <svg:desc>AAtaque.AG1:AAtaque.AG1</svg:desc>
                </draw:g>
              </table:table-cell>
              <table:table-cell office:value-type="string">
                <text:p>host60eth0.pcap0stat01604250113544033.txt</text:p>
                <draw:g>
                  <svg:desc>AAtaque.AH1:AAtaque.AH1</svg:desc>
                </draw:g>
              </table:table-cell>
              <table:table-cell office:value-type="string">
                <text:p/>
                <draw:g>
                  <svg:desc>AAtaque.AI1:A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Ataque.B2:AAtaque.B120</svg:desc>
                </draw:g>
              </table:table-cell>
              <table:table-cell office:value-type="float" office:value="3">
                <text:p>3</text:p>
                <draw:g>
                  <svg:desc>AAtaque.C2:AAtaque.C120</svg:desc>
                </draw:g>
              </table:table-cell>
              <table:table-cell office:value-type="float" office:value="3">
                <text:p>3</text:p>
                <draw:g>
                  <svg:desc>AAtaque.D2:AAtaque.D120</svg:desc>
                </draw:g>
              </table:table-cell>
              <table:table-cell office:value-type="float" office:value="2">
                <text:p>2</text:p>
                <draw:g>
                  <svg:desc>AAtaque.E2:AAtaque.E120</svg:desc>
                </draw:g>
              </table:table-cell>
              <table:table-cell office:value-type="float" office:value="3">
                <text:p>3</text:p>
                <draw:g>
                  <svg:desc>AAtaque.F2:AAtaque.F120</svg:desc>
                </draw:g>
              </table:table-cell>
              <table:table-cell office:value-type="float" office:value="3">
                <text:p>3</text:p>
                <draw:g>
                  <svg:desc>AAtaque.G2:AAtaque.G120</svg:desc>
                </draw:g>
              </table:table-cell>
              <table:table-cell office:value-type="float" office:value="2">
                <text:p>2</text:p>
                <draw:g>
                  <svg:desc>AAtaque.H2:AAtaque.H120</svg:desc>
                </draw:g>
              </table:table-cell>
              <table:table-cell office:value-type="float" office:value="1">
                <text:p>1</text:p>
                <draw:g>
                  <svg:desc>AAtaque.I2:AAtaque.I120</svg:desc>
                </draw:g>
              </table:table-cell>
              <table:table-cell office:value-type="float" office:value="321">
                <text:p>321</text:p>
                <draw:g>
                  <svg:desc>AAtaque.J2:AAtaque.J120</svg:desc>
                </draw:g>
              </table:table-cell>
              <table:table-cell office:value-type="float" office:value="3">
                <text:p>3</text:p>
                <draw:g>
                  <svg:desc>AAtaque.K2:AAtaque.K120</svg:desc>
                </draw:g>
              </table:table-cell>
              <table:table-cell office:value-type="float" office:value="323">
                <text:p>323</text:p>
                <draw:g>
                  <svg:desc>AAtaque.L2:AAtaque.L120</svg:desc>
                </draw:g>
              </table:table-cell>
              <table:table-cell office:value-type="float" office:value="1">
                <text:p>1</text:p>
                <draw:g>
                  <svg:desc>AAtaque.M2:AAtaque.M120</svg:desc>
                </draw:g>
              </table:table-cell>
              <table:table-cell office:value-type="float" office:value="3">
                <text:p>3</text:p>
                <draw:g>
                  <svg:desc>AAtaque.N2:AAtaque.N120</svg:desc>
                </draw:g>
              </table:table-cell>
              <table:table-cell office:value-type="float" office:value="322">
                <text:p>322</text:p>
                <draw:g>
                  <svg:desc>AAtaque.O2:AAtaque.O120</svg:desc>
                </draw:g>
              </table:table-cell>
              <table:table-cell office:value-type="float" office:value="2">
                <text:p>2</text:p>
                <draw:g>
                  <svg:desc>AAtaque.P2:AAtaque.P120</svg:desc>
                </draw:g>
              </table:table-cell>
              <table:table-cell office:value-type="float" office:value="1">
                <text:p>1</text:p>
                <draw:g>
                  <svg:desc>AAtaque.Q2:AAtaque.Q120</svg:desc>
                </draw:g>
              </table:table-cell>
              <table:table-cell office:value-type="float" office:value="323">
                <text:p>323</text:p>
                <draw:g>
                  <svg:desc>AAtaque.R2:AAtaque.R120</svg:desc>
                </draw:g>
              </table:table-cell>
              <table:table-cell office:value-type="float" office:value="2">
                <text:p>2</text:p>
                <draw:g>
                  <svg:desc>AAtaque.S2:AAtaque.S120</svg:desc>
                </draw:g>
              </table:table-cell>
              <table:table-cell office:value-type="float" office:value="1">
                <text:p>1</text:p>
                <draw:g>
                  <svg:desc>AAtaque.T2:AAtaque.T120</svg:desc>
                </draw:g>
              </table:table-cell>
              <table:table-cell office:value-type="float" office:value="3">
                <text:p>3</text:p>
                <draw:g>
                  <svg:desc>AAtaque.U2:AAtaque.U120</svg:desc>
                </draw:g>
              </table:table-cell>
              <table:table-cell office:value-type="float" office:value="324">
                <text:p>324</text:p>
                <draw:g>
                  <svg:desc>AAtaque.V2:AAtaque.V120</svg:desc>
                </draw:g>
              </table:table-cell>
              <table:table-cell office:value-type="float" office:value="2">
                <text:p>2</text:p>
                <draw:g>
                  <svg:desc>AAtaque.W2:AAtaque.W120</svg:desc>
                </draw:g>
              </table:table-cell>
              <table:table-cell office:value-type="float" office:value="1">
                <text:p>1</text:p>
                <draw:g>
                  <svg:desc>AAtaque.X2:AAtaque.X120</svg:desc>
                </draw:g>
              </table:table-cell>
              <table:table-cell office:value-type="float" office:value="2">
                <text:p>2</text:p>
                <draw:g>
                  <svg:desc>AAtaque.Y2:AAtaque.Y120</svg:desc>
                </draw:g>
              </table:table-cell>
              <table:table-cell office:value-type="float" office:value="4">
                <text:p>4</text:p>
                <draw:g>
                  <svg:desc>AAtaque.Z2:AAtaque.Z120</svg:desc>
                </draw:g>
              </table:table-cell>
              <table:table-cell office:value-type="float" office:value="3">
                <text:p>3</text:p>
                <draw:g>
                  <svg:desc>AAtaque.AA2:AAtaque.AA120</svg:desc>
                </draw:g>
              </table:table-cell>
              <table:table-cell office:value-type="float" office:value="2">
                <text:p>2</text:p>
                <draw:g>
                  <svg:desc>AAtaque.AB2:AAtaque.AB120</svg:desc>
                </draw:g>
              </table:table-cell>
              <table:table-cell office:value-type="float" office:value="323">
                <text:p>323</text:p>
                <draw:g>
                  <svg:desc>AAtaque.AC2:AAtaque.AC120</svg:desc>
                </draw:g>
              </table:table-cell>
              <table:table-cell office:value-type="float" office:value="2">
                <text:p>2</text:p>
                <draw:g>
                  <svg:desc>AAtaque.AD2:AAtaque.AD120</svg:desc>
                </draw:g>
              </table:table-cell>
              <table:table-cell office:value-type="float" office:value="315">
                <text:p>315</text:p>
                <draw:g>
                  <svg:desc>AAtaque.AE2:AAtaque.AE120</svg:desc>
                </draw:g>
              </table:table-cell>
              <table:table-cell office:value-type="float" office:value="2">
                <text:p>2</text:p>
                <draw:g>
                  <svg:desc>AAtaque.AF2:AAtaque.AF120</svg:desc>
                </draw:g>
              </table:table-cell>
              <table:table-cell office:value-type="float" office:value="2">
                <text:p>2</text:p>
                <draw:g>
                  <svg:desc>AAtaque.AG2:AAtaque.AG120</svg:desc>
                </draw:g>
              </table:table-cell>
              <table:table-cell office:value-type="float" office:value="1">
                <text:p>1</text:p>
                <draw:g>
                  <svg:desc>AAtaque.AH2:AAtaque.AH120</svg:desc>
                </draw:g>
              </table:table-cell>
              <table:table-cell office:value-type="float" office:value="NaN">
                <text:p>NaN</text:p>
                <draw:g>
                  <svg:desc>AAtaque.AI2:AAtaque.A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  <table:table-cell office:value-type="float" office:value="57">
                <text:p>57</text:p>
              </table:table-cell>
              <table:table-cell office:value-type="float" office:value="310">
                <text:p>310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107">
                <text:p>107</text:p>
              </table:table-cell>
              <table:table-cell office:value-type="float" office:value="74">
                <text:p>74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309">
                <text:p>309</text:p>
              </table:table-cell>
              <table:table-cell office:value-type="float" office:value="35">
                <text:p>35</text:p>
              </table:table-cell>
              <table:table-cell office:value-type="float" office:value="307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278">
                <text:p>27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3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323">
                <text:p>323</text:p>
              </table:table-cell>
              <table:table-cell office:value-type="float" office:value="310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24">
                <text:p>324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25">
                <text:p>325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309">
                <text:p>309</text:p>
              </table:table-cell>
              <table:table-cell office:value-type="float" office:value="319">
                <text:p>319</text:p>
              </table:table-cell>
              <table:table-cell office:value-type="float" office:value="307">
                <text:p>307</text:p>
              </table:table-cell>
              <table:table-cell office:value-type="float" office:value="302">
                <text:p>302</text:p>
              </table:table-cell>
              <table:table-cell office:value-type="float" office:value="324">
                <text:p>324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3">
                <text:p>303</text:p>
              </table:table-cell>
              <table:table-cell office:value-type="float" office:value="300">
                <text:p>300</text:p>
              </table:table-cell>
              <table:table-cell office:value-type="float" office:value="306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3">
                <text:p>303</text:p>
              </table:table-cell>
              <table:table-cell office:value-type="float" office:value="301">
                <text:p>301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303">
                <text:p>303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2">
                <text:p>302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3">
                <text:p>303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67">
                <text:p>26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295">
                <text:p>295</text:p>
              </table:table-cell>
              <table:table-cell office:value-type="float" office:value="308">
                <text:p>308</text:p>
              </table:table-cell>
              <table:table-cell office:value-type="float" office:value="176">
                <text:p>17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88">
                <text:p>28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296">
                <text:p>29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91">
                <text:p>191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99">
                <text:p>19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5">
                <text:p>31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45">
                <text:p>24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257">
                <text:p>25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">
                <text:p>304</text:p>
              </table:table-cell>
              <table:table-cell office:value-type="float" office:value="309">
                <text:p>309</text:p>
              </table:table-cell>
              <table:table-cell office:value-type="float" office:value="316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50">
                <text:p>15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193">
                <text:p>193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15">
                <text:p>21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185">
                <text:p>185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261">
                <text:p>261</text:p>
              </table:table-cell>
              <table:table-cell office:value-type="float" office:value="307">
                <text:p>307</text:p>
              </table:table-cell>
              <table:table-cell office:value-type="float" office:value="284">
                <text:p>284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65">
                <text:p>165</text:p>
              </table:table-cell>
              <table:table-cell office:value-type="float" office:value="307">
                <text:p>307</text:p>
              </table:table-cell>
              <table:table-cell office:value-type="float" office:value="273">
                <text:p>273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308">
                <text:p>308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3">
                <text:p>303</text:p>
              </table:table-cell>
              <table:table-cell office:value-type="float" office:value="313">
                <text:p>313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">
                <text:p>119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298">
                <text:p>298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194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21">
                <text:p>321</text:p>
              </table:table-cell>
              <table:table-cell office:value-type="float" office:value="266">
                <text:p>266</text:p>
              </table:table-cell>
              <table:table-cell office:value-type="float" office:value="204">
                <text:p>20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297">
                <text:p>297</text:p>
              </table:table-cell>
              <table:table-cell office:value-type="float" office:value="309">
                <text:p>309</text:p>
              </table:table-cell>
              <table:table-cell office:value-type="float" office:value="300">
                <text:p>30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">
                <text:p>261</text:p>
              </table:table-cell>
              <table:table-cell office:value-type="float" office:value="200">
                <text:p>200</text:p>
              </table:table-cell>
              <table:table-cell office:value-type="float" office:value="309">
                <text:p>309</text:p>
              </table:table-cell>
              <table:table-cell office:value-type="float" office:value="355">
                <text:p>355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26">
                <text:p>226</text:p>
              </table:table-cell>
              <table:table-cell office:value-type="float" office:value="192">
                <text:p>192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6">
                <text:p>316</text:p>
              </table:table-cell>
              <table:table-cell office:value-type="float" office:value="193">
                <text:p>193</text:p>
              </table:table-cell>
              <table:table-cell office:value-type="float" office:value="171">
                <text:p>171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77">
                <text:p>277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85">
                <text:p>285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34">
                <text:p>334</text:p>
              </table:table-cell>
              <table:table-cell office:value-type="float" office:value="307">
                <text:p>307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22">
                <text:p>322</text:p>
              </table:table-cell>
              <table:table-cell office:value-type="float" office:value="288">
                <text:p>288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">
                <text:p>316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229">
                <text:p>229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297">
                <text:p>297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45">
                <text:p>345</text:p>
              </table:table-cell>
              <table:table-cell office:value-type="float" office:value="188">
                <text:p>18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68">
                <text:p>368</text:p>
              </table:table-cell>
              <table:table-cell office:value-type="float" office:value="314">
                <text:p>314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96">
                <text:p>396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5">
                <text:p>305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62">
                <text:p>362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247">
                <text:p>247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246">
                <text:p>246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31">
                <text:p>33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204">
                <text:p>204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290">
                <text:p>29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89">
                <text:p>38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5">
                <text:p>305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295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81">
                <text:p>381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56">
                <text:p>256</text:p>
              </table:table-cell>
              <table:table-cell office:value-type="float" office:value="234">
                <text:p>234</text:p>
              </table:table-cell>
              <table:table-cell office:value-type="float" office:value="145">
                <text:p>145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87">
                <text:p>38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277">
                <text:p>277</text:p>
              </table:table-cell>
              <table:table-cell office:value-type="float" office:value="120">
                <text:p>120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37">
                <text:p>137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159">
                <text:p>159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241">
                <text:p>241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86">
                <text:p>186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223">
                <text:p>223</text:p>
              </table:table-cell>
              <table:table-cell office:value-type="float" office:value="119">
                <text:p>119</text:p>
              </table:table-cell>
              <table:table-cell office:value-type="float" office:value="333">
                <text:p>33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8">
                <text:p>318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315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7">
                <text:p>317</text:p>
              </table:table-cell>
              <table:table-cell office:value-type="float" office:value="281">
                <text:p>281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18">
                <text:p>31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195">
                <text:p>195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60">
                <text:p>36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261">
                <text:p>261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87">
                <text:p>38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3">
                <text:p>193</text:p>
              </table:table-cell>
              <table:table-cell office:value-type="float" office:value="130">
                <text:p>130</text:p>
              </table:table-cell>
              <table:table-cell office:value-type="float" office:value="307">
                <text:p>307</text:p>
              </table:table-cell>
              <table:table-cell office:value-type="float" office:value="273">
                <text:p>27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252">
                <text:p>252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251">
                <text:p>251</text:p>
              </table:table-cell>
              <table:table-cell office:value-type="float" office:value="241">
                <text:p>24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9">
                <text:p>339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254">
                <text:p>254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5">
                <text:p>315</text:p>
              </table:table-cell>
              <table:table-cell office:value-type="float" office:value="310">
                <text:p>310</text:p>
              </table:table-cell>
              <table:table-cell office:value-type="float" office:value="387">
                <text:p>387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119">
                <text:p>119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223">
                <text:p>223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261">
                <text:p>261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56">
                <text:p>156</text:p>
              </table:table-cell>
              <table:table-cell office:value-type="float" office:value="310">
                <text:p>310</text:p>
              </table:table-cell>
              <table:table-cell office:value-type="float" office:value="141">
                <text:p>141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8">
                <text:p>308</text:p>
              </table:table-cell>
              <table:table-cell office:value-type="float" office:value="247">
                <text:p>247</text:p>
              </table:table-cell>
              <table:table-cell office:value-type="float" office:value="227">
                <text:p>227</text:p>
              </table:table-cell>
              <table:table-cell office:value-type="float" office:value="309">
                <text:p>309</text:p>
              </table:table-cell>
              <table:table-cell office:value-type="float" office:value="190">
                <text:p>190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5">
                <text:p>315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259">
                <text:p>25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282">
                <text:p>282</text:p>
              </table:table-cell>
              <table:table-cell office:value-type="float" office:value="308">
                <text:p>308</text:p>
              </table:table-cell>
              <table:table-cell office:value-type="float" office:value="240">
                <text:p>240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293">
                <text:p>293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284">
                <text:p>284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35">
                <text:p>335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0">
                <text:p>310</text:p>
              </table:table-cell>
              <table:table-cell office:value-type="float" office:value="315">
                <text:p>315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11">
                <text:p>311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204">
                <text:p>204</text:p>
              </table:table-cell>
              <table:table-cell office:value-type="float" office:value="316">
                <text:p>316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6">
                <text:p>306</text:p>
              </table:table-cell>
              <table:table-cell office:value-type="float" office:value="120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204">
                <text:p>204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222">
                <text:p>222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64">
                <text:p>164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  <table:table-cell office:value-type="float" office:value="315">
                <text:p>315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28">
                <text:p>328</text:p>
              </table:table-cell>
              <table:table-cell office:value-type="float" office:value="241">
                <text:p>241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31">
                <text:p>33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255">
                <text:p>255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326">
                <text:p>326</text:p>
              </table:table-cell>
              <table:table-cell office:value-type="float" office:value="134">
                <text:p>134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77">
                <text:p>37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15">
                <text:p>315</text:p>
              </table:table-cell>
              <table:table-cell office:value-type="float" office:value="383">
                <text:p>38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234">
                <text:p>234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40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211">
                <text:p>211</text:p>
              </table:table-cell>
              <table:table-cell office:value-type="float" office:value="309">
                <text:p>309</text:p>
              </table:table-cell>
              <table:table-cell office:value-type="float" office:value="325">
                <text:p>325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70">
                <text:p>37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5">
                <text:p>30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6">
                <text:p>316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120">
                <text:p>120</text:p>
              </table:table-cell>
              <table:table-cell office:value-type="float" office:value="302">
                <text:p>302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2">
                <text:p>312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3">
                <text:p>303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119">
                <text:p>119</text:p>
              </table:table-cell>
              <table:table-cell office:value-type="float" office:value="301">
                <text:p>301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3">
                <text:p>303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280">
                <text:p>28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247">
                <text:p>247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58">
                <text:p>15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79">
                <text:p>17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233">
                <text:p>23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298">
                <text:p>29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81">
                <text:p>281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8">
                <text:p>31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">
                <text:p>199</text:p>
              </table:table-cell>
              <table:table-cell office:value-type="float" office:value="211">
                <text:p>211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98">
                <text:p>19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214">
                <text:p>214</text:p>
              </table:table-cell>
              <table:table-cell office:value-type="float" office:value="274">
                <text:p>274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">
                <text:p>119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89">
                <text:p>289</text:p>
              </table:table-cell>
              <table:table-cell office:value-type="float" office:value="216">
                <text:p>216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">
                <text:p>120</text:p>
              </table:table-cell>
              <table:table-cell office:value-type="float" office:value="194">
                <text:p>194</text:p>
              </table:table-cell>
              <table:table-cell office:value-type="float" office:value="202">
                <text:p>202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193">
                <text:p>193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190">
                <text:p>19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">
                <text:p>120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">
                <text:p>119</text:p>
              </table:table-cell>
              <table:table-cell office:value-type="float" office:value="194">
                <text:p>194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206">
                <text:p>206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216">
                <text:p>2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47">
                <text:p>34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5">
                <text:p>315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70">
                <text:p>370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3">
                <text:p>30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193">
                <text:p>193</text:p>
              </table:table-cell>
              <table:table-cell office:value-type="float" office:value="314">
                <text:p>314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94">
                <text:p>194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269">
                <text:p>269</text:p>
              </table:table-cell>
              <table:table-cell office:value-type="float" office:value="308">
                <text:p>308</text:p>
              </table:table-cell>
              <table:table-cell office:value-type="float" office:value="214">
                <text:p>21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">
                <text:p>119</text:p>
              </table:table-cell>
              <table:table-cell office:value-type="float" office:value="293">
                <text:p>2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5">
                <text:p>315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246">
                <text:p>246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">
                <text:p>185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5">
                <text:p>315</text:p>
              </table:table-cell>
              <table:table-cell office:value-type="float" office:value="308">
                <text:p>308</text:p>
              </table:table-cell>
              <table:table-cell office:value-type="float" office:value="298">
                <text:p>29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75">
                <text:p>275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21">
                <text:p>321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91">
                <text:p>191</text:p>
              </table:table-cell>
              <table:table-cell office:value-type="float" office:value="270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5">
                <text:p>315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264">
                <text:p>264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280">
                <text:p>280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7">
                <text:p>307</text:p>
              </table:table-cell>
              <table:table-cell office:value-type="float" office:value="293">
                <text:p>293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25">
                <text:p>325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0">
                <text:p>19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7">
                <text:p>307</text:p>
              </table:table-cell>
              <table:table-cell office:value-type="float" office:value="350">
                <text:p>35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75">
                <text:p>275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68">
                <text:p>268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256">
                <text:p>256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97">
                <text:p>297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55">
                <text:p>355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3">
                <text:p>193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90">
                <text:p>190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92">
                <text:p>192</text:p>
              </table:table-cell>
              <table:table-cell office:value-type="float" office:value="143">
                <text:p>143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306">
                <text:p>306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40">
                <text:p>34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185">
                <text:p>18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92">
                <text:p>192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20">
                <text:p>22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206">
                <text:p>20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79">
                <text:p>179</text:p>
              </table:table-cell>
              <table:table-cell office:value-type="float" office:value="311">
                <text:p>311</text:p>
              </table:table-cell>
              <table:table-cell office:value-type="float" office:value="245">
                <text:p>245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55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44">
                <text:p>344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254">
                <text:p>254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173">
                <text:p>173</text:p>
              </table:table-cell>
              <table:table-cell office:value-type="float" office:value="272">
                <text:p>272</text:p>
              </table:table-cell>
              <table:table-cell office:value-type="float" office:value="190">
                <text:p>19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193">
                <text:p>193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231">
                <text:p>231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05">
                <text:p>20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189">
                <text:p>189</text:p>
              </table:table-cell>
              <table:table-cell office:value-type="float" office:value="119">
                <text:p>119</text:p>
              </table:table-cell>
              <table:table-cell office:value-type="float" office:value="360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262">
                <text:p>262</text:p>
              </table:table-cell>
              <table:table-cell office:value-type="float" office:value="192">
                <text:p>192</text:p>
              </table:table-cell>
              <table:table-cell office:value-type="float" office:value="236">
                <text:p>236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118">
                <text:p>118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6">
                <text:p>296</text:p>
              </table:table-cell>
              <table:table-cell office:value-type="float" office:value="309">
                <text:p>309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18">
                <text:p>218</text:p>
              </table:table-cell>
              <table:table-cell office:value-type="float" office:value="303">
                <text:p>303</text:p>
              </table:table-cell>
              <table:table-cell office:value-type="float" office:value="120">
                <text:p>120</text:p>
              </table:table-cell>
              <table:table-cell office:value-type="float" office:value="293">
                <text:p>293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  <table:table-cell office:value-type="float" office:value="123">
                <text:p>123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97">
                <text:p>97</text:p>
              </table:table-cell>
              <table:table-cell office:value-type="float" office:value="124">
                <text:p>124</text:p>
              </table:table-cell>
              <table:table-cell office:value-type="float" office:value="309">
                <text:p>309</text:p>
              </table:table-cell>
              <table:table-cell office:value-type="float" office:value="120">
                <text:p>120</text:p>
              </table:table-cell>
              <table:table-cell office:value-type="float" office:value="226">
                <text:p>226</text:p>
              </table:table-cell>
              <table:table-cell office:value-type="float" office:value="119">
                <text:p>119</text:p>
              </table:table-cell>
              <table:table-cell office:value-type="float" office:value="265">
                <text:p>265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266">
                <text:p>266</text:p>
              </table:table-cell>
              <table:table-cell office:value-type="float" office:value="156">
                <text:p>156</text:p>
              </table:table-cell>
              <table:table-cell office:value-type="float" office:value="193">
                <text:p>193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182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  <table:table-cell office:value-type="float" office:value="143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2">
                <text:p>142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47">
                <text:p>14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  <table:table-cell office:value-type="float" office:value="189">
                <text:p>189</text:p>
              </table:table-cell>
              <table:table-cell office:value-type="float" office:value="119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29">
                <text:p>2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Normal.B1:ANormal.AI118" chart:data-source-has-labels="row" svg:x="0.32cm" svg:y="0.18cm" svg:width="15.36cm" svg:height="8.64cm">
          <chartooo:coordinate-region svg:x="0.756cm" svg:y="0.301cm" svg:width="14.72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Normal.B2:ANormal.B118" chart:label-cell-address="ANormal.B1:ANormal.B1" chart:class="chart:line">
            <chart:data-point chart:repeated="117"/>
          </chart:series>
          <chart:series chart:style-name="ch6" chart:values-cell-range-address="ANormal.C2:ANormal.C118" chart:label-cell-address="ANormal.C1:ANormal.C1" chart:class="chart:line">
            <chart:data-point chart:repeated="117"/>
          </chart:series>
          <chart:series chart:style-name="ch7" chart:values-cell-range-address="ANormal.D2:ANormal.D118" chart:label-cell-address="ANormal.D1:ANormal.D1" chart:class="chart:line">
            <chart:data-point chart:repeated="117"/>
          </chart:series>
          <chart:series chart:style-name="ch8" chart:values-cell-range-address="ANormal.E2:ANormal.E118" chart:label-cell-address="ANormal.E1:ANormal.E1" chart:class="chart:line">
            <chart:data-point chart:repeated="117"/>
          </chart:series>
          <chart:series chart:style-name="ch9" chart:values-cell-range-address="ANormal.F2:ANormal.F118" chart:label-cell-address="ANormal.F1:ANormal.F1" chart:class="chart:line">
            <chart:data-point chart:repeated="117"/>
          </chart:series>
          <chart:series chart:style-name="ch10" chart:values-cell-range-address="ANormal.G2:ANormal.G118" chart:label-cell-address="ANormal.G1:ANormal.G1" chart:class="chart:line">
            <chart:data-point chart:repeated="117"/>
          </chart:series>
          <chart:series chart:style-name="ch11" chart:values-cell-range-address="ANormal.H2:ANormal.H118" chart:label-cell-address="ANormal.H1:ANormal.H1" chart:class="chart:line">
            <chart:data-point chart:repeated="117"/>
          </chart:series>
          <chart:series chart:style-name="ch12" chart:values-cell-range-address="ANormal.I2:ANormal.I118" chart:label-cell-address="ANormal.I1:ANormal.I1" chart:class="chart:line">
            <chart:data-point chart:repeated="117"/>
          </chart:series>
          <chart:series chart:style-name="ch13" chart:values-cell-range-address="ANormal.J2:ANormal.J118" chart:label-cell-address="ANormal.J1:ANormal.J1" chart:class="chart:line">
            <chart:data-point chart:repeated="117"/>
          </chart:series>
          <chart:series chart:style-name="ch14" chart:values-cell-range-address="ANormal.K2:ANormal.K118" chart:label-cell-address="ANormal.K1:ANormal.K1" chart:class="chart:line">
            <chart:data-point chart:repeated="117"/>
          </chart:series>
          <chart:series chart:style-name="ch15" chart:values-cell-range-address="ANormal.L2:ANormal.L118" chart:label-cell-address="ANormal.L1:ANormal.L1" chart:class="chart:line">
            <chart:data-point chart:repeated="117"/>
          </chart:series>
          <chart:series chart:style-name="ch16" chart:values-cell-range-address="ANormal.M2:ANormal.M118" chart:label-cell-address="ANormal.M1:ANormal.M1" chart:class="chart:line">
            <chart:data-point chart:repeated="117"/>
          </chart:series>
          <chart:series chart:style-name="ch17" chart:values-cell-range-address="ANormal.N2:ANormal.N118" chart:label-cell-address="ANormal.N1:ANormal.N1" chart:class="chart:line">
            <chart:data-point chart:repeated="117"/>
          </chart:series>
          <chart:series chart:style-name="ch18" chart:values-cell-range-address="ANormal.O2:ANormal.O118" chart:label-cell-address="ANormal.O1:ANormal.O1" chart:class="chart:line">
            <chart:data-point chart:repeated="117"/>
          </chart:series>
          <chart:series chart:style-name="ch19" chart:values-cell-range-address="ANormal.P2:ANormal.P118" chart:label-cell-address="ANormal.P1:ANormal.P1" chart:class="chart:line">
            <chart:data-point chart:repeated="117"/>
          </chart:series>
          <chart:series chart:style-name="ch8" chart:values-cell-range-address="ANormal.Q2:ANormal.Q118" chart:label-cell-address="ANormal.Q1:ANormal.Q1" chart:class="chart:line">
            <chart:data-point chart:repeated="117"/>
          </chart:series>
          <chart:series chart:style-name="ch9" chart:values-cell-range-address="ANormal.R2:ANormal.R118" chart:label-cell-address="ANormal.R1:ANormal.R1" chart:class="chart:line">
            <chart:data-point chart:repeated="117"/>
          </chart:series>
          <chart:series chart:style-name="ch10" chart:values-cell-range-address="ANormal.S2:ANormal.S118" chart:label-cell-address="ANormal.S1:ANormal.S1" chart:class="chart:line">
            <chart:data-point chart:repeated="117"/>
          </chart:series>
          <chart:series chart:style-name="ch11" chart:values-cell-range-address="ANormal.T2:ANormal.T118" chart:label-cell-address="ANormal.T1:ANormal.T1" chart:class="chart:line">
            <chart:data-point chart:repeated="117"/>
          </chart:series>
          <chart:series chart:style-name="ch12" chart:values-cell-range-address="ANormal.U2:ANormal.U118" chart:label-cell-address="ANormal.U1:ANormal.U1" chart:class="chart:line">
            <chart:data-point chart:repeated="117"/>
          </chart:series>
          <chart:series chart:style-name="ch13" chart:values-cell-range-address="ANormal.V2:ANormal.V118" chart:label-cell-address="ANormal.V1:ANormal.V1" chart:class="chart:line">
            <chart:data-point chart:repeated="117"/>
          </chart:series>
          <chart:series chart:style-name="ch14" chart:values-cell-range-address="ANormal.W2:ANormal.W118" chart:label-cell-address="ANormal.W1:ANormal.W1" chart:class="chart:line">
            <chart:data-point chart:repeated="117"/>
          </chart:series>
          <chart:series chart:style-name="ch15" chart:values-cell-range-address="ANormal.X2:ANormal.X118" chart:label-cell-address="ANormal.X1:ANormal.X1" chart:class="chart:line">
            <chart:data-point chart:repeated="117"/>
          </chart:series>
          <chart:series chart:style-name="ch16" chart:values-cell-range-address="ANormal.Y2:ANormal.Y118" chart:label-cell-address="ANormal.Y1:ANormal.Y1" chart:class="chart:line">
            <chart:data-point chart:repeated="117"/>
          </chart:series>
          <chart:series chart:style-name="ch17" chart:values-cell-range-address="ANormal.Z2:ANormal.Z118" chart:label-cell-address="ANormal.Z1:ANormal.Z1" chart:class="chart:line">
            <chart:data-point chart:repeated="117"/>
          </chart:series>
          <chart:series chart:style-name="ch18" chart:values-cell-range-address="ANormal.AA2:ANormal.AA118" chart:label-cell-address="ANormal.AA1:ANormal.AA1" chart:class="chart:line">
            <chart:data-point chart:repeated="117"/>
          </chart:series>
          <chart:series chart:style-name="ch19" chart:values-cell-range-address="ANormal.AB2:ANormal.AB118" chart:label-cell-address="ANormal.AB1:ANormal.AB1" chart:class="chart:line">
            <chart:data-point chart:repeated="117"/>
          </chart:series>
          <chart:series chart:style-name="ch8" chart:values-cell-range-address="ANormal.AC2:ANormal.AC118" chart:label-cell-address="ANormal.AC1:ANormal.AC1" chart:class="chart:line">
            <chart:data-point chart:repeated="117"/>
          </chart:series>
          <chart:series chart:style-name="ch9" chart:values-cell-range-address="ANormal.AD2:ANormal.AD118" chart:label-cell-address="ANormal.AD1:ANormal.AD1" chart:class="chart:line">
            <chart:data-point chart:repeated="117"/>
          </chart:series>
          <chart:series chart:style-name="ch10" chart:values-cell-range-address="ANormal.AE2:ANormal.AE118" chart:label-cell-address="ANormal.AE1:ANormal.AE1" chart:class="chart:line">
            <chart:data-point chart:repeated="117"/>
          </chart:series>
          <chart:series chart:style-name="ch11" chart:values-cell-range-address="ANormal.AF2:ANormal.AF118" chart:label-cell-address="ANormal.AF1:ANormal.AF1" chart:class="chart:line">
            <chart:data-point chart:repeated="117"/>
          </chart:series>
          <chart:series chart:style-name="ch12" chart:values-cell-range-address="ANormal.AG2:ANormal.AG118" chart:label-cell-address="ANormal.AG1:ANormal.AG1" chart:class="chart:line">
            <chart:data-point chart:repeated="117"/>
          </chart:series>
          <chart:series chart:style-name="ch13" chart:values-cell-range-address="ANormal.AH2:ANormal.AH118" chart:label-cell-address="ANormal.AH1:ANormal.AH1" chart:class="chart:line">
            <chart:data-point chart:repeated="117"/>
          </chart:series>
          <chart:series chart:style-name="ch14" chart:values-cell-range-address="ANormal.AI2:ANormal.AI118" chart:label-cell-address="ANormal.AI1:ANormal.AI1" chart:class="chart:line">
            <chart:data-point chart:repeated="1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Normal.B1:ANormal.B1</svg:desc>
                </draw:g>
              </table:table-cell>
              <table:table-cell office:value-type="string">
                <text:p/>
                <draw:g>
                  <svg:desc>ANormal.C1:ANormal.C1</svg:desc>
                </draw:g>
              </table:table-cell>
              <table:table-cell office:value-type="string">
                <text:p/>
                <draw:g>
                  <svg:desc>ANormal.D1:ANormal.D1</svg:desc>
                </draw:g>
              </table:table-cell>
              <table:table-cell office:value-type="string">
                <text:p/>
                <draw:g>
                  <svg:desc>ANormal.E1:ANormal.E1</svg:desc>
                </draw:g>
              </table:table-cell>
              <table:table-cell office:value-type="string">
                <text:p/>
                <draw:g>
                  <svg:desc>ANormal.F1:ANormal.F1</svg:desc>
                </draw:g>
              </table:table-cell>
              <table:table-cell office:value-type="string">
                <text:p/>
                <draw:g>
                  <svg:desc>ANormal.G1:ANormal.G1</svg:desc>
                </draw:g>
              </table:table-cell>
              <table:table-cell office:value-type="string">
                <text:p/>
                <draw:g>
                  <svg:desc>ANormal.H1:ANormal.H1</svg:desc>
                </draw:g>
              </table:table-cell>
              <table:table-cell office:value-type="string">
                <text:p/>
                <draw:g>
                  <svg:desc>ANormal.I1:ANormal.I1</svg:desc>
                </draw:g>
              </table:table-cell>
              <table:table-cell office:value-type="string">
                <text:p/>
                <draw:g>
                  <svg:desc>ANormal.J1:ANormal.J1</svg:desc>
                </draw:g>
              </table:table-cell>
              <table:table-cell office:value-type="string">
                <text:p/>
                <draw:g>
                  <svg:desc>ANormal.K1:ANormal.K1</svg:desc>
                </draw:g>
              </table:table-cell>
              <table:table-cell office:value-type="string">
                <text:p/>
                <draw:g>
                  <svg:desc>ANormal.L1:ANormal.L1</svg:desc>
                </draw:g>
              </table:table-cell>
              <table:table-cell office:value-type="string">
                <text:p/>
                <draw:g>
                  <svg:desc>ANormal.M1:ANormal.M1</svg:desc>
                </draw:g>
              </table:table-cell>
              <table:table-cell office:value-type="string">
                <text:p/>
                <draw:g>
                  <svg:desc>ANormal.N1:ANormal.N1</svg:desc>
                </draw:g>
              </table:table-cell>
              <table:table-cell office:value-type="string">
                <text:p/>
                <draw:g>
                  <svg:desc>ANormal.O1:ANormal.O1</svg:desc>
                </draw:g>
              </table:table-cell>
              <table:table-cell office:value-type="string">
                <text:p/>
                <draw:g>
                  <svg:desc>ANormal.P1:ANormal.P1</svg:desc>
                </draw:g>
              </table:table-cell>
              <table:table-cell office:value-type="string">
                <text:p/>
                <draw:g>
                  <svg:desc>ANormal.Q1:ANormal.Q1</svg:desc>
                </draw:g>
              </table:table-cell>
              <table:table-cell office:value-type="string">
                <text:p/>
                <draw:g>
                  <svg:desc>ANormal.R1:ANormal.R1</svg:desc>
                </draw:g>
              </table:table-cell>
              <table:table-cell office:value-type="string">
                <text:p/>
                <draw:g>
                  <svg:desc>ANormal.S1:ANormal.S1</svg:desc>
                </draw:g>
              </table:table-cell>
              <table:table-cell office:value-type="string">
                <text:p/>
                <draw:g>
                  <svg:desc>ANormal.T1:ANormal.T1</svg:desc>
                </draw:g>
              </table:table-cell>
              <table:table-cell office:value-type="string">
                <text:p/>
                <draw:g>
                  <svg:desc>ANormal.U1:ANormal.U1</svg:desc>
                </draw:g>
              </table:table-cell>
              <table:table-cell office:value-type="string">
                <text:p/>
                <draw:g>
                  <svg:desc>ANormal.V1:ANormal.V1</svg:desc>
                </draw:g>
              </table:table-cell>
              <table:table-cell office:value-type="string">
                <text:p/>
                <draw:g>
                  <svg:desc>ANormal.W1:ANormal.W1</svg:desc>
                </draw:g>
              </table:table-cell>
              <table:table-cell office:value-type="string">
                <text:p/>
                <draw:g>
                  <svg:desc>ANormal.X1:ANormal.X1</svg:desc>
                </draw:g>
              </table:table-cell>
              <table:table-cell office:value-type="string">
                <text:p/>
                <draw:g>
                  <svg:desc>ANormal.Y1:ANormal.Y1</svg:desc>
                </draw:g>
              </table:table-cell>
              <table:table-cell office:value-type="string">
                <text:p/>
                <draw:g>
                  <svg:desc>ANormal.Z1:ANormal.Z1</svg:desc>
                </draw:g>
              </table:table-cell>
              <table:table-cell office:value-type="string">
                <text:p/>
                <draw:g>
                  <svg:desc>ANormal.AA1:ANormal.AA1</svg:desc>
                </draw:g>
              </table:table-cell>
              <table:table-cell office:value-type="string">
                <text:p/>
                <draw:g>
                  <svg:desc>ANormal.AB1:ANormal.AB1</svg:desc>
                </draw:g>
              </table:table-cell>
              <table:table-cell office:value-type="string">
                <text:p/>
                <draw:g>
                  <svg:desc>ANormal.AC1:ANormal.AC1</svg:desc>
                </draw:g>
              </table:table-cell>
              <table:table-cell office:value-type="string">
                <text:p/>
                <draw:g>
                  <svg:desc>ANormal.AD1:ANormal.AD1</svg:desc>
                </draw:g>
              </table:table-cell>
              <table:table-cell office:value-type="string">
                <text:p/>
                <draw:g>
                  <svg:desc>ANormal.AE1:ANormal.AE1</svg:desc>
                </draw:g>
              </table:table-cell>
              <table:table-cell office:value-type="string">
                <text:p/>
                <draw:g>
                  <svg:desc>ANormal.AF1:ANormal.AF1</svg:desc>
                </draw:g>
              </table:table-cell>
              <table:table-cell office:value-type="string">
                <text:p/>
                <draw:g>
                  <svg:desc>ANormal.AG1:ANormal.AG1</svg:desc>
                </draw:g>
              </table:table-cell>
              <table:table-cell office:value-type="string">
                <text:p/>
                <draw:g>
                  <svg:desc>ANormal.AH1:ANormal.AH1</svg:desc>
                </draw:g>
              </table:table-cell>
              <table:table-cell office:value-type="string">
                <text:p/>
                <draw:g>
                  <svg:desc>ANormal.AI1:ANormal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Normal.B2:ANormal.B118</svg:desc>
                </draw:g>
              </table:table-cell>
              <table:table-cell office:value-type="float" office:value="NaN">
                <text:p>NaN</text:p>
                <draw:g>
                  <svg:desc>ANormal.C2:ANormal.C118</svg:desc>
                </draw:g>
              </table:table-cell>
              <table:table-cell office:value-type="float" office:value="NaN">
                <text:p>NaN</text:p>
                <draw:g>
                  <svg:desc>ANormal.D2:ANormal.D118</svg:desc>
                </draw:g>
              </table:table-cell>
              <table:table-cell office:value-type="float" office:value="NaN">
                <text:p>NaN</text:p>
                <draw:g>
                  <svg:desc>ANormal.E2:ANormal.E118</svg:desc>
                </draw:g>
              </table:table-cell>
              <table:table-cell office:value-type="float" office:value="NaN">
                <text:p>NaN</text:p>
                <draw:g>
                  <svg:desc>ANormal.F2:ANormal.F118</svg:desc>
                </draw:g>
              </table:table-cell>
              <table:table-cell office:value-type="float" office:value="NaN">
                <text:p>NaN</text:p>
                <draw:g>
                  <svg:desc>ANormal.G2:ANormal.G118</svg:desc>
                </draw:g>
              </table:table-cell>
              <table:table-cell office:value-type="float" office:value="NaN">
                <text:p>NaN</text:p>
                <draw:g>
                  <svg:desc>ANormal.H2:ANormal.H118</svg:desc>
                </draw:g>
              </table:table-cell>
              <table:table-cell office:value-type="float" office:value="NaN">
                <text:p>NaN</text:p>
                <draw:g>
                  <svg:desc>ANormal.I2:ANormal.I118</svg:desc>
                </draw:g>
              </table:table-cell>
              <table:table-cell office:value-type="float" office:value="NaN">
                <text:p>NaN</text:p>
                <draw:g>
                  <svg:desc>ANormal.J2:ANormal.J118</svg:desc>
                </draw:g>
              </table:table-cell>
              <table:table-cell office:value-type="float" office:value="NaN">
                <text:p>NaN</text:p>
                <draw:g>
                  <svg:desc>ANormal.K2:ANormal.K118</svg:desc>
                </draw:g>
              </table:table-cell>
              <table:table-cell office:value-type="float" office:value="NaN">
                <text:p>NaN</text:p>
                <draw:g>
                  <svg:desc>ANormal.L2:ANormal.L118</svg:desc>
                </draw:g>
              </table:table-cell>
              <table:table-cell office:value-type="float" office:value="NaN">
                <text:p>NaN</text:p>
                <draw:g>
                  <svg:desc>ANormal.M2:ANormal.M118</svg:desc>
                </draw:g>
              </table:table-cell>
              <table:table-cell office:value-type="float" office:value="NaN">
                <text:p>NaN</text:p>
                <draw:g>
                  <svg:desc>ANormal.N2:ANormal.N118</svg:desc>
                </draw:g>
              </table:table-cell>
              <table:table-cell office:value-type="float" office:value="NaN">
                <text:p>NaN</text:p>
                <draw:g>
                  <svg:desc>ANormal.O2:ANormal.O118</svg:desc>
                </draw:g>
              </table:table-cell>
              <table:table-cell office:value-type="float" office:value="NaN">
                <text:p>NaN</text:p>
                <draw:g>
                  <svg:desc>ANormal.P2:ANormal.P118</svg:desc>
                </draw:g>
              </table:table-cell>
              <table:table-cell office:value-type="float" office:value="NaN">
                <text:p>NaN</text:p>
                <draw:g>
                  <svg:desc>ANormal.Q2:ANormal.Q118</svg:desc>
                </draw:g>
              </table:table-cell>
              <table:table-cell office:value-type="float" office:value="NaN">
                <text:p>NaN</text:p>
                <draw:g>
                  <svg:desc>ANormal.R2:ANormal.R118</svg:desc>
                </draw:g>
              </table:table-cell>
              <table:table-cell office:value-type="float" office:value="NaN">
                <text:p>NaN</text:p>
                <draw:g>
                  <svg:desc>ANormal.S2:ANormal.S118</svg:desc>
                </draw:g>
              </table:table-cell>
              <table:table-cell office:value-type="float" office:value="NaN">
                <text:p>NaN</text:p>
                <draw:g>
                  <svg:desc>ANormal.T2:ANormal.T118</svg:desc>
                </draw:g>
              </table:table-cell>
              <table:table-cell office:value-type="float" office:value="NaN">
                <text:p>NaN</text:p>
                <draw:g>
                  <svg:desc>ANormal.U2:ANormal.U118</svg:desc>
                </draw:g>
              </table:table-cell>
              <table:table-cell office:value-type="float" office:value="NaN">
                <text:p>NaN</text:p>
                <draw:g>
                  <svg:desc>ANormal.V2:ANormal.V118</svg:desc>
                </draw:g>
              </table:table-cell>
              <table:table-cell office:value-type="float" office:value="NaN">
                <text:p>NaN</text:p>
                <draw:g>
                  <svg:desc>ANormal.W2:ANormal.W118</svg:desc>
                </draw:g>
              </table:table-cell>
              <table:table-cell office:value-type="float" office:value="NaN">
                <text:p>NaN</text:p>
                <draw:g>
                  <svg:desc>ANormal.X2:ANormal.X118</svg:desc>
                </draw:g>
              </table:table-cell>
              <table:table-cell office:value-type="float" office:value="NaN">
                <text:p>NaN</text:p>
                <draw:g>
                  <svg:desc>ANormal.Y2:ANormal.Y118</svg:desc>
                </draw:g>
              </table:table-cell>
              <table:table-cell office:value-type="float" office:value="NaN">
                <text:p>NaN</text:p>
                <draw:g>
                  <svg:desc>ANormal.Z2:ANormal.Z118</svg:desc>
                </draw:g>
              </table:table-cell>
              <table:table-cell office:value-type="float" office:value="NaN">
                <text:p>NaN</text:p>
                <draw:g>
                  <svg:desc>ANormal.AA2:ANormal.AA118</svg:desc>
                </draw:g>
              </table:table-cell>
              <table:table-cell office:value-type="float" office:value="NaN">
                <text:p>NaN</text:p>
                <draw:g>
                  <svg:desc>ANormal.AB2:ANormal.AB118</svg:desc>
                </draw:g>
              </table:table-cell>
              <table:table-cell office:value-type="float" office:value="NaN">
                <text:p>NaN</text:p>
                <draw:g>
                  <svg:desc>ANormal.AC2:ANormal.AC118</svg:desc>
                </draw:g>
              </table:table-cell>
              <table:table-cell office:value-type="float" office:value="NaN">
                <text:p>NaN</text:p>
                <draw:g>
                  <svg:desc>ANormal.AD2:ANormal.AD118</svg:desc>
                </draw:g>
              </table:table-cell>
              <table:table-cell office:value-type="float" office:value="NaN">
                <text:p>NaN</text:p>
                <draw:g>
                  <svg:desc>ANormal.AE2:ANormal.AE118</svg:desc>
                </draw:g>
              </table:table-cell>
              <table:table-cell office:value-type="float" office:value="NaN">
                <text:p>NaN</text:p>
                <draw:g>
                  <svg:desc>ANormal.AF2:ANormal.AF118</svg:desc>
                </draw:g>
              </table:table-cell>
              <table:table-cell office:value-type="float" office:value="NaN">
                <text:p>NaN</text:p>
                <draw:g>
                  <svg:desc>ANormal.AG2:ANormal.AG118</svg:desc>
                </draw:g>
              </table:table-cell>
              <table:table-cell office:value-type="float" office:value="NaN">
                <text:p>NaN</text:p>
                <draw:g>
                  <svg:desc>ANormal.AH2:ANormal.AH118</svg:desc>
                </draw:g>
              </table:table-cell>
              <table:table-cell office:value-type="float" office:value="NaN">
                <text:p>NaN</text:p>
                <draw:g>
                  <svg:desc>ANormal.AI2:ANormal.AI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